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fo:margin-top="0.423cm" fo:margin-bottom="0.106cm" fo:margin-right="0cm" style:writing-mode="lr-tb"/>
    </style:style>
    <style:style style:name="T1_1" style:family="text">
      <style:text-properties fo:font-size="24pt" style:font-size-asian="24pt" style:font-size-complex="24pt"/>
    </style:style>
    <style:style style:name="T1_2" style:family="text">
      <style:text-properties fo:font-size="24pt" style:font-size-asian="24pt" style:font-size-complex="24pt"/>
    </style:style>
    <style:style style:name="T1_3" style:family="text">
      <style:text-properties fo:font-size="24pt" style:font-size-asian="24pt" style:font-size-complex="24pt"/>
    </style:style>
    <style:style style:name="T1_4" style:family="text">
      <style:text-properties fo:font-size="24pt" style:font-size-asian="24pt" style:font-size-complex="24pt"/>
    </style:style>
    <style:style style:name="T1_5" style:family="text">
      <style:text-properties fo:font-size="24pt" style:font-size-asian="24pt" style:font-size-complex="24pt"/>
    </style:style>
    <style:style style:name="T1_6" style:family="text">
      <style:text-properties fo:font-size="24pt" style:font-size-asian="24pt" style:font-size-complex="24pt"/>
    </style:style>
    <style:style style:name="T1_7" style:family="text"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fo:break-before="auto" fo:margin-left="0cm" style:writing-mode="lr-tb"/>
    </style:style>
    <style:style style:name="T2_1" style:family="text">
      <style:text-properties fo:font-size="18pt" style:font-size-asian="18pt" style:font-size-complex="18pt"/>
    </style:style>
    <style:style style:name="T2_2" style:family="text">
      <style:text-properties fo:font-size="18pt" style:font-size-asian="18pt" style:font-size-complex="18pt"/>
    </style:style>
    <style:style style:name="T2_3" style:family="text">
      <style:text-properties fo:font-size="18pt" style:font-size-asian="18pt" style:font-size-complex="18pt"/>
    </style:style>
    <style:style style:name="T2_4" style:family="text">
      <style:text-properties fo:font-size="18pt" style:font-size-asian="18pt" style:font-size-complex="18pt"/>
    </style:style>
    <style:style style:name="P3" style:family="paragraph" style:parent-style-name="Heading_20_1">
      <style:paragraph-properties fo:break-before="auto" fo:line-height="150%" fo:margin-top="0.847cm" fo:margin-bottom="0.212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text-indent="0cm" fo:margin-left="0.635cm" style:writing-mode="lr-tb"/>
    </style:style>
    <style:style style:name="T4_1" style:family="text"/>
    <style:style style:name="T4_2" style:family="text">
      <style:text-properties fo:color="#1155cc" fo:font-size="18pt" style:font-size-asian="18pt" style:font-size-complex="18pt" style:text-underline-style="solid" style:text-underline-color="font-color"/>
    </style:style>
    <style:style style:name="T4_3" style:family="text"/>
    <style:style style:name="T4_4" style:family="text">
      <style:text-properties fo:color="#1155cc" fo:font-size="18pt" style:font-size-asian="18pt" style:font-size-complex="18pt" style:text-underline-style="solid" style:text-underline-color="font-color"/>
    </style:style>
    <style:style style:name="T4_5" style:family="text"/>
    <style:style style:name="T4_6" style:family="text">
      <style:text-properties fo:color="#1155cc" fo:font-size="18pt" style:font-size-asian="18pt" style:font-size-complex="18pt" style:text-underline-style="solid" style:text-underline-color="font-color"/>
    </style:style>
    <style:style style:name="T4_7" style:family="text"/>
    <style:style style:name="T4_8" style:family="text">
      <style:text-properties fo:color="#1155cc" fo:font-size="18pt" style:font-size-asian="18pt" style:font-size-complex="18pt" style:text-underline-style="solid" style:text-underline-color="font-color"/>
    </style:style>
    <style:style style:name="T4_9" style:family="text"/>
    <style:style style:name="T4_10" style:family="text">
      <style:text-properties fo:color="#1155cc" fo:font-size="18pt" style:font-size-asian="18pt" style:font-size-complex="18pt" style:text-underline-style="solid" style:text-underline-color="font-color"/>
    </style:style>
    <style:style style:name="P5" style:family="paragraph" style:parent-style-name="Standard">
      <style:paragraph-properties fo:break-before="auto" fo:text-indent="0cm" fo:margin-left="0.635cm" style:writing-mode="lr-tb"/>
    </style:style>
    <style:style style:name="T5_1" style:family="text"/>
    <style:style style:name="T5_2" style:family="text">
      <style:text-properties fo:color="#1155cc" fo:font-size="18pt" style:font-size-asian="18pt" style:font-size-complex="18pt" style:text-underline-style="solid" style:text-underline-color="font-color"/>
    </style:style>
    <style:style style:name="P6" style:family="paragraph" style:parent-style-name="Standard">
      <style:paragraph-properties fo:break-before="auto" fo:text-indent="0cm" fo:margin-left="1.27cm" style:writing-mode="lr-tb"/>
    </style:style>
    <style:style style:name="T6_1" style:family="text"/>
    <style:style style:name="T6_2" style:family="text">
      <style:text-properties fo:color="#1155cc" fo:font-size="18pt" style:font-size-asian="18pt" style:font-size-complex="18pt" style:text-underline-style="solid" style:text-underline-color="font-color"/>
    </style:style>
    <style:style style:name="T6_3" style:family="text"/>
    <style:style style:name="T6_4" style:family="text">
      <style:text-properties fo:color="#1155cc" fo:font-size="18pt" style:font-size-asian="18pt" style:font-size-complex="18pt" style:text-underline-style="solid" style:text-underline-color="font-color"/>
    </style:style>
    <style:style style:name="T6_5" style:family="text"/>
    <style:style style:name="T6_6" style:family="text">
      <style:text-properties fo:color="#1155cc" fo:font-size="18pt" style:font-size-asian="18pt" style:font-size-complex="18pt" style:text-underline-style="solid" style:text-underline-color="font-color"/>
    </style:style>
    <style:style style:name="T6_7" style:family="text"/>
    <style:style style:name="T6_8" style:family="text">
      <style:text-properties fo:color="#1155cc" fo:font-size="18pt" style:font-size-asian="18pt" style:font-size-complex="18pt" style:text-underline-style="solid" style:text-underline-color="font-color"/>
    </style:style>
    <style:style style:name="T6_9" style:family="text"/>
    <style:style style:name="T6_10" style:family="text">
      <style:text-properties fo:color="#1155cc" fo:font-size="18pt" style:font-size-asian="18pt" style:font-size-complex="18pt" style:text-underline-style="solid" style:text-underline-color="font-color"/>
    </style:style>
    <style:style style:name="P7" style:family="paragraph" style:parent-style-name="Standard">
      <style:paragraph-properties fo:break-before="auto" fo:text-indent="0cm" fo:margin-left="1.27cm" style:writing-mode="lr-tb"/>
    </style:style>
    <style:style style:name="T7_1" style:family="text"/>
    <style:style style:name="T7_2" style:family="text">
      <style:text-properties fo:color="#1155cc" fo:font-size="18pt" style:font-size-asian="18pt" style:font-size-complex="18pt" style:text-underline-style="solid" style:text-underline-color="font-color"/>
    </style:style>
    <style:style style:name="T7_3" style:family="text"/>
    <style:style style:name="T7_4" style:family="text">
      <style:text-properties fo:color="#1155cc" fo:font-size="18pt" style:font-size-asian="18pt" style:font-size-complex="18pt" style:text-underline-style="solid" style:text-underline-color="font-color"/>
    </style:style>
    <style:style style:name="T7_5" style:family="text"/>
    <style:style style:name="T7_6" style:family="text">
      <style:text-properties fo:color="#1155cc" fo:font-size="18pt" style:font-size-asian="18pt" style:font-size-complex="18pt" style:text-underline-style="solid" style:text-underline-color="font-color"/>
    </style:style>
    <style:style style:name="P8" style:family="paragraph" style:parent-style-name="Standard">
      <style:paragraph-properties fo:break-before="auto" fo:text-indent="0cm" fo:margin-left="0.635cm" style:writing-mode="lr-tb"/>
    </style:style>
    <style:style style:name="T8_1" style:family="text"/>
    <style:style style:name="T8_2" style:family="text">
      <style:text-properties fo:color="#1155cc" fo:font-size="18pt" style:font-size-asian="18pt" style:font-size-complex="18pt" style:text-underline-style="solid" style:text-underline-color="font-color"/>
    </style:style>
    <style:style style:name="T8_3" style:family="text"/>
    <style:style style:name="T8_4" style:family="text">
      <style:text-properties fo:color="#1155cc" fo:font-size="18pt" style:font-size-asian="18pt" style:font-size-complex="18pt" style:text-underline-style="solid" style:text-underline-color="font-color"/>
    </style:style>
    <style:style style:name="T8_5" style:family="text"/>
    <style:style style:name="T8_6" style:family="text">
      <style:text-properties fo:color="#1155cc" fo:font-size="18pt" style:font-size-asian="18pt" style:font-size-complex="18pt" style:text-underline-style="solid" style:text-underline-color="font-color"/>
    </style:style>
    <style:style style:name="P9" style:family="paragraph" style:parent-style-name="Standard">
      <style:paragraph-properties fo:break-before="auto" fo:text-indent="0cm" fo:margin-left="1.27cm" style:writing-mode="lr-tb"/>
    </style:style>
    <style:style style:name="T9_1" style:family="text"/>
    <style:style style:name="T9_2" style:family="text">
      <style:text-properties fo:color="#1155cc" fo:font-size="18pt" style:font-size-asian="18pt" style:font-size-complex="18pt" style:text-underline-style="solid" style:text-underline-color="font-color"/>
    </style:style>
    <style:style style:name="T9_3" style:family="text"/>
    <style:style style:name="T9_4" style:family="text">
      <style:text-properties fo:color="#1155cc" fo:font-size="18pt" style:font-size-asian="18pt" style:font-size-complex="18pt" style:text-underline-style="solid" style:text-underline-color="font-color"/>
    </style:style>
    <style:style style:name="T9_5" style:family="text"/>
    <style:style style:name="T9_6" style:family="text">
      <style:text-properties fo:color="#1155cc" fo:font-size="18pt" style:font-size-asian="18pt" style:font-size-complex="18pt" style:text-underline-style="solid" style:text-underline-color="font-color"/>
    </style:style>
    <style:style style:name="T9_7" style:family="text"/>
    <style:style style:name="T9_8" style:family="text">
      <style:text-properties fo:color="#1155cc" fo:font-size="18pt" style:font-size-asian="18pt" style:font-size-complex="18pt" style:text-underline-style="solid" style:text-underline-color="font-color"/>
    </style:style>
    <style:style style:name="T9_9" style:family="text"/>
    <style:style style:name="T9_10" style:family="text">
      <style:text-properties fo:color="#1155cc" fo:font-size="18pt" style:font-size-asian="18pt" style:font-size-complex="18pt" style:text-underline-style="solid" style:text-underline-color="font-color"/>
    </style:style>
    <style:style style:name="P10" style:family="paragraph" style:parent-style-name="Standard">
      <style:paragraph-properties fo:break-before="auto" fo:text-indent="0cm" fo:margin-left="1.27cm" style:writing-mode="lr-tb"/>
    </style:style>
    <style:style style:name="T10_1" style:family="text"/>
    <style:style style:name="T10_2" style:family="text">
      <style:text-properties fo:color="#1155cc" fo:font-size="18pt" style:font-size-asian="18pt" style:font-size-complex="18pt" style:text-underline-style="solid" style:text-underline-color="font-color"/>
    </style:style>
    <style:style style:name="P11" style:family="paragraph" style:parent-style-name="Standard">
      <style:paragraph-properties fo:break-before="auto" fo:text-indent="0cm" fo:margin-left="0.635cm" style:writing-mode="lr-tb"/>
    </style:style>
    <style:style style:name="T11_1" style:family="text"/>
    <style:style style:name="T11_2" style:family="text">
      <style:text-properties fo:color="#1155cc" fo:font-size="18pt" style:font-size-asian="18pt" style:font-size-complex="18pt" style:text-underline-style="solid" style:text-underline-color="font-color"/>
    </style:style>
    <style:style style:name="T11_3" style:family="text"/>
    <style:style style:name="T11_4" style:family="text">
      <style:text-properties fo:color="#1155cc" fo:font-size="18pt" style:font-size-asian="18pt" style:font-size-complex="18pt" style:text-underline-style="solid" style:text-underline-color="font-color"/>
    </style:style>
    <style:style style:name="T11_5" style:family="text"/>
    <style:style style:name="T11_6" style:family="text">
      <style:text-properties fo:color="#1155cc" fo:font-size="18pt" style:font-size-asian="18pt" style:font-size-complex="18pt" style:text-underline-style="solid" style:text-underline-color="font-color"/>
    </style:style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/>
    <style:style style:name="T12_2" style:family="text">
      <style:text-properties fo:color="#1155cc" fo:font-size="18pt" style:font-size-asian="18pt" style:font-size-complex="18pt" style:text-underline-style="solid" style:text-underline-color="font-color"/>
    </style:style>
    <style:style style:name="T12_3" style:family="text"/>
    <style:style style:name="T12_4" style:family="text">
      <style:text-properties fo:color="#1155cc" fo:font-size="18pt" style:font-size-asian="18pt" style:font-size-complex="18pt" style:text-underline-style="solid" style:text-underline-color="font-color"/>
    </style:style>
    <style:style style:name="T12_5" style:family="text"/>
    <style:style style:name="T12_6" style:family="text">
      <style:text-properties fo:color="#1155cc" fo:font-size="18pt" style:font-size-asian="18pt" style:font-size-complex="18pt" style:text-underline-style="solid" style:text-underline-color="font-color"/>
    </style:style>
    <style:style style:name="P13" style:family="paragraph" style:parent-style-name="Standard">
      <style:paragraph-properties fo:break-before="auto" fo:text-indent="0cm" fo:margin-left="1.905cm" style:writing-mode="lr-tb"/>
    </style:style>
    <style:style style:name="T13_1" style:family="text"/>
    <style:style style:name="T13_2" style:family="text">
      <style:text-properties fo:color="#1155cc" fo:font-size="18pt" style:font-size-asian="18pt" style:font-size-complex="18pt" style:text-underline-style="solid" style:text-underline-color="font-color"/>
    </style:style>
    <style:style style:name="T13_3" style:family="text"/>
    <style:style style:name="T13_4" style:family="text">
      <style:text-properties fo:color="#1155cc" fo:font-size="18pt" style:font-size-asian="18pt" style:font-size-complex="18pt" style:text-underline-style="solid" style:text-underline-color="font-color"/>
    </style:style>
    <style:style style:name="T13_5" style:family="text"/>
    <style:style style:name="T13_6" style:family="text">
      <style:text-properties fo:color="#1155cc" fo:font-size="18pt" style:font-size-asian="18pt" style:font-size-complex="18pt" style:text-underline-style="solid" style:text-underline-color="font-color"/>
    </style:style>
    <style:style style:name="T13_7" style:family="text"/>
    <style:style style:name="T13_8" style:family="text">
      <style:text-properties fo:color="#1155cc" fo:font-size="18pt" style:font-size-asian="18pt" style:font-size-complex="18pt" style:text-underline-style="solid" style:text-underline-color="font-color"/>
    </style:style>
    <style:style style:name="T13_9" style:family="text"/>
    <style:style style:name="T13_10" style:family="text">
      <style:text-properties fo:color="#1155cc" fo:font-size="18pt" style:font-size-asian="18pt" style:font-size-complex="18pt" style:text-underline-style="solid" style:text-underline-color="font-color"/>
    </style:style>
    <style:style style:name="T13_11" style:family="text"/>
    <style:style style:name="T13_12" style:family="text">
      <style:text-properties fo:color="#1155cc" fo:font-size="18pt" style:font-size-asian="18pt" style:font-size-complex="18pt" style:text-underline-style="solid" style:text-underline-color="font-color"/>
    </style:style>
    <style:style style:name="T13_13" style:family="text"/>
    <style:style style:name="T13_14" style:family="text">
      <style:text-properties fo:color="#1155cc" fo:font-size="18pt" style:font-size-asian="18pt" style:font-size-complex="18pt" style:text-underline-style="solid" style:text-underline-color="font-color"/>
    </style:style>
    <style:style style:name="T13_15" style:family="text"/>
    <style:style style:name="T13_16" style:family="text">
      <style:text-properties fo:color="#1155cc" fo:font-size="18pt" style:font-size-asian="18pt" style:font-size-complex="18pt" style:text-underline-style="solid" style:text-underline-color="font-color"/>
    </style:style>
    <style:style style:name="T13_17" style:family="text"/>
    <style:style style:name="T13_18" style:family="text">
      <style:text-properties fo:color="#1155cc" fo:font-size="18pt" style:font-size-asian="18pt" style:font-size-complex="18pt" style:text-underline-style="solid" style:text-underline-color="font-color"/>
    </style:style>
    <style:style style:name="P14" style:family="paragraph" style:parent-style-name="Standard">
      <style:paragraph-properties fo:break-before="auto" fo:text-indent="0cm" fo:margin-left="1.905cm" style:writing-mode="lr-tb"/>
    </style:style>
    <style:style style:name="T14_1" style:family="text"/>
    <style:style style:name="T14_2" style:family="text">
      <style:text-properties fo:color="#1155cc" fo:font-size="18pt" style:font-size-asian="18pt" style:font-size-complex="18pt" style:text-underline-style="solid" style:text-underline-color="font-color"/>
    </style:style>
    <style:style style:name="T14_3" style:family="text"/>
    <style:style style:name="T14_4" style:family="text">
      <style:text-properties fo:color="#1155cc" fo:font-size="18pt" style:font-size-asian="18pt" style:font-size-complex="18pt" style:text-underline-style="solid" style:text-underline-color="font-color"/>
    </style:style>
    <style:style style:name="T14_5" style:family="text"/>
    <style:style style:name="T14_6" style:family="text">
      <style:text-properties fo:color="#1155cc" fo:font-size="18pt" style:font-size-asian="18pt" style:font-size-complex="18pt" style:text-underline-style="solid" style:text-underline-color="font-color"/>
    </style:style>
    <style:style style:name="T14_7" style:family="text"/>
    <style:style style:name="T14_8" style:family="text">
      <style:text-properties fo:color="#1155cc" fo:font-size="18pt" style:font-size-asian="18pt" style:font-size-complex="18pt" style:text-underline-style="solid" style:text-underline-color="font-color"/>
    </style:style>
    <style:style style:name="T14_9" style:family="text"/>
    <style:style style:name="T14_10" style:family="text">
      <style:text-properties fo:color="#1155cc" fo:font-size="18pt" style:font-size-asian="18pt" style:font-size-complex="18pt" style:text-underline-style="solid" style:text-underline-color="font-color"/>
    </style:style>
    <style:style style:name="T14_11" style:family="text"/>
    <style:style style:name="T14_12" style:family="text">
      <style:text-properties fo:color="#1155cc" fo:font-size="18pt" style:font-size-asian="18pt" style:font-size-complex="18pt" style:text-underline-style="solid" style:text-underline-color="font-color"/>
    </style:style>
    <style:style style:name="T14_13" style:family="text"/>
    <style:style style:name="T14_14" style:family="text">
      <style:text-properties fo:color="#1155cc" fo:font-size="18pt" style:font-size-asian="18pt" style:font-size-complex="18pt" style:text-underline-style="solid" style:text-underline-color="font-color"/>
    </style:style>
    <style:style style:name="T14_15" style:family="text"/>
    <style:style style:name="T14_16" style:family="text">
      <style:text-properties fo:color="#1155cc" fo:font-size="18pt" style:font-size-asian="18pt" style:font-size-complex="18pt" style:text-underline-style="solid" style:text-underline-color="font-color"/>
    </style:style>
    <style:style style:name="T14_17" style:family="text"/>
    <style:style style:name="T14_18" style:family="text">
      <style:text-properties fo:color="#1155cc" fo:font-size="18pt" style:font-size-asian="18pt" style:font-size-complex="18pt" style:text-underline-style="solid" style:text-underline-color="font-color"/>
    </style:style>
    <style:style style:name="P15" style:family="paragraph" style:parent-style-name="Standard">
      <style:paragraph-properties fo:break-before="auto" fo:text-indent="0cm" fo:margin-left="1.905cm" style:writing-mode="lr-tb"/>
    </style:style>
    <style:style style:name="T15_1" style:family="text"/>
    <style:style style:name="T15_2" style:family="text">
      <style:text-properties fo:color="#1155cc" fo:font-size="18pt" style:font-size-asian="18pt" style:font-size-complex="18pt" style:text-underline-style="solid" style:text-underline-color="font-color"/>
    </style:style>
    <style:style style:name="T15_3" style:family="text"/>
    <style:style style:name="T15_4" style:family="text">
      <style:text-properties fo:color="#1155cc" fo:font-size="18pt" style:font-size-asian="18pt" style:font-size-complex="18pt" style:text-underline-style="solid" style:text-underline-color="font-color"/>
    </style:style>
    <style:style style:name="T15_5" style:family="text"/>
    <style:style style:name="T15_6" style:family="text">
      <style:text-properties fo:color="#1155cc" fo:font-size="18pt" style:font-size-asian="18pt" style:font-size-complex="18pt" style:text-underline-style="solid" style:text-underline-color="font-color"/>
    </style:style>
    <style:style style:name="T15_7" style:family="text"/>
    <style:style style:name="T15_8" style:family="text">
      <style:text-properties fo:color="#1155cc" fo:font-size="18pt" style:font-size-asian="18pt" style:font-size-complex="18pt" style:text-underline-style="solid" style:text-underline-color="font-color"/>
    </style:style>
    <style:style style:name="T15_9" style:family="text"/>
    <style:style style:name="T15_10" style:family="text">
      <style:text-properties fo:color="#1155cc" fo:font-size="18pt" style:font-size-asian="18pt" style:font-size-complex="18pt" style:text-underline-style="solid" style:text-underline-color="font-color"/>
    </style:style>
    <style:style style:name="T15_11" style:family="text"/>
    <style:style style:name="T15_12" style:family="text">
      <style:text-properties fo:color="#1155cc" fo:font-size="18pt" style:font-size-asian="18pt" style:font-size-complex="18pt" style:text-underline-style="solid" style:text-underline-color="font-color"/>
    </style:style>
    <style:style style:name="T15_13" style:family="text"/>
    <style:style style:name="T15_14" style:family="text">
      <style:text-properties fo:color="#1155cc" fo:font-size="18pt" style:font-size-asian="18pt" style:font-size-complex="18pt" style:text-underline-style="solid" style:text-underline-color="font-color"/>
    </style:style>
    <style:style style:name="T15_15" style:family="text"/>
    <style:style style:name="T15_16" style:family="text">
      <style:text-properties fo:color="#1155cc" fo:font-size="18pt" style:font-size-asian="18pt" style:font-size-complex="18pt" style:text-underline-style="solid" style:text-underline-color="font-color"/>
    </style:style>
    <style:style style:name="T15_17" style:family="text"/>
    <style:style style:name="T15_18" style:family="text">
      <style:text-properties fo:color="#1155cc" fo:font-size="18pt" style:font-size-asian="18pt" style:font-size-complex="18pt" style:text-underline-style="solid" style:text-underline-color="font-color"/>
    </style:style>
    <style:style style:name="T15_19" style:family="text"/>
    <style:style style:name="T15_20" style:family="text">
      <style:text-properties fo:color="#1155cc" fo:font-size="18pt" style:font-size-asian="18pt" style:font-size-complex="18pt" style:text-underline-style="solid" style:text-underline-color="font-color"/>
    </style:style>
    <style:style style:name="T15_21" style:family="text"/>
    <style:style style:name="T15_22" style:family="text">
      <style:text-properties fo:color="#1155cc" fo:font-size="18pt" style:font-size-asian="18pt" style:font-size-complex="18pt" style:text-underline-style="solid" style:text-underline-color="font-color"/>
    </style:style>
    <style:style style:name="P16" style:family="paragraph" style:parent-style-name="Standard">
      <style:paragraph-properties fo:break-before="auto" fo:text-indent="0cm" fo:margin-left="1.905cm" style:writing-mode="lr-tb"/>
    </style:style>
    <style:style style:name="T16_1" style:family="text"/>
    <style:style style:name="T16_2" style:family="text">
      <style:text-properties fo:color="#1155cc" fo:font-size="18pt" style:font-size-asian="18pt" style:font-size-complex="18pt" style:text-underline-style="solid" style:text-underline-color="font-color"/>
    </style:style>
    <style:style style:name="T16_3" style:family="text"/>
    <style:style style:name="T16_4" style:family="text">
      <style:text-properties fo:color="#1155cc" fo:font-size="18pt" style:font-size-asian="18pt" style:font-size-complex="18pt" style:text-underline-style="solid" style:text-underline-color="font-color"/>
    </style:style>
    <style:style style:name="T16_5" style:family="text"/>
    <style:style style:name="T16_6" style:family="text">
      <style:text-properties fo:color="#1155cc" fo:font-size="18pt" style:font-size-asian="18pt" style:font-size-complex="18pt" style:text-underline-style="solid" style:text-underline-color="font-color"/>
    </style:style>
    <style:style style:name="T16_7" style:family="text"/>
    <style:style style:name="T16_8" style:family="text">
      <style:text-properties fo:color="#1155cc" fo:font-size="18pt" style:font-size-asian="18pt" style:font-size-complex="18pt" style:text-underline-style="solid" style:text-underline-color="font-color"/>
    </style:style>
    <style:style style:name="T16_9" style:family="text"/>
    <style:style style:name="T16_10" style:family="text">
      <style:text-properties fo:color="#1155cc" fo:font-size="18pt" style:font-size-asian="18pt" style:font-size-complex="18pt" style:text-underline-style="solid" style:text-underline-color="font-color"/>
    </style:style>
    <style:style style:name="T16_11" style:family="text"/>
    <style:style style:name="T16_12" style:family="text">
      <style:text-properties fo:color="#1155cc" fo:font-size="18pt" style:font-size-asian="18pt" style:font-size-complex="18pt" style:text-underline-style="solid" style:text-underline-color="font-color"/>
    </style:style>
    <style:style style:name="T16_13" style:family="text"/>
    <style:style style:name="T16_14" style:family="text">
      <style:text-properties fo:color="#1155cc" fo:font-size="18pt" style:font-size-asian="18pt" style:font-size-complex="18pt" style:text-underline-style="solid" style:text-underline-color="font-color"/>
    </style:style>
    <style:style style:name="T16_15" style:family="text"/>
    <style:style style:name="T16_16" style:family="text">
      <style:text-properties fo:color="#1155cc" fo:font-size="18pt" style:font-size-asian="18pt" style:font-size-complex="18pt" style:text-underline-style="solid" style:text-underline-color="font-color"/>
    </style:style>
    <style:style style:name="T16_17" style:family="text"/>
    <style:style style:name="T16_18" style:family="text">
      <style:text-properties fo:color="#1155cc" fo:font-size="18pt" style:font-size-asian="18pt" style:font-size-complex="18pt" style:text-underline-style="solid" style:text-underline-color="font-color"/>
    </style:style>
    <style:style style:name="P17" style:family="paragraph" style:parent-style-name="Standard">
      <style:paragraph-properties fo:break-before="auto" fo:text-indent="0cm" fo:margin-left="1.27cm" style:writing-mode="lr-tb"/>
    </style:style>
    <style:style style:name="T17_1" style:family="text"/>
    <style:style style:name="T17_2" style:family="text">
      <style:text-properties fo:color="#1155cc" fo:font-size="18pt" style:font-size-asian="18pt" style:font-size-complex="18pt" style:text-underline-style="solid" style:text-underline-color="font-color"/>
    </style:style>
    <style:style style:name="T17_3" style:family="text"/>
    <style:style style:name="T17_4" style:family="text">
      <style:text-properties fo:color="#1155cc" fo:font-size="18pt" style:font-size-asian="18pt" style:font-size-complex="18pt" style:text-underline-style="solid" style:text-underline-color="font-color"/>
    </style:style>
    <style:style style:name="T17_5" style:family="text"/>
    <style:style style:name="T17_6" style:family="text">
      <style:text-properties fo:color="#1155cc" fo:font-size="18pt" style:font-size-asian="18pt" style:font-size-complex="18pt" style:text-underline-style="solid" style:text-underline-color="font-color"/>
    </style:style>
    <style:style style:name="P18" style:family="paragraph" style:parent-style-name="Standard">
      <style:paragraph-properties fo:break-before="auto" fo:text-indent="0cm" fo:margin-left="1.905cm" style:writing-mode="lr-tb"/>
    </style:style>
    <style:style style:name="T18_1" style:family="text"/>
    <style:style style:name="T18_2" style:family="text">
      <style:text-properties fo:color="#1155cc" fo:font-size="18pt" style:font-size-asian="18pt" style:font-size-complex="18pt" style:text-underline-style="solid" style:text-underline-color="font-color"/>
    </style:style>
    <style:style style:name="T18_3" style:family="text"/>
    <style:style style:name="T18_4" style:family="text">
      <style:text-properties fo:color="#1155cc" fo:font-size="18pt" style:font-size-asian="18pt" style:font-size-complex="18pt" style:text-underline-style="solid" style:text-underline-color="font-color"/>
    </style:style>
    <style:style style:name="T18_5" style:family="text"/>
    <style:style style:name="T18_6" style:family="text">
      <style:text-properties fo:color="#1155cc" fo:font-size="18pt" style:font-size-asian="18pt" style:font-size-complex="18pt" style:text-underline-style="solid" style:text-underline-color="font-color"/>
    </style:style>
    <style:style style:name="T18_7" style:family="text"/>
    <style:style style:name="T18_8" style:family="text">
      <style:text-properties fo:color="#1155cc" fo:font-size="18pt" style:font-size-asian="18pt" style:font-size-complex="18pt" style:text-underline-style="solid" style:text-underline-color="font-color"/>
    </style:style>
    <style:style style:name="T18_9" style:family="text"/>
    <style:style style:name="T18_10" style:family="text">
      <style:text-properties fo:color="#1155cc" fo:font-size="18pt" style:font-size-asian="18pt" style:font-size-complex="18pt" style:text-underline-style="solid" style:text-underline-color="font-color"/>
    </style:style>
    <style:style style:name="T18_11" style:family="text"/>
    <style:style style:name="T18_12" style:family="text">
      <style:text-properties fo:color="#1155cc" fo:font-size="18pt" style:font-size-asian="18pt" style:font-size-complex="18pt" style:text-underline-style="solid" style:text-underline-color="font-color"/>
    </style:style>
    <style:style style:name="T18_13" style:family="text"/>
    <style:style style:name="T18_14" style:family="text">
      <style:text-properties fo:color="#1155cc" fo:font-size="18pt" style:font-size-asian="18pt" style:font-size-complex="18pt" style:text-underline-style="solid" style:text-underline-color="font-color"/>
    </style:style>
    <style:style style:name="T18_15" style:family="text"/>
    <style:style style:name="T18_16" style:family="text">
      <style:text-properties fo:color="#1155cc" fo:font-size="18pt" style:font-size-asian="18pt" style:font-size-complex="18pt" style:text-underline-style="solid" style:text-underline-color="font-color"/>
    </style:style>
    <style:style style:name="T18_17" style:family="text"/>
    <style:style style:name="T18_18" style:family="text">
      <style:text-properties fo:color="#1155cc" fo:font-size="18pt" style:font-size-asian="18pt" style:font-size-complex="18pt" style:text-underline-style="solid" style:text-underline-color="font-color"/>
    </style:style>
    <style:style style:name="T18_19" style:family="text"/>
    <style:style style:name="T18_20" style:family="text">
      <style:text-properties fo:color="#1155cc" fo:font-size="18pt" style:font-size-asian="18pt" style:font-size-complex="18pt" style:text-underline-style="solid" style:text-underline-color="font-color"/>
    </style:style>
    <style:style style:name="T18_21" style:family="text"/>
    <style:style style:name="T18_22" style:family="text">
      <style:text-properties fo:color="#1155cc" fo:font-size="18pt" style:font-size-asian="18pt" style:font-size-complex="18pt" style:text-underline-style="solid" style:text-underline-color="font-color"/>
    </style:style>
    <style:style style:name="T18_23" style:family="text"/>
    <style:style style:name="T18_24" style:family="text">
      <style:text-properties fo:color="#1155cc" fo:font-size="18pt" style:font-size-asian="18pt" style:font-size-complex="18pt" style:text-underline-style="solid" style:text-underline-color="font-color"/>
    </style:style>
    <style:style style:name="T18_25" style:family="text"/>
    <style:style style:name="T18_26" style:family="text">
      <style:text-properties fo:color="#1155cc" fo:font-size="18pt" style:font-size-asian="18pt" style:font-size-complex="18pt" style:text-underline-style="solid" style:text-underline-color="font-color"/>
    </style:style>
    <style:style style:name="P19" style:family="paragraph" style:parent-style-name="Standard">
      <style:paragraph-properties fo:break-before="auto" fo:text-indent="0cm" fo:margin-left="1.905cm" style:writing-mode="lr-tb"/>
    </style:style>
    <style:style style:name="T19_1" style:family="text"/>
    <style:style style:name="T19_2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3" style:family="text"/>
    <style:style style:name="T19_4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5" style:family="text"/>
    <style:style style:name="T19_6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7" style:family="text"/>
    <style:style style:name="T19_8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9" style:family="text"/>
    <style:style style:name="T19_10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11" style:family="text"/>
    <style:style style:name="T19_12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13" style:family="text"/>
    <style:style style:name="T19_14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15" style:family="text"/>
    <style:style style:name="T19_16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17" style:family="text"/>
    <style:style style:name="T19_18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19" style:family="text"/>
    <style:style style:name="T19_20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21" style:family="text"/>
    <style:style style:name="T19_22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23" style:family="text"/>
    <style:style style:name="T19_24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25" style:family="text"/>
    <style:style style:name="T19_26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27" style:family="text"/>
    <style:style style:name="T19_28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29" style:family="text"/>
    <style:style style:name="T19_30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31" style:family="text"/>
    <style:style style:name="T19_32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33" style:family="text"/>
    <style:style style:name="T19_34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35" style:family="text"/>
    <style:style style:name="T19_36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37" style:family="text"/>
    <style:style style:name="T19_38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39" style:family="text"/>
    <style:style style:name="T19_40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41" style:family="text"/>
    <style:style style:name="T19_42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43" style:family="text"/>
    <style:style style:name="T19_44" style:family="text">
      <style:text-properties fo:color="#1155cc" fo:font-size="18pt" style:font-size-asian="18pt" style:font-size-complex="18pt" style:text-underline-style="solid" style:text-underline-color="font-color"/>
    </style:style>
    <style:style style:name="T19_45" style:family="text"/>
    <style:style style:name="T19_46" style:family="text">
      <style:text-properties fo:color="#1155cc" fo:font-size="18pt" style:font-size-asian="18pt" style:font-size-complex="18pt" style:text-underline-style="solid" style:text-underline-color="font-color"/>
    </style:style>
    <style:style style:name="P20" style:family="paragraph" style:parent-style-name="Standard">
      <style:paragraph-properties fo:break-before="auto" fo:text-indent="0cm" fo:margin-left="1.27cm" style:writing-mode="lr-tb"/>
    </style:style>
    <style:style style:name="T20_1" style:family="text"/>
    <style:style style:name="T20_2" style:family="text">
      <style:text-properties fo:color="#1155cc" fo:font-size="18pt" style:font-size-asian="18pt" style:font-size-complex="18pt" style:text-underline-style="solid" style:text-underline-color="font-color"/>
    </style:style>
    <style:style style:name="T20_3" style:family="text"/>
    <style:style style:name="T20_4" style:family="text">
      <style:text-properties fo:color="#1155cc" fo:font-size="18pt" style:font-size-asian="18pt" style:font-size-complex="18pt" style:text-underline-style="solid" style:text-underline-color="font-color"/>
    </style:style>
    <style:style style:name="T20_5" style:family="text"/>
    <style:style style:name="T20_6" style:family="text">
      <style:text-properties fo:color="#1155cc" fo:font-size="18pt" style:font-size-asian="18pt" style:font-size-complex="18pt" style:text-underline-style="solid" style:text-underline-color="font-color"/>
    </style:style>
    <style:style style:name="P21" style:family="paragraph" style:parent-style-name="Standard">
      <style:paragraph-properties fo:break-before="auto" fo:text-indent="0cm" fo:margin-left="1.905cm" style:writing-mode="lr-tb"/>
    </style:style>
    <style:style style:name="T21_1" style:family="text"/>
    <style:style style:name="T21_2" style:family="text">
      <style:text-properties fo:color="#1155cc" fo:font-size="18pt" style:font-size-asian="18pt" style:font-size-complex="18pt" style:text-underline-style="solid" style:text-underline-color="font-color"/>
    </style:style>
    <style:style style:name="T21_3" style:family="text"/>
    <style:style style:name="T21_4" style:family="text">
      <style:text-properties fo:color="#1155cc" fo:font-size="18pt" style:font-size-asian="18pt" style:font-size-complex="18pt" style:text-underline-style="solid" style:text-underline-color="font-color"/>
    </style:style>
    <style:style style:name="T21_5" style:family="text"/>
    <style:style style:name="T21_6" style:family="text">
      <style:text-properties fo:color="#1155cc" fo:font-size="18pt" style:font-size-asian="18pt" style:font-size-complex="18pt" style:text-underline-style="solid" style:text-underline-color="font-color"/>
    </style:style>
    <style:style style:name="T21_7" style:family="text"/>
    <style:style style:name="T21_8" style:family="text">
      <style:text-properties fo:color="#1155cc" fo:font-size="18pt" style:font-size-asian="18pt" style:font-size-complex="18pt" style:text-underline-style="solid" style:text-underline-color="font-color"/>
    </style:style>
    <style:style style:name="T21_9" style:family="text"/>
    <style:style style:name="T21_10" style:family="text">
      <style:text-properties fo:color="#1155cc" fo:font-size="18pt" style:font-size-asian="18pt" style:font-size-complex="18pt" style:text-underline-style="solid" style:text-underline-color="font-color"/>
    </style:style>
    <style:style style:name="P22" style:family="paragraph" style:parent-style-name="Standard">
      <style:paragraph-properties fo:break-before="auto" fo:text-indent="0cm" fo:margin-left="1.905cm" style:writing-mode="lr-tb"/>
    </style:style>
    <style:style style:name="T22_1" style:family="text"/>
    <style:style style:name="T22_2" style:family="text">
      <style:text-properties fo:color="#1155cc" fo:font-size="18pt" style:font-size-asian="18pt" style:font-size-complex="18pt" style:text-underline-style="solid" style:text-underline-color="font-color"/>
    </style:style>
    <style:style style:name="T22_3" style:family="text"/>
    <style:style style:name="T22_4" style:family="text">
      <style:text-properties fo:color="#1155cc" fo:font-size="18pt" style:font-size-asian="18pt" style:font-size-complex="18pt" style:text-underline-style="solid" style:text-underline-color="font-color"/>
    </style:style>
    <style:style style:name="T22_5" style:family="text"/>
    <style:style style:name="T22_6" style:family="text">
      <style:text-properties fo:color="#1155cc" fo:font-size="18pt" style:font-size-asian="18pt" style:font-size-complex="18pt" style:text-underline-style="solid" style:text-underline-color="font-color"/>
    </style:style>
    <style:style style:name="T22_7" style:family="text"/>
    <style:style style:name="T22_8" style:family="text">
      <style:text-properties fo:color="#1155cc" fo:font-size="18pt" style:font-size-asian="18pt" style:font-size-complex="18pt" style:text-underline-style="solid" style:text-underline-color="font-color"/>
    </style:style>
    <style:style style:name="T22_9" style:family="text"/>
    <style:style style:name="T22_10" style:family="text">
      <style:text-properties fo:color="#1155cc" fo:font-size="18pt" style:font-size-asian="18pt" style:font-size-complex="18pt" style:text-underline-style="solid" style:text-underline-color="font-color"/>
    </style:style>
    <style:style style:name="T22_11" style:family="text"/>
    <style:style style:name="T22_12" style:family="text">
      <style:text-properties fo:color="#1155cc" fo:font-size="18pt" style:font-size-asian="18pt" style:font-size-complex="18pt" style:text-underline-style="solid" style:text-underline-color="font-color"/>
    </style:style>
    <style:style style:name="T22_13" style:family="text"/>
    <style:style style:name="T22_14" style:family="text">
      <style:text-properties fo:color="#1155cc" fo:font-size="18pt" style:font-size-asian="18pt" style:font-size-complex="18pt" style:text-underline-style="solid" style:text-underline-color="font-color"/>
    </style:style>
    <style:style style:name="T22_15" style:family="text"/>
    <style:style style:name="T22_16" style:family="text">
      <style:text-properties fo:color="#1155cc" fo:font-size="18pt" style:font-size-asian="18pt" style:font-size-complex="18pt" style:text-underline-style="solid" style:text-underline-color="font-color"/>
    </style:style>
    <style:style style:name="T22_17" style:family="text"/>
    <style:style style:name="T22_18" style:family="text">
      <style:text-properties fo:color="#1155cc" fo:font-size="18pt" style:font-size-asian="18pt" style:font-size-complex="18pt" style:text-underline-style="solid" style:text-underline-color="font-color"/>
    </style:style>
    <style:style style:name="T22_19" style:family="text"/>
    <style:style style:name="T22_20" style:family="text">
      <style:text-properties fo:color="#1155cc" fo:font-size="18pt" style:font-size-asian="18pt" style:font-size-complex="18pt" style:text-underline-style="solid" style:text-underline-color="font-color"/>
    </style:style>
    <style:style style:name="T22_21" style:family="text"/>
    <style:style style:name="T22_22" style:family="text">
      <style:text-properties fo:color="#1155cc" fo:font-size="18pt" style:font-size-asian="18pt" style:font-size-complex="18pt" style:text-underline-style="solid" style:text-underline-color="font-color"/>
    </style:style>
    <style:style style:name="P23" style:family="paragraph" style:parent-style-name="Standard">
      <style:paragraph-properties fo:break-before="auto" fo:text-indent="0cm" fo:margin-left="1.905cm" style:writing-mode="lr-tb"/>
    </style:style>
    <style:style style:name="T23_1" style:family="text"/>
    <style:style style:name="T23_2" style:family="text">
      <style:text-properties fo:color="#1155cc" fo:font-size="18pt" style:font-size-asian="18pt" style:font-size-complex="18pt" style:text-underline-style="solid" style:text-underline-color="font-color"/>
    </style:style>
    <style:style style:name="T23_3" style:family="text"/>
    <style:style style:name="T23_4" style:family="text">
      <style:text-properties fo:color="#1155cc" fo:font-size="18pt" style:font-size-asian="18pt" style:font-size-complex="18pt" style:text-underline-style="solid" style:text-underline-color="font-color"/>
    </style:style>
    <style:style style:name="T23_5" style:family="text"/>
    <style:style style:name="T23_6" style:family="text">
      <style:text-properties fo:color="#1155cc" fo:font-size="18pt" style:font-size-asian="18pt" style:font-size-complex="18pt" style:text-underline-style="solid" style:text-underline-color="font-color"/>
    </style:style>
    <style:style style:name="T23_7" style:family="text"/>
    <style:style style:name="T23_8" style:family="text">
      <style:text-properties fo:color="#1155cc" fo:font-size="18pt" style:font-size-asian="18pt" style:font-size-complex="18pt" style:text-underline-style="solid" style:text-underline-color="font-color"/>
    </style:style>
    <style:style style:name="T23_9" style:family="text"/>
    <style:style style:name="T23_10" style:family="text">
      <style:text-properties fo:color="#1155cc" fo:font-size="18pt" style:font-size-asian="18pt" style:font-size-complex="18pt" style:text-underline-style="solid" style:text-underline-color="font-color"/>
    </style:style>
    <style:style style:name="T23_11" style:family="text"/>
    <style:style style:name="T23_12" style:family="text">
      <style:text-properties fo:color="#1155cc" fo:font-size="18pt" style:font-size-asian="18pt" style:font-size-complex="18pt" style:text-underline-style="solid" style:text-underline-color="font-color"/>
    </style:style>
    <style:style style:name="T23_13" style:family="text"/>
    <style:style style:name="T23_14" style:family="text">
      <style:text-properties fo:color="#1155cc" fo:font-size="18pt" style:font-size-asian="18pt" style:font-size-complex="18pt" style:text-underline-style="solid" style:text-underline-color="font-color"/>
    </style:style>
    <style:style style:name="T23_15" style:family="text"/>
    <style:style style:name="T23_16" style:family="text">
      <style:text-properties fo:color="#1155cc" fo:font-size="18pt" style:font-size-asian="18pt" style:font-size-complex="18pt" style:text-underline-style="solid" style:text-underline-color="font-color"/>
    </style:style>
    <style:style style:name="T23_17" style:family="text"/>
    <style:style style:name="T23_18" style:family="text">
      <style:text-properties fo:color="#1155cc" fo:font-size="18pt" style:font-size-asian="18pt" style:font-size-complex="18pt" style:text-underline-style="solid" style:text-underline-color="font-color"/>
    </style:style>
    <style:style style:name="T23_19" style:family="text"/>
    <style:style style:name="T23_20" style:family="text">
      <style:text-properties fo:color="#1155cc" fo:font-size="18pt" style:font-size-asian="18pt" style:font-size-complex="18pt" style:text-underline-style="solid" style:text-underline-color="font-color"/>
    </style:style>
    <style:style style:name="T23_21" style:family="text"/>
    <style:style style:name="T23_22" style:family="text">
      <style:text-properties fo:color="#1155cc" fo:font-size="18pt" style:font-size-asian="18pt" style:font-size-complex="18pt" style:text-underline-style="solid" style:text-underline-color="font-color"/>
    </style:style>
    <style:style style:name="T23_23" style:family="text"/>
    <style:style style:name="T23_24" style:family="text">
      <style:text-properties fo:color="#1155cc" fo:font-size="18pt" style:font-size-asian="18pt" style:font-size-complex="18pt" style:text-underline-style="solid" style:text-underline-color="font-color"/>
    </style:style>
    <style:style style:name="T23_25" style:family="text"/>
    <style:style style:name="T23_26" style:family="text">
      <style:text-properties fo:color="#1155cc" fo:font-size="18pt" style:font-size-asian="18pt" style:font-size-complex="18pt" style:text-underline-style="solid" style:text-underline-color="font-color"/>
    </style:style>
    <style:style style:name="T23_27" style:family="text"/>
    <style:style style:name="T23_28" style:family="text">
      <style:text-properties fo:color="#1155cc" fo:font-size="18pt" style:font-size-asian="18pt" style:font-size-complex="18pt" style:text-underline-style="solid" style:text-underline-color="font-color"/>
    </style:style>
    <style:style style:name="T23_29" style:family="text"/>
    <style:style style:name="T23_30" style:family="text">
      <style:text-properties fo:color="#1155cc" fo:font-size="18pt" style:font-size-asian="18pt" style:font-size-complex="18pt" style:text-underline-style="solid" style:text-underline-color="font-color"/>
    </style:style>
    <style:style style:name="P24" style:family="paragraph" style:parent-style-name="Standard">
      <style:paragraph-properties fo:break-before="auto" fo:text-indent="0cm" fo:margin-left="2.54cm" style:writing-mode="lr-tb"/>
    </style:style>
    <style:style style:name="T24_1" style:family="text"/>
    <style:style style:name="T24_2" style:family="text">
      <style:text-properties fo:color="#1155cc" fo:font-size="18pt" style:font-size-asian="18pt" style:font-size-complex="18pt" style:text-underline-style="solid" style:text-underline-color="font-color"/>
    </style:style>
    <style:style style:name="T24_3" style:family="text"/>
    <style:style style:name="T24_4" style:family="text">
      <style:text-properties fo:color="#1155cc" fo:font-size="18pt" style:font-size-asian="18pt" style:font-size-complex="18pt" style:text-underline-style="solid" style:text-underline-color="font-color"/>
    </style:style>
    <style:style style:name="T24_5" style:family="text"/>
    <style:style style:name="T24_6" style:family="text">
      <style:text-properties fo:color="#1155cc" fo:font-size="18pt" style:font-size-asian="18pt" style:font-size-complex="18pt" style:text-underline-style="solid" style:text-underline-color="font-color"/>
    </style:style>
    <style:style style:name="T24_7" style:family="text"/>
    <style:style style:name="T24_8" style:family="text">
      <style:text-properties fo:color="#1155cc" fo:font-size="18pt" style:font-size-asian="18pt" style:font-size-complex="18pt" style:text-underline-style="solid" style:text-underline-color="font-color"/>
    </style:style>
    <style:style style:name="T24_9" style:family="text"/>
    <style:style style:name="T24_10" style:family="text">
      <style:text-properties fo:color="#1155cc" fo:font-size="18pt" style:font-size-asian="18pt" style:font-size-complex="18pt" style:text-underline-style="solid" style:text-underline-color="font-color"/>
    </style:style>
    <style:style style:name="T24_11" style:family="text"/>
    <style:style style:name="T24_12" style:family="text">
      <style:text-properties fo:color="#1155cc" fo:font-size="18pt" style:font-size-asian="18pt" style:font-size-complex="18pt" style:text-underline-style="solid" style:text-underline-color="font-color"/>
    </style:style>
    <style:style style:name="T24_13" style:family="text"/>
    <style:style style:name="T24_14" style:family="text">
      <style:text-properties fo:color="#1155cc" fo:font-size="18pt" style:font-size-asian="18pt" style:font-size-complex="18pt" style:text-underline-style="solid" style:text-underline-color="font-color"/>
    </style:style>
    <style:style style:name="T24_15" style:family="text"/>
    <style:style style:name="T24_16" style:family="text">
      <style:text-properties fo:color="#1155cc" fo:font-size="18pt" style:font-size-asian="18pt" style:font-size-complex="18pt" style:text-underline-style="solid" style:text-underline-color="font-color"/>
    </style:style>
    <style:style style:name="T24_17" style:family="text"/>
    <style:style style:name="T24_18" style:family="text">
      <style:text-properties fo:color="#1155cc" fo:font-size="18pt" style:font-size-asian="18pt" style:font-size-complex="18pt" style:text-underline-style="solid" style:text-underline-color="font-color"/>
    </style:style>
    <style:style style:name="T24_19" style:family="text"/>
    <style:style style:name="T24_20" style:family="text">
      <style:text-properties fo:color="#1155cc" fo:font-size="18pt" style:font-size-asian="18pt" style:font-size-complex="18pt" style:text-underline-style="solid" style:text-underline-color="font-color"/>
    </style:style>
    <style:style style:name="T24_21" style:family="text"/>
    <style:style style:name="T24_22" style:family="text">
      <style:text-properties fo:color="#1155cc" fo:font-size="18pt" style:font-size-asian="18pt" style:font-size-complex="18pt" style:text-underline-style="solid" style:text-underline-color="font-color"/>
    </style:style>
    <style:style style:name="T24_23" style:family="text"/>
    <style:style style:name="T24_24" style:family="text">
      <style:text-properties fo:color="#1155cc" fo:font-size="18pt" style:font-size-asian="18pt" style:font-size-complex="18pt" style:text-underline-style="solid" style:text-underline-color="font-color"/>
    </style:style>
    <style:style style:name="T24_25" style:family="text"/>
    <style:style style:name="T24_26" style:family="text">
      <style:text-properties fo:color="#1155cc" fo:font-size="18pt" style:font-size-asian="18pt" style:font-size-complex="18pt" style:text-underline-style="solid" style:text-underline-color="font-color"/>
    </style:style>
    <style:style style:name="P25" style:family="paragraph" style:parent-style-name="Standard">
      <style:paragraph-properties fo:break-before="auto" fo:text-indent="0cm" fo:margin-left="2.54cm" style:writing-mode="lr-tb"/>
    </style:style>
    <style:style style:name="T25_1" style:family="text"/>
    <style:style style:name="T25_2" style:family="text">
      <style:text-properties fo:color="#1155cc" fo:font-size="18pt" style:font-size-asian="18pt" style:font-size-complex="18pt" style:text-underline-style="solid" style:text-underline-color="font-color"/>
    </style:style>
    <style:style style:name="T25_3" style:family="text"/>
    <style:style style:name="T25_4" style:family="text">
      <style:text-properties fo:color="#1155cc" fo:font-size="18pt" style:font-size-asian="18pt" style:font-size-complex="18pt" style:text-underline-style="solid" style:text-underline-color="font-color"/>
    </style:style>
    <style:style style:name="T25_5" style:family="text"/>
    <style:style style:name="T25_6" style:family="text">
      <style:text-properties fo:color="#1155cc" fo:font-size="18pt" style:font-size-asian="18pt" style:font-size-complex="18pt" style:text-underline-style="solid" style:text-underline-color="font-color"/>
    </style:style>
    <style:style style:name="T25_7" style:family="text"/>
    <style:style style:name="T25_8" style:family="text">
      <style:text-properties fo:color="#1155cc" fo:font-size="18pt" style:font-size-asian="18pt" style:font-size-complex="18pt" style:text-underline-style="solid" style:text-underline-color="font-color"/>
    </style:style>
    <style:style style:name="T25_9" style:family="text"/>
    <style:style style:name="T25_10" style:family="text">
      <style:text-properties fo:color="#1155cc" fo:font-size="18pt" style:font-size-asian="18pt" style:font-size-complex="18pt" style:text-underline-style="solid" style:text-underline-color="font-color"/>
    </style:style>
    <style:style style:name="T25_11" style:family="text"/>
    <style:style style:name="T25_12" style:family="text">
      <style:text-properties fo:color="#1155cc" fo:font-size="18pt" style:font-size-asian="18pt" style:font-size-complex="18pt" style:text-underline-style="solid" style:text-underline-color="font-color"/>
    </style:style>
    <style:style style:name="T25_13" style:family="text"/>
    <style:style style:name="T25_14" style:family="text">
      <style:text-properties fo:color="#1155cc" fo:font-size="18pt" style:font-size-asian="18pt" style:font-size-complex="18pt" style:text-underline-style="solid" style:text-underline-color="font-color"/>
    </style:style>
    <style:style style:name="T25_15" style:family="text"/>
    <style:style style:name="T25_16" style:family="text">
      <style:text-properties fo:color="#1155cc" fo:font-size="18pt" style:font-size-asian="18pt" style:font-size-complex="18pt" style:text-underline-style="solid" style:text-underline-color="font-color"/>
    </style:style>
    <style:style style:name="T25_17" style:family="text"/>
    <style:style style:name="T25_18" style:family="text">
      <style:text-properties fo:color="#1155cc" fo:font-size="18pt" style:font-size-asian="18pt" style:font-size-complex="18pt" style:text-underline-style="solid" style:text-underline-color="font-color"/>
    </style:style>
    <style:style style:name="T25_19" style:family="text"/>
    <style:style style:name="T25_20" style:family="text">
      <style:text-properties fo:color="#1155cc" fo:font-size="18pt" style:font-size-asian="18pt" style:font-size-complex="18pt" style:text-underline-style="solid" style:text-underline-color="font-color"/>
    </style:style>
    <style:style style:name="T25_21" style:family="text"/>
    <style:style style:name="T25_22" style:family="text">
      <style:text-properties fo:color="#1155cc" fo:font-size="18pt" style:font-size-asian="18pt" style:font-size-complex="18pt" style:text-underline-style="solid" style:text-underline-color="font-color"/>
    </style:style>
    <style:style style:name="T25_23" style:family="text"/>
    <style:style style:name="T25_24" style:family="text">
      <style:text-properties fo:color="#1155cc" fo:font-size="18pt" style:font-size-asian="18pt" style:font-size-complex="18pt" style:text-underline-style="solid" style:text-underline-color="font-color"/>
    </style:style>
    <style:style style:name="T25_25" style:family="text"/>
    <style:style style:name="T25_26" style:family="text">
      <style:text-properties fo:color="#1155cc" fo:font-size="18pt" style:font-size-asian="18pt" style:font-size-complex="18pt" style:text-underline-style="solid" style:text-underline-color="font-color"/>
    </style:style>
    <style:style style:name="P26" style:family="paragraph" style:parent-style-name="Standard">
      <style:paragraph-properties fo:break-before="auto" fo:text-indent="0cm" fo:margin-left="0.635cm" style:writing-mode="lr-tb"/>
    </style:style>
    <style:style style:name="T26_1" style:family="text"/>
    <style:style style:name="T26_2" style:family="text">
      <style:text-properties fo:color="#1155cc" fo:font-size="18pt" style:font-size-asian="18pt" style:font-size-complex="18pt" style:text-underline-style="solid" style:text-underline-color="font-color"/>
    </style:style>
    <style:style style:name="T26_3" style:family="text"/>
    <style:style style:name="T26_4" style:family="text">
      <style:text-properties fo:color="#1155cc" fo:font-size="18pt" style:font-size-asian="18pt" style:font-size-complex="18pt" style:text-underline-style="solid" style:text-underline-color="font-color"/>
    </style:style>
    <style:style style:name="T26_5" style:family="text"/>
    <style:style style:name="T26_6" style:family="text">
      <style:text-properties fo:color="#1155cc" fo:font-size="18pt" style:font-size-asian="18pt" style:font-size-complex="18pt" style:text-underline-style="solid" style:text-underline-color="font-color"/>
    </style:style>
    <style:style style:name="T26_7" style:family="text"/>
    <style:style style:name="T26_8" style:family="text">
      <style:text-properties fo:color="#1155cc" fo:font-size="18pt" style:font-size-asian="18pt" style:font-size-complex="18pt" style:text-underline-style="solid" style:text-underline-color="font-color"/>
    </style:style>
    <style:style style:name="T26_9" style:family="text"/>
    <style:style style:name="T26_10" style:family="text">
      <style:text-properties fo:color="#1155cc" fo:font-size="18pt" style:font-size-asian="18pt" style:font-size-complex="18pt" style:text-underline-style="solid" style:text-underline-color="font-color"/>
    </style:style>
    <style:style style:name="P27" style:family="paragraph" style:parent-style-name="Standard">
      <style:paragraph-properties fo:break-before="auto" fo:text-indent="0cm" fo:margin-left="1.27cm" style:writing-mode="lr-tb"/>
    </style:style>
    <style:style style:name="T27_1" style:family="text"/>
    <style:style style:name="T27_2" style:family="text">
      <style:text-properties fo:color="#1155cc" fo:font-size="18pt" style:font-size-asian="18pt" style:font-size-complex="18pt" style:text-underline-style="solid" style:text-underline-color="font-color"/>
    </style:style>
    <style:style style:name="T27_3" style:family="text"/>
    <style:style style:name="T27_4" style:family="text">
      <style:text-properties fo:color="#1155cc" fo:font-size="18pt" style:font-size-asian="18pt" style:font-size-complex="18pt" style:text-underline-style="solid" style:text-underline-color="font-color"/>
    </style:style>
    <style:style style:name="T27_5" style:family="text"/>
    <style:style style:name="T27_6" style:family="text">
      <style:text-properties fo:color="#1155cc" fo:font-size="18pt" style:font-size-asian="18pt" style:font-size-complex="18pt" style:text-underline-style="solid" style:text-underline-color="font-color"/>
    </style:style>
    <style:style style:name="T27_7" style:family="text"/>
    <style:style style:name="T27_8" style:family="text">
      <style:text-properties fo:color="#1155cc" fo:font-size="18pt" style:font-size-asian="18pt" style:font-size-complex="18pt" style:text-underline-style="solid" style:text-underline-color="font-color"/>
    </style:style>
    <style:style style:name="T27_9" style:family="text"/>
    <style:style style:name="T27_10" style:family="text">
      <style:text-properties fo:color="#1155cc" fo:font-size="18pt" style:font-size-asian="18pt" style:font-size-complex="18pt" style:text-underline-style="solid" style:text-underline-color="font-color"/>
    </style:style>
    <style:style style:name="T27_11" style:family="text"/>
    <style:style style:name="T27_12" style:family="text">
      <style:text-properties fo:color="#1155cc" fo:font-size="18pt" style:font-size-asian="18pt" style:font-size-complex="18pt" style:text-underline-style="solid" style:text-underline-color="font-color"/>
    </style:style>
    <style:style style:name="T27_13" style:family="text"/>
    <style:style style:name="T27_14" style:family="text">
      <style:text-properties fo:color="#1155cc" fo:font-size="18pt" style:font-size-asian="18pt" style:font-size-complex="18pt" style:text-underline-style="solid" style:text-underline-color="font-color"/>
    </style:style>
    <style:style style:name="T27_15" style:family="text"/>
    <style:style style:name="T27_16" style:family="text">
      <style:text-properties fo:color="#1155cc" fo:font-size="18pt" style:font-size-asian="18pt" style:font-size-complex="18pt" style:text-underline-style="solid" style:text-underline-color="font-color"/>
    </style:style>
    <style:style style:name="T27_17" style:family="text"/>
    <style:style style:name="T27_18" style:family="text">
      <style:text-properties fo:color="#1155cc" fo:font-size="18pt" style:font-size-asian="18pt" style:font-size-complex="18pt" style:text-underline-style="solid" style:text-underline-color="font-color"/>
    </style:style>
    <style:style style:name="P28" style:family="paragraph" style:parent-style-name="Standard">
      <style:paragraph-properties fo:break-before="auto" fo:text-indent="0cm" fo:margin-left="1.905cm" style:writing-mode="lr-tb"/>
    </style:style>
    <style:style style:name="T28_1" style:family="text"/>
    <style:style style:name="T28_2" style:family="text">
      <style:text-properties fo:color="#1155cc" fo:font-size="18pt" style:font-size-asian="18pt" style:font-size-complex="18pt" style:text-underline-style="solid" style:text-underline-color="font-color"/>
    </style:style>
    <style:style style:name="T28_3" style:family="text"/>
    <style:style style:name="T28_4" style:family="text">
      <style:text-properties fo:color="#1155cc" fo:font-size="18pt" style:font-size-asian="18pt" style:font-size-complex="18pt" style:text-underline-style="solid" style:text-underline-color="font-color"/>
    </style:style>
    <style:style style:name="T28_5" style:family="text"/>
    <style:style style:name="T28_6" style:family="text">
      <style:text-properties fo:color="#1155cc" fo:font-size="18pt" style:font-size-asian="18pt" style:font-size-complex="18pt" style:text-underline-style="solid" style:text-underline-color="font-color"/>
    </style:style>
    <style:style style:name="T28_7" style:family="text"/>
    <style:style style:name="T28_8" style:family="text">
      <style:text-properties fo:color="#1155cc" fo:font-size="18pt" style:font-size-asian="18pt" style:font-size-complex="18pt" style:text-underline-style="solid" style:text-underline-color="font-color"/>
    </style:style>
    <style:style style:name="T28_9" style:family="text"/>
    <style:style style:name="T28_10" style:family="text">
      <style:text-properties fo:color="#1155cc" fo:font-size="18pt" style:font-size-asian="18pt" style:font-size-complex="18pt" style:text-underline-style="solid" style:text-underline-color="font-color"/>
    </style:style>
    <style:style style:name="T28_11" style:family="text"/>
    <style:style style:name="T28_12" style:family="text">
      <style:text-properties fo:color="#1155cc" fo:font-size="18pt" style:font-size-asian="18pt" style:font-size-complex="18pt" style:text-underline-style="solid" style:text-underline-color="font-color"/>
    </style:style>
    <style:style style:name="T28_13" style:family="text"/>
    <style:style style:name="T28_14" style:family="text">
      <style:text-properties fo:color="#1155cc" fo:font-size="18pt" style:font-size-asian="18pt" style:font-size-complex="18pt" style:text-underline-style="solid" style:text-underline-color="font-color"/>
    </style:style>
    <style:style style:name="T28_15" style:family="text"/>
    <style:style style:name="T28_16" style:family="text">
      <style:text-properties fo:color="#1155cc" fo:font-size="18pt" style:font-size-asian="18pt" style:font-size-complex="18pt" style:text-underline-style="solid" style:text-underline-color="font-color"/>
    </style:style>
    <style:style style:name="T28_17" style:family="text"/>
    <style:style style:name="T28_18" style:family="text">
      <style:text-properties fo:color="#1155cc" fo:font-size="18pt" style:font-size-asian="18pt" style:font-size-complex="18pt" style:text-underline-style="solid" style:text-underline-color="font-color"/>
    </style:style>
    <style:style style:name="T28_19" style:family="text"/>
    <style:style style:name="T28_20" style:family="text">
      <style:text-properties fo:color="#1155cc" fo:font-size="18pt" style:font-size-asian="18pt" style:font-size-complex="18pt" style:text-underline-style="solid" style:text-underline-color="font-color"/>
    </style:style>
    <style:style style:name="T28_21" style:family="text"/>
    <style:style style:name="T28_22" style:family="text">
      <style:text-properties fo:color="#1155cc" fo:font-size="18pt" style:font-size-asian="18pt" style:font-size-complex="18pt" style:text-underline-style="solid" style:text-underline-color="font-color"/>
    </style:style>
    <style:style style:name="T28_23" style:family="text"/>
    <style:style style:name="T28_24" style:family="text">
      <style:text-properties fo:color="#1155cc" fo:font-size="18pt" style:font-size-asian="18pt" style:font-size-complex="18pt" style:text-underline-style="solid" style:text-underline-color="font-color"/>
    </style:style>
    <style:style style:name="T28_25" style:family="text"/>
    <style:style style:name="T28_26" style:family="text">
      <style:text-properties fo:color="#1155cc" fo:font-size="18pt" style:font-size-asian="18pt" style:font-size-complex="18pt" style:text-underline-style="solid" style:text-underline-color="font-color"/>
    </style:style>
    <style:style style:name="T28_27" style:family="text"/>
    <style:style style:name="T28_28" style:family="text">
      <style:text-properties fo:color="#1155cc" fo:font-size="18pt" style:font-size-asian="18pt" style:font-size-complex="18pt" style:text-underline-style="solid" style:text-underline-color="font-color"/>
    </style:style>
    <style:style style:name="T28_29" style:family="text"/>
    <style:style style:name="T28_30" style:family="text">
      <style:text-properties fo:color="#1155cc" fo:font-size="18pt" style:font-size-asian="18pt" style:font-size-complex="18pt" style:text-underline-style="solid" style:text-underline-color="font-color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8pt" style:font-name-asian="Times New Roman" style:font-size-asian="18pt" style:font-name-complex="Times New Roman" style:font-size-complex="18pt" style:text-underline-style="none"/>
    </style:style>
    <style:style style:name="P30" style:family="paragraph" style:parent-style-name="Heading_20_1">
      <style:paragraph-properties fo:text-align="left" fo:break-before="auto" fo:line-height="150%" fo:margin-top="0cm" fo:margin-bottom="0.847cm" fo:margin-left="0cm" fo:margin-right="0cm" style:writing-mode="lr-tb">
        <style:tab-stops>
          <style:tab-stop style:type="left" style:leader-style="none" style:position="0.762cm"/>
        </style:tab-stops>
      </style:paragraph-properties>
    </style:style>
    <style:style style:name="P31" style:family="paragraph" style:parent-style-name="Heading_20_1">
      <style:paragraph-properties fo:text-align="left" fo:break-before="page" fo:line-height="150%" fo:margin-top="0cm" fo:margin-bottom="0.847cm" fo:margin-left="0cm" fo:margin-right="0cm" style:writing-mode="lr-tb">
        <style:tab-stops>
          <style:tab-stop style:type="left" style:leader-style="none" style:position="0.762cm"/>
        </style:tab-stops>
      </style:paragraph-properties>
    </style:style>
    <style:style style:name="T31_1" style:family="text"/>
    <style:style style:name="P32" style:family="paragraph" style:parent-style-name="Standard">
      <style:paragraph-properties fo:break-before="auto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P33" style:family="paragraph" style:parent-style-name="Heading_20_2">
      <style:paragraph-properties fo:break-before="auto" fo:margin-left="0cm" style:writing-mode="lr-tb">
        <style:tab-stops>
          <style:tab-stop style:type="left" style:leader-style="none" style:position="1.016cm"/>
        </style:tab-stops>
      </style:paragraph-properties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P35" style:family="paragraph" style:parent-style-name="Heading_20_2">
      <style:paragraph-properties fo:break-before="auto" fo:margin-left="0cm" style:writing-mode="lr-tb">
        <style:tab-stops>
          <style:tab-stop style:type="left" style:leader-style="none" style:position="1.016cm"/>
        </style:tab-stops>
      </style:paragraph-properties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text-align="left" fo:break-before="auto" fo:line-height="150%" fo:margin-top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P37" style:family="paragraph" style:parent-style-name="Heading_20_1">
      <style:paragraph-properties fo:text-align="left" fo:break-before="page" fo:text-indent="0cm" fo:line-height="150%" fo:margin-top="0cm" fo:margin-bottom="0.847cm" fo:margin-left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Heading_20_2">
      <style:paragraph-properties fo:break-before="auto" fo:margin-left="0cm" style:writing-mode="lr-tb">
        <style:tab-stops>
          <style:tab-stop style:type="left" style:leader-style="none" style:position="1.016cm"/>
        </style:tab-stops>
      </style:paragraph-properties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P40" style:family="paragraph" style:parent-style-name="Heading_20_2">
      <style:paragraph-properties fo:break-before="auto" fo:margin-left="0cm" style:writing-mode="lr-tb">
        <style:tab-stops>
          <style:tab-stop style:type="left" style:leader-style="none" style:position="1.016cm"/>
        </style:tab-stops>
      </style:paragraph-properties>
    </style:style>
    <style:style style:name="T40_1" style:family="text" style:parent-style-name="Heading_20_2"/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/>
    <style:style style:name="P43" style:family="paragraph" style:parent-style-name="Standard">
      <style:paragraph-properties fo:text-align="left" fo:break-before="auto" fo:text-indent="0cm" fo:line-height="150%" fo:margin-top="0cm" fo:margin-left="0cm" fo:margin-right="0cm" style:writing-mode="lr-tb">
        <style:tab-stops>
          <style:tab-stop style:type="left" style:leader-style="none" style:position="1.016cm"/>
        </style:tab-stops>
      </style:paragraph-properties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/>
    <style:style style:name="T43_118" style:family="text"/>
    <style:style style:name="T43_119" style:family="text"/>
    <style:style style:name="T43_120" style:family="text"/>
    <style:style style:name="T43_121" style:family="text"/>
    <style:style style:name="T43_122" style:family="text"/>
    <style:style style:name="T43_123" style:family="text"/>
    <style:style style:name="T43_124" style:family="text"/>
    <style:style style:name="T43_125" style:family="text"/>
    <style:style style:name="T43_126" style:family="text"/>
    <style:style style:name="T43_127" style:family="text"/>
    <style:style style:name="T43_128" style:family="text"/>
    <style:style style:name="T43_129" style:family="text"/>
    <style:style style:name="T43_130" style:family="text"/>
    <style:style style:name="T43_131" style:family="text"/>
    <style:style style:name="T43_132" style:family="text"/>
    <style:style style:name="T43_133" style:family="text"/>
    <style:style style:name="T43_134" style:family="text"/>
    <style:style style:name="T43_135" style:family="text"/>
    <style:style style:name="T43_136" style:family="text"/>
    <style:style style:name="T43_137" style:family="text"/>
    <style:style style:name="T43_138" style:family="text"/>
    <style:style style:name="T43_139" style:family="text"/>
    <style:style style:name="T43_140" style:family="text"/>
    <style:style style:name="T43_141" style:family="text"/>
    <style:style style:name="T43_142" style:family="text"/>
    <style:style style:name="T43_143" style:family="text"/>
    <style:style style:name="T43_144" style:family="text"/>
    <style:style style:name="T43_145" style:family="text"/>
    <style:style style:name="T43_146" style:family="text"/>
    <style:style style:name="T43_147" style:family="text"/>
    <style:style style:name="T43_148" style:family="text"/>
    <style:style style:name="T43_149" style:family="text"/>
    <style:style style:name="T43_150" style:family="text"/>
    <style:style style:name="T43_151" style:family="text"/>
    <style:style style:name="T43_152" style:family="text"/>
    <style:style style:name="T43_153" style:family="text"/>
    <style:style style:name="T43_154" style:family="text"/>
    <style:style style:name="T43_155" style:family="text"/>
    <style:style style:name="T43_156" style:family="text"/>
    <style:style style:name="T43_157" style:family="text"/>
    <style:style style:name="T43_158" style:family="text"/>
    <style:style style:name="T43_159" style:family="text"/>
    <style:style style:name="T43_160" style:family="text"/>
    <style:style style:name="T43_161" style:family="text"/>
    <style:style style:name="T43_162" style:family="text"/>
    <style:style style:name="T43_163" style:family="text"/>
    <style:style style:name="T43_164" style:family="text"/>
    <style:style style:name="P44" style:family="paragraph" style:parent-style-name="Standard">
      <style:paragraph-properties fo:text-align="left" fo:break-before="auto" fo:text-indent="0cm" fo:line-height="150%" fo:margin-top="0cm" fo:margin-left="0cm" fo:margin-right="0cm" style:writing-mode="lr-tb">
        <style:tab-stops>
          <style:tab-stop style:type="left" style:leader-style="none" style:position="1.016cm"/>
        </style:tab-stops>
      </style:paragraph-properties>
    </style:style>
    <style:style style:name="P45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1.016cm"/>
        </style:tab-stops>
      </style:paragraph-properties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P46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1.016cm"/>
        </style:tab-stops>
      </style:paragraph-properties>
    </style:style>
    <style:style style:name="P47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1.016cm"/>
        </style:tab-stops>
      </style:paragraph-properties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P48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0.254cm"/>
        </style:tab-stops>
      </style:paragraph-properties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P49" style:family="paragraph" style:parent-style-name="Standard">
      <style:paragraph-properties fo:text-align="left" fo:break-before="auto" fo:line-height="150%" fo:margin-top="0cm" fo:margin-right="0cm" style:writing-mode="lr-tb">
        <style:tab-stops>
          <style:tab-stop style:type="left" style:leader-style="none" style:position="-0.254cm"/>
        </style:tab-stops>
      </style:paragraph-properties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P50" style:family="paragraph" style:parent-style-name="Standard">
      <style:paragraph-properties fo:text-align="left" fo:break-before="auto" fo:line-height="150%" fo:margin-top="0cm" fo:margin-bottom="0cm" fo:margin-right="0cm" style:writing-mode="lr-tb">
        <style:tab-stops>
          <style:tab-stop style:type="left" style:leader-style="none" style:position="-0.254cm"/>
        </style:tab-stops>
      </style:paragraph-properties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P51" style:family="paragraph" style:parent-style-name="Heading_20_1">
      <style:paragraph-properties fo:break-before="auto" fo:margin-left="0cm" style:writing-mode="lr-tb">
        <style:tab-stops>
          <style:tab-stop style:type="left" style:leader-style="none" style:position="0.762cm"/>
        </style:tab-stops>
      </style:paragraph-properties>
    </style:style>
    <style:style style:name="P52" style:family="paragraph" style:parent-style-name="Heading_20_1">
      <style:paragraph-properties fo:text-align="left" fo:break-before="page" fo:line-height="150%" fo:margin-top="0cm" fo:margin-bottom="0.847cm" fo:margin-left="0cm" fo:margin-right="0cm" style:writing-mode="lr-tb">
        <style:tab-stops>
          <style:tab-stop style:type="left" style:leader-style="none" style:position="0.762cm"/>
        </style:tab-stops>
      </style:paragraph-properties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style:writing-mode="lr-tb">
        <style:tab-stops>
          <style:tab-stop style:type="left" style:leader-style="none" style:position="0.762cm"/>
        </style:tab-stops>
      </style:paragraph-properties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 style:parent-style-name="Standard"/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/>
    <style:style style:name="P58" style:family="paragraph" style:parent-style-name="Heading_20_2">
      <style:paragraph-properties fo:break-before="auto" style:writing-mode="lr-tb">
        <style:tab-stops>
          <style:tab-stop style:type="left" style:leader-style="none" style:position="0.762cm"/>
          <style:tab-stop style:type="left" style:leader-style="none" style:position="1.016cm"/>
        </style:tab-stops>
      </style:paragraph-properties>
    </style:style>
    <style:style style:name="T58_1" style:family="text"/>
    <style:style style:name="T58_2" style:family="text"/>
    <style:style style:name="T58_3" style:family="text"/>
    <style:style style:name="P59" style:family="paragraph" style:parent-style-name="Heading_20_3">
      <style:paragraph-properties fo:break-before="auto" fo:margin-left="0cm" style:writing-mode="lr-tb">
        <style:tab-stops>
          <style:tab-stop style:type="left" style:leader-style="none" style:position="1.016cm"/>
          <style:tab-stop style:type="left" style:leader-style="none" style:position="1.27cm"/>
        </style:tab-stops>
      </style:paragraph-properties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P63" style:family="paragraph" style:parent-style-name="Standard">
      <style:paragraph-properties fo:break-before="auto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P64" style:family="paragraph" style:parent-style-name="Standard">
      <style:paragraph-properties fo:break-before="auto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P69" style:family="paragraph" style:parent-style-name="Standard">
      <style:paragraph-properties fo:break-before="auto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P70" style:family="paragraph" style:parent-style-name="Standard">
      <style:paragraph-properties fo:break-before="auto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P71" style:family="paragraph" style:parent-style-name="Standard">
      <style:paragraph-properties fo:break-before="auto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P72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P73" style:family="paragraph" style:parent-style-name="Standard">
      <style:paragraph-properties fo:break-before="auto" style:writing-mode="lr-tb"/>
    </style:style>
    <style:style style:name="P74" style:family="paragraph" style:parent-style-name="Standard">
      <style:paragraph-properties fo:break-before="auto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P75" style:family="paragraph" style:parent-style-name="Standard">
      <style:paragraph-properties fo:break-before="auto" style:writing-mode="lr-tb"/>
    </style:style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P80" style:family="paragraph" style:parent-style-name="Standard">
      <style:paragraph-properties fo:break-before="auto" fo:margin-top="0cm" style:writing-mode="lr-tb"/>
    </style:style>
    <style:style style:name="T80_1" style:family="text"/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/>
    <style:style style:name="P83" style:family="paragraph" style:parent-style-name="Standard">
      <style:paragraph-properties fo:break-before="auto" fo:margin-top="0cm" style:writing-mode="lr-tb"/>
    </style:style>
    <style:style style:name="T83_1" style:family="text"/>
    <style:style style:name="P84" style:family="paragraph" style:parent-style-name="Standard">
      <style:paragraph-properties fo:break-before="auto" fo:margin-top="0cm" style:writing-mode="lr-tb"/>
    </style:style>
    <style:style style:name="T84_1" style:family="text"/>
    <style:style style:name="P85" style:family="paragraph" style:parent-style-name="Standard">
      <style:paragraph-properties fo:break-before="auto" fo:margin-top="0cm" style:writing-mode="lr-tb"/>
    </style:style>
    <style:style style:name="T85_1" style:family="text"/>
    <style:style style:name="P86" style:family="paragraph" style:parent-style-name="Standard">
      <style:paragraph-properties fo:break-before="auto" fo:margin-top="0cm" style:writing-mode="lr-tb"/>
    </style:style>
    <style:style style:name="T86_1" style:family="text"/>
    <style:style style:name="P87" style:family="paragraph" style:parent-style-name="Standard">
      <style:paragraph-properties fo:break-before="auto" fo:margin-top="0cm" style:writing-mode="lr-tb"/>
    </style:style>
    <style:style style:name="T87_1" style:family="text"/>
    <style:style style:name="P88" style:family="paragraph" style:parent-style-name="Standard">
      <style:paragraph-properties fo:break-before="auto" fo:margin-top="0cm" style:writing-mode="lr-tb"/>
    </style:style>
    <style:style style:name="T88_1" style:family="text"/>
    <style:style style:name="P89" style:family="paragraph" style:parent-style-name="Standard">
      <style:paragraph-properties fo:break-before="auto" fo:margin-top="0cm" style:writing-mode="lr-tb"/>
    </style:style>
    <style:style style:name="T89_1" style:family="text"/>
    <style:style style:name="P90" style:family="paragraph" style:parent-style-name="Standard">
      <style:paragraph-properties fo:break-before="auto" fo:margin-top="0cm" fo:margin-bottom="0cm" style:writing-mode="lr-tb"/>
    </style:style>
    <style:style style:name="T90_1" style:family="text"/>
    <style:style style:name="P91" style:family="paragraph" style:parent-style-name="Standard">
      <style:paragraph-properties fo:break-before="auto" style:writing-mode="lr-tb"/>
    </style:style>
    <style:style style:name="P92" style:family="paragraph" style:parent-style-name="Standard">
      <style:paragraph-properties fo:break-before="auto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P93" style:family="paragraph" style:parent-style-name="Heading_20_3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P94" style:family="paragraph" style:parent-style-name="Standard">
      <style:paragraph-properties fo:text-align="left" fo:break-before="auto" fo:line-height="150%" fo:margin-top="0cm" fo:margin-bottom="0cm" fo:margin-right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 style:parent-style-name="Standard"/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5" style:family="text"/>
    <style:style style:name="T98_66" style:family="text"/>
    <style:style style:name="T98_67" style:family="text"/>
    <style:style style:name="T98_68" style:family="text"/>
    <style:style style:name="T98_69" style:family="text"/>
    <style:style style:name="T98_70" style:family="text"/>
    <style:style style:name="T98_71" style:family="text"/>
    <style:style style:name="T98_72" style:family="text"/>
    <style:style style:name="T98_73" style:family="text"/>
    <style:style style:name="T98_74" style:family="text"/>
    <style:style style:name="T98_75" style:family="text"/>
    <style:style style:name="T98_76" style:family="text"/>
    <style:style style:name="T98_77" style:family="text"/>
    <style:style style:name="T98_78" style:family="text"/>
    <style:style style:name="T98_79" style:family="text"/>
    <style:style style:name="T98_80" style:family="text"/>
    <style:style style:name="T98_81" style:family="text"/>
    <style:style style:name="T98_82" style:family="text"/>
    <style:style style:name="T98_83" style:family="text"/>
    <style:style style:name="T98_84" style:family="text"/>
    <style:style style:name="T98_85" style:family="text"/>
    <style:style style:name="T98_86" style:family="text"/>
    <style:style style:name="T98_87" style:family="text"/>
    <style:style style:name="T98_88" style:family="text"/>
    <style:style style:name="T98_89" style:family="text"/>
    <style:style style:name="T98_90" style:family="text"/>
    <style:style style:name="T98_91" style:family="text"/>
    <style:style style:name="T98_92" style:family="text"/>
    <style:style style:name="T98_93" style:family="text"/>
    <style:style style:name="T98_94" style:family="text"/>
    <style:style style:name="T98_95" style:family="text"/>
    <style:style style:name="T98_96" style:family="text"/>
    <style:style style:name="T98_97" style:family="text"/>
    <style:style style:name="T98_98" style:family="text"/>
    <style:style style:name="T98_99" style:family="text"/>
    <style:style style:name="T98_100" style:family="text"/>
    <style:style style:name="T98_101" style:family="text"/>
    <style:style style:name="T98_102" style:family="text"/>
    <style:style style:name="T98_103" style:family="text"/>
    <style:style style:name="T98_104" style:family="text"/>
    <style:style style:name="T98_105" style:family="text"/>
    <style:style style:name="T98_106" style:family="text"/>
    <style:style style:name="T98_107" style:family="text"/>
    <style:style style:name="T98_108" style:family="text"/>
    <style:style style:name="T98_109" style:family="text"/>
    <style:style style:name="T98_110" style:family="text"/>
    <style:style style:name="T98_111" style:family="text"/>
    <style:style style:name="T98_112" style:family="text"/>
    <style:style style:name="T98_113" style:family="text"/>
    <style:style style:name="T98_114" style:family="text"/>
    <style:style style:name="T98_115" style:family="text"/>
    <style:style style:name="T98_116" style:family="text"/>
    <style:style style:name="T98_117" style:family="text"/>
    <style:style style:name="T98_118" style:family="text"/>
    <style:style style:name="T98_119" style:family="text"/>
    <style:style style:name="T98_120" style:family="text"/>
    <style:style style:name="T98_121" style:family="text"/>
    <style:style style:name="T98_122" style:family="text"/>
    <style:style style:name="T98_123" style:family="text"/>
    <style:style style:name="T98_124" style:family="text"/>
    <style:style style:name="T98_125" style:family="text"/>
    <style:style style:name="T98_126" style:family="text"/>
    <style:style style:name="T98_127" style:family="text"/>
    <style:style style:name="T98_128" style:family="text"/>
    <style:style style:name="T98_129" style:family="text"/>
    <style:style style:name="T98_130" style:family="text"/>
    <style:style style:name="T98_131" style:family="text"/>
    <style:style style:name="T98_132" style:family="text"/>
    <style:style style:name="T98_133" style:family="text"/>
    <style:style style:name="T98_134" style:family="text"/>
    <style:style style:name="T98_135" style:family="text"/>
    <style:style style:name="T98_136" style:family="text"/>
    <style:style style:name="T98_137" style:family="text"/>
    <style:style style:name="T98_138" style:family="text"/>
    <style:style style:name="T98_139" style:family="text"/>
    <style:style style:name="T98_140" style:family="text"/>
    <style:style style:name="T98_141" style:family="text"/>
    <style:style style:name="T98_142" style:family="text"/>
    <style:style style:name="T98_143" style:family="text"/>
    <style:style style:name="T98_144" style:family="text"/>
    <style:style style:name="T98_145" style:family="text"/>
    <style:style style:name="T98_146" style:family="text"/>
    <style:style style:name="T98_147" style:family="text"/>
    <style:style style:name="T98_148" style:family="text"/>
    <style:style style:name="T98_149" style:family="text"/>
    <style:style style:name="T98_150" style:family="text"/>
    <style:style style:name="T98_151" style:family="text"/>
    <style:style style:name="T98_152" style:family="text"/>
    <style:style style:name="T98_153" style:family="text"/>
    <style:style style:name="T98_154" style:family="text"/>
    <style:style style:name="T98_155" style:family="text"/>
    <style:style style:name="T98_156" style:family="text"/>
    <style:style style:name="T98_157" style:family="text"/>
    <style:style style:name="T98_158" style:family="text"/>
    <style:style style:name="T98_159" style:family="text"/>
    <style:style style:name="T98_160" style:family="text"/>
    <style:style style:name="T98_161" style:family="text"/>
    <style:style style:name="T98_162" style:family="text"/>
    <style:style style:name="T98_163" style:family="text"/>
    <style:style style:name="T98_164" style:family="text"/>
    <style:style style:name="T98_165" style:family="text"/>
    <style:style style:name="T98_166" style:family="text"/>
    <style:style style:name="T98_167" style:family="text"/>
    <style:style style:name="T98_168" style:family="text"/>
    <style:style style:name="T98_169" style:family="text"/>
    <style:style style:name="T98_170" style:family="text"/>
    <style:style style:name="T98_171" style:family="text"/>
    <style:style style:name="T98_172" style:family="text"/>
    <style:style style:name="T98_173" style:family="text"/>
    <style:style style:name="T98_174" style:family="text"/>
    <style:style style:name="T98_175" style:family="text"/>
    <style:style style:name="P99" style:family="paragraph" style:parent-style-name="Heading_20_3">
      <style:paragraph-properties fo:break-before="auto" fo:margin-left="0cm" style:writing-mode="lr-tb">
        <style:tab-stops>
          <style:tab-stop style:type="left" style:leader-style="none" style:position="1.27cm"/>
        </style:tab-stops>
      </style:paragraph-properties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P100" style:family="paragraph" style:parent-style-name="Standard">
      <style:paragraph-properties fo:break-before="auto" style:writing-mode="lr-tb">
        <style:tab-stops>
          <style:tab-stop style:type="left" style:leader-style="none" style:position="1.27cm"/>
        </style:tab-stops>
      </style:paragraph-properties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P101" style:family="paragraph" style:parent-style-name="Heading_20_3">
      <style:paragraph-properties fo:break-before="auto" fo:margin-left="0cm" style:writing-mode="lr-tb">
        <style:tab-stops>
          <style:tab-stop style:type="left" style:leader-style="none" style:position="1.27cm"/>
        </style:tab-stops>
      </style:paragraph-properties>
    </style:style>
    <style:style style:name="T101_1" style:family="text" style:parent-style-name="Heading_20_3"/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P106" style:family="paragraph" style:parent-style-name="Standard">
      <style:paragraph-properties fo:break-before="auto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P107" style:family="paragraph" style:parent-style-name="Heading_20_2">
      <style:paragraph-properties fo:break-before="auto" style:writing-mode="lr-tb"/>
    </style:style>
    <style:style style:name="T107_1" style:family="text"/>
    <style:style style:name="T107_2" style:family="text"/>
    <style:style style:name="T107_3" style:family="text"/>
    <style:style style:name="P108" style:family="paragraph" style:parent-style-name="Heading_20_3">
      <style:paragraph-properties fo:break-before="auto" fo:margin-left="0cm" style:writing-mode="lr-tb">
        <style:tab-stops>
          <style:tab-stop style:type="left" style:leader-style="none" style:position="1.016cm"/>
          <style:tab-stop style:type="left" style:leader-style="none" style:position="1.27cm"/>
        </style:tab-stops>
      </style:paragraph-properties>
    </style:style>
    <style:style style:name="T108_1" style:family="text" style:parent-style-name="Heading_20_3"/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P113" style:family="paragraph" style:parent-style-name="Standard">
      <style:paragraph-properties fo:break-before="auto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T113_85" style:family="text"/>
    <style:style style:name="T113_86" style:family="text"/>
    <style:style style:name="T113_87" style:family="text"/>
    <style:style style:name="T113_88" style:family="text"/>
    <style:style style:name="T113_89" style:family="text"/>
    <style:style style:name="T113_90" style:family="text"/>
    <style:style style:name="T113_91" style:family="text"/>
    <style:style style:name="T113_92" style:family="text"/>
    <style:style style:name="P114" style:family="paragraph" style:parent-style-name="Heading_20_3">
      <style:paragraph-properties fo:break-before="auto" style:writing-mode="lr-tb">
        <style:tab-stops>
          <style:tab-stop style:type="left" style:leader-style="none" style:position="0.762cm"/>
          <style:tab-stop style:type="left" style:leader-style="none" style:position="1.27cm"/>
        </style:tab-stops>
      </style:paragraph-properties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P115" style:family="paragraph" style:parent-style-name="Standard">
      <style:paragraph-properties fo:break-before="auto" style:writing-mode="lr-tb">
        <style:tab-stops>
          <style:tab-stop style:type="left" style:leader-style="none" style:position="0.762cm"/>
        </style:tab-stops>
      </style:paragraph-properties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P116" style:family="paragraph" style:parent-style-name="Heading_20_2">
      <style:paragraph-properties fo:break-before="auto" style:writing-mode="lr-tb">
        <style:tab-stops>
          <style:tab-stop style:type="left" style:leader-style="none" style:position="0.762cm"/>
          <style:tab-stop style:type="left" style:leader-style="none" style:position="1.016cm"/>
        </style:tab-stops>
      </style:paragraph-properties>
    </style:style>
    <style:style style:name="T116_1" style:family="text"/>
    <style:style style:name="T116_2" style:family="text"/>
    <style:style style:name="T116_3" style:family="text"/>
    <style:style style:name="P117" style:family="paragraph" style:parent-style-name="Heading_20_3">
      <style:paragraph-properties fo:break-before="auto" style:writing-mode="lr-tb">
        <style:tab-stops>
          <style:tab-stop style:type="left" style:leader-style="none" style:position="0.762cm"/>
          <style:tab-stop style:type="left" style:leader-style="none" style:position="1.27cm"/>
        </style:tab-stops>
      </style:paragraph-properties>
    </style:style>
    <style:style style:name="T117_1" style:family="text" style:parent-style-name="Heading_20_3"/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P122" style:family="paragraph" style:parent-style-name="Standard">
      <style:paragraph-properties fo:break-before="auto" style:writing-mode="lr-tb">
        <style:tab-stops>
          <style:tab-stop style:type="left" style:leader-style="none" style:position="0.762cm"/>
        </style:tab-stops>
      </style:paragraph-properties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P123" style:family="paragraph" style:parent-style-name="Heading_20_3">
      <style:paragraph-properties fo:break-before="auto" fo:margin-left="0cm" style:writing-mode="lr-tb">
        <style:tab-stops>
          <style:tab-stop style:type="left" style:leader-style="none" style:position="1.016cm"/>
          <style:tab-stop style:type="left" style:leader-style="none" style:position="1.27cm"/>
        </style:tab-stops>
      </style:paragraph-properties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P124" style:family="paragraph" style:parent-style-name="Standard">
      <style:paragraph-properties fo:break-before="auto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T124_87" style:family="text"/>
    <style:style style:name="T124_88" style:family="text"/>
    <style:style style:name="T124_89" style:family="text"/>
    <style:style style:name="T124_90" style:family="text"/>
    <style:style style:name="T124_91" style:family="text"/>
    <style:style style:name="T124_92" style:family="text"/>
    <style:style style:name="T124_93" style:family="text"/>
    <style:style style:name="T124_94" style:family="text"/>
    <style:style style:name="T124_95" style:family="text"/>
    <style:style style:name="T124_96" style:family="text"/>
    <style:style style:name="T124_97" style:family="text"/>
    <style:style style:name="T124_98" style:family="text"/>
    <style:style style:name="T124_99" style:family="text"/>
    <style:style style:name="T124_100" style:family="text"/>
    <style:style style:name="T124_101" style:family="text"/>
    <style:style style:name="T124_102" style:family="text"/>
    <style:style style:name="T124_103" style:family="text"/>
    <style:style style:name="T124_104" style:family="text"/>
    <style:style style:name="T124_105" style:family="text"/>
    <style:style style:name="T124_106" style:family="text"/>
    <style:style style:name="T124_107" style:family="text"/>
    <style:style style:name="T124_108" style:family="text"/>
    <style:style style:name="T124_109" style:family="text"/>
    <style:style style:name="T124_110" style:family="text"/>
    <style:style style:name="T124_111" style:family="text"/>
    <style:style style:name="T124_112" style:family="text"/>
    <style:style style:name="T124_113" style:family="text"/>
    <style:style style:name="T124_114" style:family="text"/>
    <style:style style:name="T124_115" style:family="text"/>
    <style:style style:name="T124_116" style:family="text"/>
    <style:style style:name="T124_117" style:family="text"/>
    <style:style style:name="T124_118" style:family="text"/>
    <style:style style:name="T124_119" style:family="text"/>
    <style:style style:name="T124_120" style:family="text"/>
    <style:style style:name="T124_121" style:family="text"/>
    <style:style style:name="T124_122" style:family="text"/>
    <style:style style:name="P125" style:family="paragraph" style:parent-style-name="Heading_20_3">
      <style:paragraph-properties fo:break-before="auto" fo:margin-left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P126" style:family="paragraph" style:parent-style-name="Standard">
      <style:paragraph-properties fo:break-before="auto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T126_81" style:family="text"/>
    <style:style style:name="T126_82" style:family="text"/>
    <style:style style:name="T126_83" style:family="text"/>
    <style:style style:name="T126_84" style:family="text"/>
    <style:style style:name="T126_85" style:family="text"/>
    <style:style style:name="T126_86" style:family="text"/>
    <style:style style:name="T126_87" style:family="text"/>
    <style:style style:name="T126_88" style:family="text"/>
    <style:style style:name="T126_89" style:family="text"/>
    <style:style style:name="T126_90" style:family="text"/>
    <style:style style:name="T126_91" style:family="text"/>
    <style:style style:name="T126_92" style:family="text"/>
    <style:style style:name="T126_93" style:family="text"/>
    <style:style style:name="T126_94" style:family="text"/>
    <style:style style:name="T126_95" style:family="text"/>
    <style:style style:name="T126_96" style:family="text"/>
    <style:style style:name="T126_97" style:family="text"/>
    <style:style style:name="T126_98" style:family="text"/>
    <style:style style:name="T126_99" style:family="text"/>
    <style:style style:name="T126_100" style:family="text"/>
    <style:style style:name="T126_101" style:family="text"/>
    <style:style style:name="T126_102" style:family="text"/>
    <style:style style:name="T126_103" style:family="text"/>
    <style:style style:name="T126_104" style:family="text"/>
    <style:style style:name="T126_105" style:family="text"/>
    <style:style style:name="T126_106" style:family="text"/>
    <style:style style:name="T126_107" style:family="text"/>
    <style:style style:name="T126_108" style:family="text"/>
    <style:style style:name="T126_109" style:family="text"/>
    <style:style style:name="T126_110" style:family="text"/>
    <style:style style:name="T126_111" style:family="text"/>
    <style:style style:name="T126_112" style:family="text"/>
    <style:style style:name="T126_113" style:family="text"/>
    <style:style style:name="T126_114" style:family="text"/>
    <style:style style:name="T126_115" style:family="text"/>
    <style:style style:name="T126_116" style:family="text"/>
    <style:style style:name="T126_117" style:family="text"/>
    <style:style style:name="T126_118" style:family="text"/>
    <style:style style:name="P127" style:family="paragraph" style:parent-style-name="Heading_20_4">
      <style:paragraph-properties fo:break-before="auto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P128" style:family="paragraph" style:parent-style-name="Standard">
      <style:paragraph-properties fo:break-before="auto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P129" style:family="paragraph" style:parent-style-name="Heading_20_4">
      <style:paragraph-properties fo:break-before="auto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P1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T130_87" style:family="text"/>
    <style:style style:name="T130_88" style:family="text"/>
    <style:style style:name="T130_89" style:family="text"/>
    <style:style style:name="T130_90" style:family="text"/>
    <style:style style:name="T130_91" style:family="text"/>
    <style:style style:name="T130_92" style:family="text"/>
    <style:style style:name="T130_93" style:family="text"/>
    <style:style style:name="T130_94" style:family="text"/>
    <style:style style:name="T130_95" style:family="text"/>
    <style:style style:name="T130_96" style:family="text"/>
    <style:style style:name="T130_97" style:family="text"/>
    <style:style style:name="T130_98" style:family="text"/>
    <style:style style:name="T130_99" style:family="text"/>
    <style:style style:name="T130_100" style:family="text"/>
    <style:style style:name="T130_101" style:family="text"/>
    <style:style style:name="T130_102" style:family="text"/>
    <style:style style:name="T130_103" style:family="text"/>
    <style:style style:name="T130_104" style:family="text"/>
    <style:style style:name="T130_105" style:family="text"/>
    <style:style style:name="T130_106" style:family="text"/>
    <style:style style:name="T130_107" style:family="text"/>
    <style:style style:name="T130_108" style:family="text"/>
    <style:style style:name="T130_109" style:family="text"/>
    <style:style style:name="T130_110" style:family="text"/>
    <style:style style:name="T130_111" style:family="text"/>
    <style:style style:name="T130_112" style:family="text"/>
    <style:style style:name="T130_113" style:family="text"/>
    <style:style style:name="T130_114" style:family="text"/>
    <style:style style:name="T130_115" style:family="text"/>
    <style:style style:name="T130_116" style:family="text"/>
    <style:style style:name="T130_117" style:family="text"/>
    <style:style style:name="T130_118" style:family="text"/>
    <style:style style:name="T130_119" style:family="text"/>
    <style:style style:name="T130_120" style:family="text"/>
    <style:style style:name="T130_121" style:family="text"/>
    <style:style style:name="T130_122" style:family="text"/>
    <style:style style:name="T130_123" style:family="text"/>
    <style:style style:name="T130_124" style:family="text"/>
    <style:style style:name="T130_125" style:family="text"/>
    <style:style style:name="T130_126" style:family="text"/>
    <style:style style:name="T130_127" style:family="text"/>
    <style:style style:name="T130_128" style:family="text"/>
    <style:style style:name="T130_129" style:family="text"/>
    <style:style style:name="T130_130" style:family="text"/>
    <style:style style:name="T130_131" style:family="text"/>
    <style:style style:name="T130_132" style:family="text"/>
    <style:style style:name="T130_133" style:family="text"/>
    <style:style style:name="T130_134" style:family="text"/>
    <style:style style:name="T130_135" style:family="text"/>
    <style:style style:name="T130_136" style:family="text"/>
    <style:style style:name="T130_137" style:family="text"/>
    <style:style style:name="T130_138" style:family="text"/>
    <style:style style:name="T130_139" style:family="text"/>
    <style:style style:name="T130_140" style:family="text"/>
    <style:style style:name="T130_141" style:family="text"/>
    <style:style style:name="T130_142" style:family="text"/>
    <style:style style:name="T130_143" style:family="text"/>
    <style:style style:name="T130_144" style:family="text"/>
    <style:style style:name="T130_145" style:family="text"/>
    <style:style style:name="T130_146" style:family="text"/>
    <style:style style:name="T130_147" style:family="text"/>
    <style:style style:name="T130_148" style:family="text"/>
    <style:style style:name="T130_149" style:family="text"/>
    <style:style style:name="T130_150" style:family="text"/>
    <style:style style:name="T130_151" style:family="text"/>
    <style:style style:name="T130_152" style:family="text"/>
    <style:style style:name="T130_153" style:family="text"/>
    <style:style style:name="T130_154" style:family="text"/>
  </office:automatic-styles>
  <office:body>
    <office:text>
      <text:p text:style-name="P1"><text:span text:style-name="T1_1">FooCity</text:span><text:span text:style-name="T1_2"><text:s/></text:span><text:span text:style-name="T1_3">Project</text:span><text:span text:style-name="T1_4"><text:s/></text:span><text:span text:style-name="T1_5">Design</text:span><text:span text:style-name="T1_6"><text:s/></text:span><text:span text:style-name="T1_7">Document</text:span></text:p>
      <text:p text:style-name="P2"><text:span text:style-name="T2_1">CS</text:span><text:span text:style-name="T2_2">300<text:s/></text:span><text:span text:style-name="T2_3">Team</text:span><text:span text:style-name="T2_4"><text:s/>4</text:span></text:p>
      <text:h text:style-name="P3" text:outline-level="10"><text:bookmark-start text:name="h.qpl4lrie0u82"/><text:bookmark-end text:name="h.qpl4lrie0u82"/><text:span text:style-name="T3_1">Table</text:span><text:span text:style-name="T3_2"><text:s/></text:span><text:span text:style-name="T3_3">of</text:span><text:span text:style-name="T3_4"><text:s/></text:span><text:span text:style-name="T3_5">Contents</text:span></text:h>
      <text:p text:style-name="P4"><text:span text:style-name="T4_1"><text:a xlink:type="simple" xlink:href="#h.qpl4lrie0u82"><text:span text:style-name="T4_2">Table</text:span></text:a></text:span><text:span text:style-name="T4_3"><text:a xlink:type="simple" xlink:href="#h.qpl4lrie0u82"><text:span text:style-name="T4_4"><text:s/></text:span></text:a></text:span><text:span text:style-name="T4_5"><text:a xlink:type="simple" xlink:href="#h.qpl4lrie0u82"><text:span text:style-name="T4_6">of</text:span></text:a></text:span><text:span text:style-name="T4_7"><text:a xlink:type="simple" xlink:href="#h.qpl4lrie0u82"><text:span text:style-name="T4_8"><text:s/></text:span></text:a></text:span><text:span text:style-name="T4_9"><text:a xlink:type="simple" xlink:href="#h.qpl4lrie0u82"><text:span text:style-name="T4_10">Contents</text:span></text:a></text:span></text:p>
      <text:p text:style-name="P5"><text:span text:style-name="T5_1"><text:a xlink:type="simple" xlink:href="#h.64f4b344c965"><text:span text:style-name="T5_2">Introduction</text:span></text:a></text:span></text:p>
      <text:p text:style-name="P6"><text:span text:style-name="T6_1"><text:a xlink:type="simple" xlink:href="#h.4983e9f0b5b0"><text:span text:style-name="T6_2">Purpose</text:span></text:a></text:span><text:span text:style-name="T6_3"><text:a xlink:type="simple" xlink:href="#h.4983e9f0b5b0"><text:span text:style-name="T6_4"><text:s/></text:span></text:a></text:span><text:span text:style-name="T6_5"><text:a xlink:type="simple" xlink:href="#h.4983e9f0b5b0"><text:span text:style-name="T6_6">and</text:span></text:a></text:span><text:span text:style-name="T6_7"><text:a xlink:type="simple" xlink:href="#h.4983e9f0b5b0"><text:span text:style-name="T6_8"><text:s/></text:span></text:a></text:span><text:span text:style-name="T6_9"><text:a xlink:type="simple" xlink:href="#h.4983e9f0b5b0"><text:span text:style-name="T6_10">Scope</text:span></text:a></text:span></text:p>
      <text:p text:style-name="P7"><text:span text:style-name="T7_1"><text:a xlink:type="simple" xlink:href="#h.e6784ed1d14b"><text:span text:style-name="T7_2">Target</text:span></text:a></text:span><text:span text:style-name="T7_3"><text:a xlink:type="simple" xlink:href="#h.e6784ed1d14b"><text:span text:style-name="T7_4"><text:s/></text:span></text:a></text:span><text:span text:style-name="T7_5"><text:a xlink:type="simple" xlink:href="#h.e6784ed1d14b"><text:span text:style-name="T7_6">Audience</text:span></text:a></text:span></text:p>
      <text:p text:style-name="P8"><text:span text:style-name="T8_1"><text:a xlink:type="simple" xlink:href="#h.wih8o54guit2"><text:span text:style-name="T8_2">Design</text:span></text:a></text:span><text:span text:style-name="T8_3"><text:a xlink:type="simple" xlink:href="#h.wih8o54guit2"><text:span text:style-name="T8_4"><text:s/></text:span></text:a></text:span><text:span text:style-name="T8_5"><text:a xlink:type="simple" xlink:href="#h.wih8o54guit2"><text:span text:style-name="T8_6">Considerations</text:span></text:a></text:span></text:p>
      <text:p text:style-name="P9"><text:span text:style-name="T9_1"><text:a xlink:type="simple" xlink:href="#h.26eef4fcd134"><text:span text:style-name="T9_2">Constraints</text:span></text:a></text:span><text:span text:style-name="T9_3"><text:a xlink:type="simple" xlink:href="#h.26eef4fcd134"><text:span text:style-name="T9_4"><text:s/></text:span></text:a></text:span><text:span text:style-name="T9_5"><text:a xlink:type="simple" xlink:href="#h.26eef4fcd134"><text:span text:style-name="T9_6">and</text:span></text:a></text:span><text:span text:style-name="T9_7"><text:a xlink:type="simple" xlink:href="#h.26eef4fcd134"><text:span text:style-name="T9_8"><text:s/></text:span></text:a></text:span><text:span text:style-name="T9_9"><text:a xlink:type="simple" xlink:href="#h.26eef4fcd134"><text:span text:style-name="T9_10">Dependencies</text:span></text:a></text:span></text:p>
      <text:p text:style-name="P10"><text:span text:style-name="T10_1"><text:a xlink:type="simple" xlink:href="#h.nguw7l50oxpj"><text:span text:style-name="T10_2">Methodology</text:span></text:a></text:span></text:p>
      <text:p text:style-name="P11"><text:span text:style-name="T11_1"><text:a xlink:type="simple" xlink:href="#h.x9sdsthbu6n3"><text:span text:style-name="T11_2">System</text:span></text:a></text:span><text:span text:style-name="T11_3"><text:a xlink:type="simple" xlink:href="#h.x9sdsthbu6n3"><text:span text:style-name="T11_4"><text:s/></text:span></text:a></text:span><text:span text:style-name="T11_5"><text:a xlink:type="simple" xlink:href="#h.x9sdsthbu6n3"><text:span text:style-name="T11_6">Architecture</text:span></text:a></text:span></text:p>
      <text:p text:style-name="P12"><text:span text:style-name="T12_1"><text:a xlink:type="simple" xlink:href="#h.g95ogplqx5ru"><text:span text:style-name="T12_2">Entity</text:span></text:a></text:span><text:span text:style-name="T12_3"><text:a xlink:type="simple" xlink:href="#h.g95ogplqx5ru"><text:span text:style-name="T12_4"><text:s/></text:span></text:a></text:span><text:span text:style-name="T12_5"><text:a xlink:type="simple" xlink:href="#h.g95ogplqx5ru"><text:span text:style-name="T12_6">Classes</text:span></text:a></text:span></text:p>
      <text:p text:style-name="P13"><text:span text:style-name="T13_1"><text:a xlink:type="simple" xlink:href="#h.me1lrrf07t4p"><text:span text:style-name="T13_2">Tile</text:span></text:a></text:span><text:span text:style-name="T13_3"><text:a xlink:type="simple" xlink:href="#h.me1lrrf07t4p"><text:span text:style-name="T13_4">:<text:s/></text:span></text:a></text:span><text:span text:style-name="T13_5"><text:a xlink:type="simple" xlink:href="#h.me1lrrf07t4p"><text:span text:style-name="T13_6">The</text:span></text:a></text:span><text:span text:style-name="T13_7"><text:a xlink:type="simple" xlink:href="#h.me1lrrf07t4p"><text:span text:style-name="T13_8"><text:s/></text:span></text:a></text:span><text:span text:style-name="T13_9"><text:a xlink:type="simple" xlink:href="#h.me1lrrf07t4p"><text:span text:style-name="T13_10">Essential</text:span></text:a></text:span><text:span text:style-name="T13_11"><text:a xlink:type="simple" xlink:href="#h.me1lrrf07t4p"><text:span text:style-name="T13_12"><text:s/></text:span></text:a></text:span><text:span text:style-name="T13_13"><text:a xlink:type="simple" xlink:href="#h.me1lrrf07t4p"><text:span text:style-name="T13_14">Entity</text:span></text:a></text:span><text:span text:style-name="T13_15"><text:a xlink:type="simple" xlink:href="#h.me1lrrf07t4p"><text:span text:style-name="T13_16"><text:s/></text:span></text:a></text:span><text:span text:style-name="T13_17"><text:a xlink:type="simple" xlink:href="#h.me1lrrf07t4p"><text:span text:style-name="T13_18">Class</text:span></text:a></text:span></text:p>
      <text:p text:style-name="P14"><text:span text:style-name="T14_1"><text:a xlink:type="simple" xlink:href="#h.sw3s1576bbw3"><text:span text:style-name="T14_2">Grid</text:span></text:a></text:span><text:span text:style-name="T14_3"><text:a xlink:type="simple" xlink:href="#h.sw3s1576bbw3"><text:span text:style-name="T14_4">:<text:s/></text:span></text:a></text:span><text:span text:style-name="T14_5"><text:a xlink:type="simple" xlink:href="#h.sw3s1576bbw3"><text:span text:style-name="T14_6">A</text:span></text:a></text:span><text:span text:style-name="T14_7"><text:a xlink:type="simple" xlink:href="#h.sw3s1576bbw3"><text:span text:style-name="T14_8"><text:s/></text:span></text:a></text:span><text:span text:style-name="T14_9"><text:a xlink:type="simple" xlink:href="#h.sw3s1576bbw3"><text:span text:style-name="T14_10">Composition</text:span></text:a></text:span><text:span text:style-name="T14_11"><text:a xlink:type="simple" xlink:href="#h.sw3s1576bbw3"><text:span text:style-name="T14_12"><text:s/></text:span></text:a></text:span><text:span text:style-name="T14_13"><text:a xlink:type="simple" xlink:href="#h.sw3s1576bbw3"><text:span text:style-name="T14_14">of</text:span></text:a></text:span><text:span text:style-name="T14_15"><text:a xlink:type="simple" xlink:href="#h.sw3s1576bbw3"><text:span text:style-name="T14_16"><text:s/></text:span></text:a></text:span><text:span text:style-name="T14_17"><text:a xlink:type="simple" xlink:href="#h.sw3s1576bbw3"><text:span text:style-name="T14_18">Tiles</text:span></text:a></text:span></text:p>
      <text:p text:style-name="P15"><text:span text:style-name="T15_1"><text:a xlink:type="simple" xlink:href="#h.9261qetsg0x0"><text:span text:style-name="T15_2">TaxRates</text:span></text:a></text:span><text:span text:style-name="T15_3"><text:a xlink:type="simple" xlink:href="#h.9261qetsg0x0"><text:span text:style-name="T15_4">:<text:s/></text:span></text:a></text:span><text:span text:style-name="T15_5"><text:a xlink:type="simple" xlink:href="#h.9261qetsg0x0"><text:span text:style-name="T15_6">Tax</text:span></text:a></text:span><text:span text:style-name="T15_7"><text:a xlink:type="simple" xlink:href="#h.9261qetsg0x0"><text:span text:style-name="T15_8"><text:s/></text:span></text:a></text:span><text:span text:style-name="T15_9"><text:a xlink:type="simple" xlink:href="#h.9261qetsg0x0"><text:span text:style-name="T15_10">Rates</text:span></text:a></text:span><text:span text:style-name="T15_11"><text:a xlink:type="simple" xlink:href="#h.9261qetsg0x0"><text:span text:style-name="T15_12"><text:s/></text:span></text:a></text:span><text:span text:style-name="T15_13"><text:a xlink:type="simple" xlink:href="#h.9261qetsg0x0"><text:span text:style-name="T15_14">for</text:span></text:a></text:span><text:span text:style-name="T15_15"><text:a xlink:type="simple" xlink:href="#h.9261qetsg0x0"><text:span text:style-name="T15_16"><text:s/></text:span></text:a></text:span><text:span text:style-name="T15_17"><text:a xlink:type="simple" xlink:href="#h.9261qetsg0x0"><text:span text:style-name="T15_18">The</text:span></text:a></text:span><text:span text:style-name="T15_19"><text:a xlink:type="simple" xlink:href="#h.9261qetsg0x0"><text:span text:style-name="T15_20"><text:s/></text:span></text:a></text:span><text:span text:style-name="T15_21"><text:a xlink:type="simple" xlink:href="#h.9261qetsg0x0"><text:span text:style-name="T15_22">Simulation</text:span></text:a></text:span></text:p>
      <text:p text:style-name="P16"><text:span text:style-name="T16_1"><text:a xlink:type="simple" xlink:href="#h.krg1t2brers1"><text:span text:style-name="T16_2">GameState</text:span></text:a></text:span><text:span text:style-name="T16_3"><text:a xlink:type="simple" xlink:href="#h.krg1t2brers1"><text:span text:style-name="T16_4">:<text:s/></text:span></text:a></text:span><text:span text:style-name="T16_5"><text:a xlink:type="simple" xlink:href="#h.krg1t2brers1"><text:span text:style-name="T16_6">Metadata</text:span></text:a></text:span><text:span text:style-name="T16_7"><text:a xlink:type="simple" xlink:href="#h.krg1t2brers1"><text:span text:style-name="T16_8"><text:s/></text:span></text:a></text:span><text:span text:style-name="T16_9"><text:a xlink:type="simple" xlink:href="#h.krg1t2brers1"><text:span text:style-name="T16_10">About</text:span></text:a></text:span><text:span text:style-name="T16_11"><text:a xlink:type="simple" xlink:href="#h.krg1t2brers1"><text:span text:style-name="T16_12"><text:s/></text:span></text:a></text:span><text:span text:style-name="T16_13"><text:a xlink:type="simple" xlink:href="#h.krg1t2brers1"><text:span text:style-name="T16_14">The</text:span></text:a></text:span><text:span text:style-name="T16_15"><text:a xlink:type="simple" xlink:href="#h.krg1t2brers1"><text:span text:style-name="T16_16"><text:s/></text:span></text:a></text:span><text:span text:style-name="T16_17"><text:a xlink:type="simple" xlink:href="#h.krg1t2brers1"><text:span text:style-name="T16_18">Simulation</text:span></text:a></text:span></text:p>
      <text:p text:style-name="P17"><text:span text:style-name="T17_1"><text:a xlink:type="simple" xlink:href="#h.y22oqpza9axl"><text:span text:style-name="T17_2">Control</text:span></text:a></text:span><text:span text:style-name="T17_3"><text:a xlink:type="simple" xlink:href="#h.y22oqpza9axl"><text:span text:style-name="T17_4"><text:s/></text:span></text:a></text:span><text:span text:style-name="T17_5"><text:a xlink:type="simple" xlink:href="#h.y22oqpza9axl"><text:span text:style-name="T17_6">Classes</text:span></text:a></text:span></text:p>
      <text:p text:style-name="P18"><text:span text:style-name="T18_1"><text:a xlink:type="simple" xlink:href="#h.xfr3lw9mjtku"><text:span text:style-name="T18_2">GameRunner</text:span></text:a></text:span><text:span text:style-name="T18_3"><text:a xlink:type="simple" xlink:href="#h.xfr3lw9mjtku"><text:span text:style-name="T18_4">:<text:s/></text:span></text:a></text:span><text:span text:style-name="T18_5"><text:a xlink:type="simple" xlink:href="#h.xfr3lw9mjtku"><text:span text:style-name="T18_6">Computing</text:span></text:a></text:span><text:span text:style-name="T18_7"><text:a xlink:type="simple" xlink:href="#h.xfr3lw9mjtku"><text:span text:style-name="T18_8"><text:s/></text:span></text:a></text:span><text:span text:style-name="T18_9"><text:a xlink:type="simple" xlink:href="#h.xfr3lw9mjtku"><text:span text:style-name="T18_10">The</text:span></text:a></text:span><text:span text:style-name="T18_11"><text:a xlink:type="simple" xlink:href="#h.xfr3lw9mjtku"><text:span text:style-name="T18_12"><text:s/></text:span></text:a></text:span><text:span text:style-name="T18_13"><text:a xlink:type="simple" xlink:href="#h.xfr3lw9mjtku"><text:span text:style-name="T18_14">State</text:span></text:a></text:span><text:span text:style-name="T18_15"><text:a xlink:type="simple" xlink:href="#h.xfr3lw9mjtku"><text:span text:style-name="T18_16"><text:s/></text:span></text:a></text:span><text:span text:style-name="T18_17"><text:a xlink:type="simple" xlink:href="#h.xfr3lw9mjtku"><text:span text:style-name="T18_18">of</text:span></text:a></text:span><text:span text:style-name="T18_19"><text:a xlink:type="simple" xlink:href="#h.xfr3lw9mjtku"><text:span text:style-name="T18_20"><text:s/></text:span></text:a></text:span><text:span text:style-name="T18_21"><text:a xlink:type="simple" xlink:href="#h.xfr3lw9mjtku"><text:span text:style-name="T18_22">The</text:span></text:a></text:span><text:span text:style-name="T18_23"><text:a xlink:type="simple" xlink:href="#h.xfr3lw9mjtku"><text:span text:style-name="T18_24"><text:s/></text:span></text:a></text:span><text:span text:style-name="T18_25"><text:a xlink:type="simple" xlink:href="#h.xfr3lw9mjtku"><text:span text:style-name="T18_26">Simulation</text:span></text:a></text:span></text:p>
      <text:p text:style-name="P19"><text:span text:style-name="T19_1"><text:a xlink:type="simple" xlink:href="#h.f9l0wu9t3qm"><text:span text:style-name="T19_2">StateManager</text:span></text:a></text:span><text:span text:style-name="T19_3"><text:a xlink:type="simple" xlink:href="#h.f9l0wu9t3qm"><text:span text:style-name="T19_4">:<text:s/></text:span></text:a></text:span><text:span text:style-name="T19_5"><text:a xlink:type="simple" xlink:href="#h.f9l0wu9t3qm"><text:span text:style-name="T19_6">How</text:span></text:a></text:span><text:span text:style-name="T19_7"><text:a xlink:type="simple" xlink:href="#h.f9l0wu9t3qm"><text:span text:style-name="T19_8"><text:s/></text:span></text:a></text:span><text:span text:style-name="T19_9"><text:a xlink:type="simple" xlink:href="#h.f9l0wu9t3qm"><text:span text:style-name="T19_10">The</text:span></text:a></text:span><text:span text:style-name="T19_11"><text:a xlink:type="simple" xlink:href="#h.f9l0wu9t3qm"><text:span text:style-name="T19_12"><text:s/></text:span></text:a></text:span><text:span text:style-name="T19_13"><text:a xlink:type="simple" xlink:href="#h.f9l0wu9t3qm"><text:span text:style-name="T19_14">State</text:span></text:a></text:span><text:span text:style-name="T19_15"><text:a xlink:type="simple" xlink:href="#h.f9l0wu9t3qm"><text:span text:style-name="T19_16"><text:s/></text:span></text:a></text:span><text:span text:style-name="T19_17"><text:a xlink:type="simple" xlink:href="#h.f9l0wu9t3qm"><text:span text:style-name="T19_18">of</text:span></text:a></text:span><text:span text:style-name="T19_19"><text:a xlink:type="simple" xlink:href="#h.f9l0wu9t3qm"><text:span text:style-name="T19_20"><text:s/></text:span></text:a></text:span><text:span text:style-name="T19_21"><text:a xlink:type="simple" xlink:href="#h.f9l0wu9t3qm"><text:span text:style-name="T19_22">The</text:span></text:a></text:span><text:span text:style-name="T19_23"><text:a xlink:type="simple" xlink:href="#h.f9l0wu9t3qm"><text:span text:style-name="T19_24"><text:s/></text:span></text:a></text:span><text:span text:style-name="T19_25"><text:a xlink:type="simple" xlink:href="#h.f9l0wu9t3qm"><text:span text:style-name="T19_26">Simulation</text:span></text:a></text:span><text:span text:style-name="T19_27"><text:a xlink:type="simple" xlink:href="#h.f9l0wu9t3qm"><text:span text:style-name="T19_28"><text:s/></text:span></text:a></text:span><text:span text:style-name="T19_29"><text:a xlink:type="simple" xlink:href="#h.f9l0wu9t3qm"><text:span text:style-name="T19_30">is</text:span></text:a></text:span><text:span text:style-name="T19_31"><text:a xlink:type="simple" xlink:href="#h.f9l0wu9t3qm"><text:span text:style-name="T19_32"><text:s/></text:span></text:a></text:span><text:span text:style-name="T19_33"><text:a xlink:type="simple" xlink:href="#h.f9l0wu9t3qm"><text:span text:style-name="T19_34">Saved</text:span></text:a></text:span><text:span text:style-name="T19_35"><text:a xlink:type="simple" xlink:href="#h.f9l0wu9t3qm"><text:span text:style-name="T19_36">,<text:s/></text:span></text:a></text:span><text:span text:style-name="T19_37"><text:a xlink:type="simple" xlink:href="#h.f9l0wu9t3qm"><text:span text:style-name="T19_38">Loaded</text:span></text:a></text:span><text:span text:style-name="T19_39"><text:a xlink:type="simple" xlink:href="#h.f9l0wu9t3qm"><text:span text:style-name="T19_40">,<text:s/></text:span></text:a></text:span><text:span text:style-name="T19_41"><text:a xlink:type="simple" xlink:href="#h.f9l0wu9t3qm"><text:span text:style-name="T19_42">and</text:span></text:a></text:span><text:span text:style-name="T19_43"><text:a xlink:type="simple" xlink:href="#h.f9l0wu9t3qm"><text:span text:style-name="T19_44"><text:s/></text:span></text:a></text:span><text:span text:style-name="T19_45"><text:a xlink:type="simple" xlink:href="#h.f9l0wu9t3qm"><text:span text:style-name="T19_46">Reset</text:span></text:a></text:span></text:p>
      <text:p text:style-name="P20"><text:span text:style-name="T20_1"><text:a xlink:type="simple" xlink:href="#h.bj1x7m6gmqsl"><text:span text:style-name="T20_2">Boundary</text:span></text:a></text:span><text:span text:style-name="T20_3"><text:a xlink:type="simple" xlink:href="#h.bj1x7m6gmqsl"><text:span text:style-name="T20_4"><text:s/></text:span></text:a></text:span><text:span text:style-name="T20_5"><text:a xlink:type="simple" xlink:href="#h.bj1x7m6gmqsl"><text:span text:style-name="T20_6">Classes</text:span></text:a></text:span></text:p>
      <text:p text:style-name="P21"><text:span text:style-name="T21_1"><text:a xlink:type="simple" xlink:href="#h.6iux9qepkpzj"><text:span text:style-name="T21_2">Controller</text:span></text:a></text:span><text:span text:style-name="T21_3"><text:a xlink:type="simple" xlink:href="#h.6iux9qepkpzj"><text:span text:style-name="T21_4">:<text:s/></text:span></text:a></text:span><text:span text:style-name="T21_5"><text:a xlink:type="simple" xlink:href="#h.6iux9qepkpzj"><text:span text:style-name="T21_6">Making</text:span></text:a></text:span><text:span text:style-name="T21_7"><text:a xlink:type="simple" xlink:href="#h.6iux9qepkpzj"><text:span text:style-name="T21_8"><text:s/></text:span></text:a></text:span><text:span text:style-name="T21_9"><text:a xlink:type="simple" xlink:href="#h.6iux9qepkpzj"><text:span text:style-name="T21_10">Change</text:span></text:a></text:span></text:p>
      <text:p text:style-name="P22"><text:span text:style-name="T22_1"><text:a xlink:type="simple" xlink:href="#h.wwnz2oc8bf7h"><text:span text:style-name="T22_2">ReportView</text:span></text:a></text:span><text:span text:style-name="T22_3"><text:a xlink:type="simple" xlink:href="#h.wwnz2oc8bf7h"><text:span text:style-name="T22_4">:<text:s/></text:span></text:a></text:span><text:span text:style-name="T22_5"><text:a xlink:type="simple" xlink:href="#h.wwnz2oc8bf7h"><text:span text:style-name="T22_6">Displaying</text:span></text:a></text:span><text:span text:style-name="T22_7"><text:a xlink:type="simple" xlink:href="#h.wwnz2oc8bf7h"><text:span text:style-name="T22_8"><text:s/></text:span></text:a></text:span><text:span text:style-name="T22_9"><text:a xlink:type="simple" xlink:href="#h.wwnz2oc8bf7h"><text:span text:style-name="T22_10">Reports</text:span></text:a></text:span><text:span text:style-name="T22_11"><text:a xlink:type="simple" xlink:href="#h.wwnz2oc8bf7h"><text:span text:style-name="T22_12"><text:s/></text:span></text:a></text:span><text:span text:style-name="T22_13"><text:a xlink:type="simple" xlink:href="#h.wwnz2oc8bf7h"><text:span text:style-name="T22_14">to</text:span></text:a></text:span><text:span text:style-name="T22_15"><text:a xlink:type="simple" xlink:href="#h.wwnz2oc8bf7h"><text:span text:style-name="T22_16"><text:s/></text:span></text:a></text:span><text:span text:style-name="T22_17"><text:a xlink:type="simple" xlink:href="#h.wwnz2oc8bf7h"><text:span text:style-name="T22_18">The</text:span></text:a></text:span><text:span text:style-name="T22_19"><text:a xlink:type="simple" xlink:href="#h.wwnz2oc8bf7h"><text:span text:style-name="T22_20"><text:s/></text:span></text:a></text:span><text:span text:style-name="T22_21"><text:a xlink:type="simple" xlink:href="#h.wwnz2oc8bf7h"><text:span text:style-name="T22_22">User</text:span></text:a></text:span></text:p>
      <text:p text:style-name="P23"><text:span text:style-name="T23_1"><text:a xlink:type="simple" xlink:href="#h.qdsb7tutrobd"><text:span text:style-name="T23_2">MapView</text:span></text:a></text:span><text:span text:style-name="T23_3"><text:a xlink:type="simple" xlink:href="#h.qdsb7tutrobd"><text:span text:style-name="T23_4">:<text:s/></text:span></text:a></text:span><text:span text:style-name="T23_5"><text:a xlink:type="simple" xlink:href="#h.qdsb7tutrobd"><text:span text:style-name="T23_6">Providing</text:span></text:a></text:span><text:span text:style-name="T23_7"><text:a xlink:type="simple" xlink:href="#h.qdsb7tutrobd"><text:span text:style-name="T23_8"><text:s/></text:span></text:a></text:span><text:span text:style-name="T23_9"><text:a xlink:type="simple" xlink:href="#h.qdsb7tutrobd"><text:span text:style-name="T23_10">a</text:span></text:a></text:span><text:span text:style-name="T23_11"><text:a xlink:type="simple" xlink:href="#h.qdsb7tutrobd"><text:span text:style-name="T23_12"><text:s/></text:span></text:a></text:span><text:span text:style-name="T23_13"><text:a xlink:type="simple" xlink:href="#h.qdsb7tutrobd"><text:span text:style-name="T23_14">Graphical</text:span></text:a></text:span><text:span text:style-name="T23_15"><text:a xlink:type="simple" xlink:href="#h.qdsb7tutrobd"><text:span text:style-name="T23_16"><text:s/></text:span></text:a></text:span><text:span text:style-name="T23_17"><text:a xlink:type="simple" xlink:href="#h.qdsb7tutrobd"><text:span text:style-name="T23_18">View</text:span></text:a></text:span><text:span text:style-name="T23_19"><text:a xlink:type="simple" xlink:href="#h.qdsb7tutrobd"><text:span text:style-name="T23_20"><text:s/></text:span></text:a></text:span><text:span text:style-name="T23_21"><text:a xlink:type="simple" xlink:href="#h.qdsb7tutrobd"><text:span text:style-name="T23_22">of</text:span></text:a></text:span><text:span text:style-name="T23_23"><text:a xlink:type="simple" xlink:href="#h.qdsb7tutrobd"><text:span text:style-name="T23_24"><text:s/></text:span></text:a></text:span><text:span text:style-name="T23_25"><text:a xlink:type="simple" xlink:href="#h.qdsb7tutrobd"><text:span text:style-name="T23_26">The</text:span></text:a></text:span><text:span text:style-name="T23_27"><text:a xlink:type="simple" xlink:href="#h.qdsb7tutrobd"><text:span text:style-name="T23_28"><text:s/></text:span></text:a></text:span><text:span text:style-name="T23_29"><text:a xlink:type="simple" xlink:href="#h.qdsb7tutrobd"><text:span text:style-name="T23_30">Grid</text:span></text:a></text:span></text:p>
      <text:p text:style-name="P24"><text:span text:style-name="T24_1"><text:a xlink:type="simple" xlink:href="#h.flysv1na6ck5"><text:span text:style-name="T24_2">MiniView</text:span></text:a></text:span><text:span text:style-name="T24_3"><text:a xlink:type="simple" xlink:href="#h.flysv1na6ck5"><text:span text:style-name="T24_4">:<text:s/></text:span></text:a></text:span><text:span text:style-name="T24_5"><text:a xlink:type="simple" xlink:href="#h.flysv1na6ck5"><text:span text:style-name="T24_6">A</text:span></text:a></text:span><text:span text:style-name="T24_7"><text:a xlink:type="simple" xlink:href="#h.flysv1na6ck5"><text:span text:style-name="T24_8"><text:s/></text:span></text:a></text:span><text:span text:style-name="T24_9"><text:a xlink:type="simple" xlink:href="#h.flysv1na6ck5"><text:span text:style-name="T24_10">High</text:span></text:a></text:span><text:span text:style-name="T24_11"><text:a xlink:type="simple" xlink:href="#h.flysv1na6ck5"><text:span text:style-name="T24_12"><text:s/></text:span></text:a></text:span><text:span text:style-name="T24_13"><text:a xlink:type="simple" xlink:href="#h.flysv1na6ck5"><text:span text:style-name="T24_14">View</text:span></text:a></text:span><text:span text:style-name="T24_15"><text:a xlink:type="simple" xlink:href="#h.flysv1na6ck5"><text:span text:style-name="T24_16"><text:s/></text:span></text:a></text:span><text:span text:style-name="T24_17"><text:a xlink:type="simple" xlink:href="#h.flysv1na6ck5"><text:span text:style-name="T24_18">of</text:span></text:a></text:span><text:span text:style-name="T24_19"><text:a xlink:type="simple" xlink:href="#h.flysv1na6ck5"><text:span text:style-name="T24_20"><text:s/></text:span></text:a></text:span><text:span text:style-name="T24_21"><text:a xlink:type="simple" xlink:href="#h.flysv1na6ck5"><text:span text:style-name="T24_22">The</text:span></text:a></text:span><text:span text:style-name="T24_23"><text:a xlink:type="simple" xlink:href="#h.flysv1na6ck5"><text:span text:style-name="T24_24"><text:s/></text:span></text:a></text:span><text:span text:style-name="T24_25"><text:a xlink:type="simple" xlink:href="#h.flysv1na6ck5"><text:span text:style-name="T24_26">Grid</text:span></text:a></text:span></text:p>
      <text:p text:style-name="P25"><text:span text:style-name="T25_1"><text:a xlink:type="simple" xlink:href="#h.csdah0u6qlkn"><text:span text:style-name="T25_2">MegaView</text:span></text:a></text:span><text:span text:style-name="T25_3"><text:a xlink:type="simple" xlink:href="#h.csdah0u6qlkn"><text:span text:style-name="T25_4">:<text:s/></text:span></text:a></text:span><text:span text:style-name="T25_5"><text:a xlink:type="simple" xlink:href="#h.csdah0u6qlkn"><text:span text:style-name="T25_6">A</text:span></text:a></text:span><text:span text:style-name="T25_7"><text:a xlink:type="simple" xlink:href="#h.csdah0u6qlkn"><text:span text:style-name="T25_8"><text:s/></text:span></text:a></text:span><text:span text:style-name="T25_9"><text:a xlink:type="simple" xlink:href="#h.csdah0u6qlkn"><text:span text:style-name="T25_10">Detailed</text:span></text:a></text:span><text:span text:style-name="T25_11"><text:a xlink:type="simple" xlink:href="#h.csdah0u6qlkn"><text:span text:style-name="T25_12"><text:s/></text:span></text:a></text:span><text:span text:style-name="T25_13"><text:a xlink:type="simple" xlink:href="#h.csdah0u6qlkn"><text:span text:style-name="T25_14">View</text:span></text:a></text:span><text:span text:style-name="T25_15"><text:a xlink:type="simple" xlink:href="#h.csdah0u6qlkn"><text:span text:style-name="T25_16"><text:s/></text:span></text:a></text:span><text:span text:style-name="T25_17"><text:a xlink:type="simple" xlink:href="#h.csdah0u6qlkn"><text:span text:style-name="T25_18">of</text:span></text:a></text:span><text:span text:style-name="T25_19"><text:a xlink:type="simple" xlink:href="#h.csdah0u6qlkn"><text:span text:style-name="T25_20"><text:s/></text:span></text:a></text:span><text:span text:style-name="T25_21"><text:a xlink:type="simple" xlink:href="#h.csdah0u6qlkn"><text:span text:style-name="T25_22">The</text:span></text:a></text:span><text:span text:style-name="T25_23"><text:a xlink:type="simple" xlink:href="#h.csdah0u6qlkn"><text:span text:style-name="T25_24"><text:s/></text:span></text:a></text:span><text:span text:style-name="T25_25"><text:a xlink:type="simple" xlink:href="#h.csdah0u6qlkn"><text:span text:style-name="T25_26">Grid</text:span></text:a></text:span></text:p>
      <text:p text:style-name="P26"><text:span text:style-name="T26_1"><text:a xlink:type="simple" xlink:href="#h.pq9ujp8t871"><text:span text:style-name="T26_2">Detailed</text:span></text:a></text:span><text:span text:style-name="T26_3"><text:a xlink:type="simple" xlink:href="#h.pq9ujp8t871"><text:span text:style-name="T26_4"><text:s/></text:span></text:a></text:span><text:span text:style-name="T26_5"><text:a xlink:type="simple" xlink:href="#h.pq9ujp8t871"><text:span text:style-name="T26_6">System</text:span></text:a></text:span><text:span text:style-name="T26_7"><text:a xlink:type="simple" xlink:href="#h.pq9ujp8t871"><text:span text:style-name="T26_8"><text:s/></text:span></text:a></text:span><text:span text:style-name="T26_9"><text:a xlink:type="simple" xlink:href="#h.pq9ujp8t871"><text:span text:style-name="T26_10">Design</text:span></text:a></text:span></text:p>
      <text:p text:style-name="P27"><text:span text:style-name="T27_1"><text:a xlink:type="simple" xlink:href="#h.1b05bf88db3f"><text:span text:style-name="T27_2">&lt;</text:span></text:a></text:span><text:span text:style-name="T27_3"><text:a xlink:type="simple" xlink:href="#h.1b05bf88db3f"><text:span text:style-name="T27_4">Subsystem</text:span></text:a></text:span><text:span text:style-name="T27_5"><text:a xlink:type="simple" xlink:href="#h.1b05bf88db3f"><text:span text:style-name="T27_6">,<text:s/></text:span></text:a></text:span><text:span text:style-name="T27_7"><text:a xlink:type="simple" xlink:href="#h.1b05bf88db3f"><text:span text:style-name="T27_8">Component</text:span></text:a></text:span><text:span text:style-name="T27_9"><text:a xlink:type="simple" xlink:href="#h.1b05bf88db3f"><text:span text:style-name="T27_10"><text:s/></text:span></text:a></text:span><text:span text:style-name="T27_11"><text:a xlink:type="simple" xlink:href="#h.1b05bf88db3f"><text:span text:style-name="T27_12">or</text:span></text:a></text:span><text:span text:style-name="T27_13"><text:a xlink:type="simple" xlink:href="#h.1b05bf88db3f"><text:span text:style-name="T27_14"><text:s/></text:span></text:a></text:span><text:span text:style-name="T27_15"><text:a xlink:type="simple" xlink:href="#h.1b05bf88db3f"><text:span text:style-name="T27_16">Object</text:span></text:a></text:span><text:span text:style-name="T27_17"><text:a xlink:type="simple" xlink:href="#h.1b05bf88db3f"><text:span text:style-name="T27_18"><text:s/>1&gt;</text:span></text:a></text:span></text:p>
      <text:p text:style-name="P28"><text:span text:style-name="T28_1"><text:a xlink:type="simple" xlink:href="#h.17844b0131ec"><text:span text:style-name="T28_2">&lt;</text:span></text:a></text:span><text:span text:style-name="T28_3"><text:a xlink:type="simple" xlink:href="#h.17844b0131ec"><text:span text:style-name="T28_4">Sub</text:span></text:a></text:span><text:span text:style-name="T28_5"><text:a xlink:type="simple" xlink:href="#h.17844b0131ec"><text:span text:style-name="T28_6">-</text:span></text:a></text:span><text:span text:style-name="T28_7"><text:a xlink:type="simple" xlink:href="#h.17844b0131ec"><text:span text:style-name="T28_8">subsystem</text:span></text:a></text:span><text:span text:style-name="T28_9"><text:a xlink:type="simple" xlink:href="#h.17844b0131ec"><text:span text:style-name="T28_10">,<text:s/></text:span></text:a></text:span><text:span text:style-name="T28_11"><text:a xlink:type="simple" xlink:href="#h.17844b0131ec"><text:span text:style-name="T28_12">sub</text:span></text:a></text:span><text:span text:style-name="T28_13"><text:a xlink:type="simple" xlink:href="#h.17844b0131ec"><text:span text:style-name="T28_14">-</text:span></text:a></text:span><text:span text:style-name="T28_15"><text:a xlink:type="simple" xlink:href="#h.17844b0131ec"><text:span text:style-name="T28_16">component</text:span></text:a></text:span><text:span text:style-name="T28_17"><text:a xlink:type="simple" xlink:href="#h.17844b0131ec"><text:span text:style-name="T28_18"><text:s/></text:span></text:a></text:span><text:span text:style-name="T28_19"><text:a xlink:type="simple" xlink:href="#h.17844b0131ec"><text:span text:style-name="T28_20">or</text:span></text:a></text:span><text:span text:style-name="T28_21"><text:a xlink:type="simple" xlink:href="#h.17844b0131ec"><text:span text:style-name="T28_22"><text:s/></text:span></text:a></text:span><text:span text:style-name="T28_23"><text:a xlink:type="simple" xlink:href="#h.17844b0131ec"><text:span text:style-name="T28_24">sub</text:span></text:a></text:span><text:span text:style-name="T28_25"><text:a xlink:type="simple" xlink:href="#h.17844b0131ec"><text:span text:style-name="T28_26">-</text:span></text:a></text:span><text:span text:style-name="T28_27"><text:a xlink:type="simple" xlink:href="#h.17844b0131ec"><text:span text:style-name="T28_28">object</text:span></text:a></text:span><text:span text:style-name="T28_29"><text:a xlink:type="simple" xlink:href="#h.17844b0131ec"><text:span text:style-name="T28_30"><text:s/>1-1&gt;</text:span></text:a></text:span></text:p>
      <text:p text:style-name="P29"/>
      <text:h text:style-name="P30" text:outline-level="10"><text:bookmark-start text:name="h.kqe9ktkck1u6"/><text:bookmark-end text:name="h.kqe9ktkck1u6"/></text:h>
      <text:h text:style-name="P31" text:outline-level="10"><text:bookmark-start text:name="h.64f4b344c965"/><text:bookmark-end text:name="h.64f4b344c965"/><text:bookmark-start text:name="h.8riu6wrfkcx"/><text:bookmark-end text:name="h.8riu6wrfkcx"/><text:span text:style-name="T31_1">Introduction</text:span></text:h>
      <text:p text:style-name="P32"><text:span text:style-name="T32_1">This</text:span><text:span text:style-name="T32_2"><text:s/></text:span><text:span text:style-name="T32_3">document</text:span><text:span text:style-name="T32_4"><text:s/></text:span><text:span text:style-name="T32_5">describes</text:span><text:span text:style-name="T32_6"><text:s/></text:span><text:span text:style-name="T32_7">the</text:span><text:span text:style-name="T32_8"><text:s/></text:span><text:span text:style-name="T32_9">various</text:span><text:span text:style-name="T32_10"><text:s/></text:span><text:span text:style-name="T32_11">object</text:span><text:span text:style-name="T32_12"><text:s/></text:span><text:span text:style-name="T32_13">classes</text:span><text:span text:style-name="T32_14"><text:s/></text:span><text:span text:style-name="T32_15">used</text:span><text:span text:style-name="T32_16"><text:s/></text:span><text:span text:style-name="T32_17">to</text:span><text:span text:style-name="T32_18"><text:s/></text:span><text:span text:style-name="T32_19">implement</text:span><text:span text:style-name="T32_20"><text:s/></text:span><text:span text:style-name="T32_21">the</text:span><text:span text:style-name="T32_22"><text:s/></text:span><text:span text:style-name="T32_23">FooCity</text:span><text:span text:style-name="T32_24"><text:s/></text:span><text:span text:style-name="T32_25">product</text:span><text:span text:style-name="T32_26">,<text:s/></text:span><text:span text:style-name="T32_27">their</text:span><text:span text:style-name="T32_28"><text:s/></text:span><text:span text:style-name="T32_29">responsibilities</text:span><text:span text:style-name="T32_30"><text:s/></text:span><text:span text:style-name="T32_31">and</text:span><text:span text:style-name="T32_32"><text:s/></text:span><text:span text:style-name="T32_33">their</text:span><text:span text:style-name="T32_34"><text:s/></text:span><text:span text:style-name="T32_35">interactions</text:span><text:span text:style-name="T32_36">,<text:s/></text:span><text:span text:style-name="T32_37">from</text:span><text:span text:style-name="T32_38"><text:s/></text:span><text:span text:style-name="T32_39">a</text:span><text:span text:style-name="T32_40"><text:s/></text:span><text:span text:style-name="T32_41">high</text:span><text:span text:style-name="T32_42"><text:s/></text:span><text:span text:style-name="T32_43">level</text:span><text:span text:style-name="T32_44"><text:s/></text:span><text:span text:style-name="T32_45">to</text:span><text:span text:style-name="T32_46"><text:s/></text:span><text:span text:style-name="T32_47">a</text:span><text:span text:style-name="T32_48"><text:s/></text:span><text:span text:style-name="T32_49">detailed</text:span><text:span text:style-name="T32_50"><text:s/></text:span><text:span text:style-name="T32_51">description</text:span><text:span text:style-name="T32_52"><text:s/></text:span><text:span text:style-name="T32_53">of</text:span><text:span text:style-name="T32_54"><text:s/></text:span><text:span text:style-name="T32_55">class</text:span><text:span text:style-name="T32_56"><text:s/></text:span><text:span text:style-name="T32_57">interactions</text:span><text:span text:style-name="T32_58"><text:s/></text:span><text:span text:style-name="T32_59">and</text:span><text:span text:style-name="T32_60"><text:s/></text:span><text:span text:style-name="T32_61">operations</text:span><text:span text:style-name="T32_62">.</text:span></text:p>
      <text:h text:style-name="P33" text:outline-level="10"><text:bookmark-start text:name="h.4983e9f0b5b0"/><text:bookmark-end text:name="h.4983e9f0b5b0"/><text:span text:style-name="T33_1">Purpose</text:span><text:span text:style-name="T33_2"><text:s/></text:span><text:span text:style-name="T33_3">and</text:span><text:span text:style-name="T33_4"><text:s/></text:span><text:span text:style-name="T33_5">Scope</text:span></text:h>
      <text:p text:style-name="P34"><text:span text:style-name="T34_1">The</text:span><text:span text:style-name="T34_2"><text:s/></text:span><text:span text:style-name="T34_3">purpose</text:span><text:span text:style-name="T34_4"><text:s/></text:span><text:span text:style-name="T34_5">of</text:span><text:span text:style-name="T34_6"><text:s/></text:span><text:span text:style-name="T34_7">this</text:span><text:span text:style-name="T34_8"><text:s/></text:span><text:span text:style-name="T34_9">document</text:span><text:span text:style-name="T34_10"><text:s/></text:span><text:span text:style-name="T34_11">is</text:span><text:span text:style-name="T34_12"><text:s/></text:span><text:span text:style-name="T34_13">to</text:span><text:span text:style-name="T34_14"><text:s/></text:span><text:span text:style-name="T34_15">provide</text:span><text:span text:style-name="T34_16"><text:s/></text:span><text:span text:style-name="T34_17">guidance</text:span><text:span text:style-name="T34_18"><text:s/></text:span><text:span text:style-name="T34_19">to</text:span><text:span text:style-name="T34_20"><text:s/></text:span><text:span text:style-name="T34_21">the</text:span><text:span text:style-name="T34_22"><text:s/></text:span><text:span text:style-name="T34_23">implementation</text:span><text:span text:style-name="T34_24"><text:s/></text:span><text:span text:style-name="T34_25">and</text:span><text:span text:style-name="T34_26"><text:s/></text:span><text:span text:style-name="T34_27">test</text:span><text:span text:style-name="T34_28"><text:s/></text:span><text:span text:style-name="T34_29">workflows</text:span><text:span text:style-name="T34_30"><text:s/></text:span><text:span text:style-name="T34_31">to</text:span><text:span text:style-name="T34_32"><text:s/></text:span><text:span text:style-name="T34_33">successfully</text:span><text:span text:style-name="T34_34"><text:s/></text:span><text:span text:style-name="T34_35">meet</text:span><text:span text:style-name="T34_36"><text:s/></text:span><text:span text:style-name="T34_37">the</text:span><text:span text:style-name="T34_38"><text:s/></text:span><text:span text:style-name="T34_39">requirements</text:span><text:span text:style-name="T34_40"><text:s/></text:span><text:span text:style-name="T34_41">laid</text:span><text:span text:style-name="T34_42"><text:s/></text:span><text:span text:style-name="T34_43">out</text:span><text:span text:style-name="T34_44"><text:s/></text:span><text:span text:style-name="T34_45">during</text:span><text:span text:style-name="T34_46"><text:s/></text:span><text:span text:style-name="T34_47">the</text:span><text:span text:style-name="T34_48"><text:s/></text:span><text:span text:style-name="T34_49">requirements</text:span><text:span text:style-name="T34_50"><text:s/></text:span><text:span text:style-name="T34_51">workflow</text:span><text:span text:style-name="T34_52">.</text:span></text:p>
      <text:h text:style-name="P35" text:outline-level="10"><text:bookmark-start text:name="h.e6784ed1d14b"/><text:bookmark-end text:name="h.e6784ed1d14b"/><text:span text:style-name="T35_1">Target</text:span><text:span text:style-name="T35_2"><text:s/></text:span><text:span text:style-name="T35_3">Audience</text:span></text:h>
      <text:p text:style-name="P36"><text:span text:style-name="T36_1">This</text:span><text:span text:style-name="T36_2"><text:s/></text:span><text:span text:style-name="T36_3">document</text:span><text:span text:style-name="T36_4"><text:s/></text:span><text:span text:style-name="T36_5">is</text:span><text:span text:style-name="T36_6"><text:s/></text:span><text:span text:style-name="T36_7">intended</text:span><text:span text:style-name="T36_8"><text:s/></text:span><text:span text:style-name="T36_9">for</text:span><text:span text:style-name="T36_10"><text:s/></text:span><text:span text:style-name="T36_11">customers</text:span><text:span text:style-name="T36_12"><text:s/></text:span><text:span text:style-name="T36_13">and</text:span><text:span text:style-name="T36_14"><text:s/></text:span><text:span text:style-name="T36_15">the</text:span><text:span text:style-name="T36_16"><text:s/></text:span><text:span text:style-name="T36_17">team</text:span><text:span text:style-name="T36_18"><text:s/></text:span><text:span text:style-name="T36_19">responsible</text:span><text:span text:style-name="T36_20"><text:s/></text:span><text:span text:style-name="T36_21">for</text:span><text:span text:style-name="T36_22"><text:s/></text:span><text:span text:style-name="T36_23">implementing</text:span><text:span text:style-name="T36_24"><text:s/></text:span><text:span text:style-name="T36_25">and</text:span><text:span text:style-name="T36_26"><text:s/></text:span><text:span text:style-name="T36_27">testing</text:span><text:span text:style-name="T36_28"><text:s/></text:span><text:span text:style-name="T36_29">the</text:span><text:span text:style-name="T36_30"><text:s/></text:span><text:span text:style-name="T36_31">FooCity</text:span><text:span text:style-name="T36_32"><text:s/></text:span><text:span text:style-name="T36_33">product</text:span><text:span text:style-name="T36_34">.</text:span></text:p>
      <text:h text:style-name="P37" text:outline-level="10"><text:bookmark-start text:name="h.wih8o54guit2"/><text:bookmark-end text:name="h.wih8o54guit2"/><text:span text:style-name="T37_1">Design</text:span><text:span text:style-name="T37_2"><text:s/></text:span><text:span text:style-name="T37_3">Considerations</text:span></text:h>
      <text:h text:style-name="P38" text:outline-level="10"><text:bookmark-start text:name="h.26eef4fcd134"/><text:bookmark-end text:name="h.26eef4fcd134"/><text:span text:style-name="T38_1">Constraints</text:span><text:span text:style-name="T38_2"><text:s/></text:span><text:span text:style-name="T38_3">and</text:span><text:span text:style-name="T38_4"><text:s/></text:span><text:span text:style-name="T38_5">Dependencies</text:span></text:h>
      <text:p text:style-name="P39"><text:span text:style-name="T39_1">Functional</text:span><text:span text:style-name="T39_2"><text:s/></text:span><text:span text:style-name="T39_3">and</text:span><text:span text:style-name="T39_4"><text:s/></text:span><text:span text:style-name="T39_5">non</text:span><text:span text:style-name="T39_6">-</text:span><text:span text:style-name="T39_7">functional</text:span><text:span text:style-name="T39_8"><text:s/></text:span><text:span text:style-name="T39_9">requirements</text:span><text:span text:style-name="T39_10"><text:s/></text:span><text:span text:style-name="T39_11">were</text:span><text:span text:style-name="T39_12"><text:s/></text:span><text:span text:style-name="T39_13">outlined</text:span><text:span text:style-name="T39_14"><text:s/></text:span><text:span text:style-name="T39_15">in</text:span><text:span text:style-name="T39_16"><text:s/></text:span><text:span text:style-name="T39_17">the</text:span><text:span text:style-name="T39_18"><text:s/></text:span><text:span text:style-name="T39_19">requirements</text:span><text:span text:style-name="T39_20"><text:s/></text:span><text:span text:style-name="T39_21">document</text:span><text:span text:style-name="T39_22">.<text:s/></text:span><text:span text:style-name="T39_23">This</text:span><text:span text:style-name="T39_24"><text:s/></text:span><text:span text:style-name="T39_25">document</text:span><text:span text:style-name="T39_26"><text:s/></text:span><text:span text:style-name="T39_27">will</text:span><text:span text:style-name="T39_28"><text:s/></text:span><text:span text:style-name="T39_29">describe</text:span><text:span text:style-name="T39_30"><text:s/></text:span><text:span text:style-name="T39_31">an</text:span><text:span text:style-name="T39_32"><text:s/></text:span><text:span text:style-name="T39_33">object</text:span><text:span text:style-name="T39_34">-</text:span><text:span text:style-name="T39_35">oriented</text:span><text:span text:style-name="T39_36"><text:s/></text:span><text:span text:style-name="T39_37">design</text:span><text:span text:style-name="T39_38"><text:s/></text:span><text:span text:style-name="T39_39">intended</text:span><text:span text:style-name="T39_40"><text:s/></text:span><text:span text:style-name="T39_41">to</text:span><text:span text:style-name="T39_42"><text:s/></text:span><text:span text:style-name="T39_43">satisfy</text:span><text:span text:style-name="T39_44"><text:s/></text:span><text:span text:style-name="T39_45">those</text:span><text:span text:style-name="T39_46"><text:s/></text:span><text:span text:style-name="T39_47">requirements</text:span><text:span text:style-name="T39_48">.<text:s/></text:span><text:span text:style-name="T39_49">To</text:span><text:span text:style-name="T39_50"><text:s/></text:span><text:span text:style-name="T39_51">that</text:span><text:span text:style-name="T39_52"><text:s/></text:span><text:span text:style-name="T39_53">end</text:span><text:span text:style-name="T39_54">,<text:s/></text:span><text:span text:style-name="T39_55">the</text:span><text:span text:style-name="T39_56"><text:s/></text:span><text:span text:style-name="T39_57">team</text:span><text:span text:style-name="T39_58"><text:s/></text:span><text:span text:style-name="T39_59">has</text:span><text:span text:style-name="T39_60"><text:s/></text:span><text:span text:style-name="T39_61">decided</text:span><text:span text:style-name="T39_62"><text:s/></text:span><text:span text:style-name="T39_63">that</text:span><text:span text:style-name="T39_64"><text:s/></text:span><text:span text:style-name="T39_65">the</text:span><text:span text:style-name="T39_66"><text:s/></text:span><text:span text:style-name="T39_67">design</text:span><text:span text:style-name="T39_68"><text:s/></text:span><text:span text:style-name="T39_69">should</text:span><text:span text:style-name="T39_70"><text:s/></text:span><text:span text:style-name="T39_71">fit</text:span><text:span text:style-name="T39_72"><text:s/></text:span><text:span text:style-name="T39_73">within</text:span><text:span text:style-name="T39_74"><text:s/></text:span><text:span text:style-name="T39_75">the</text:span><text:span text:style-name="T39_76"><text:s/></text:span><text:span text:style-name="T39_77">model</text:span><text:span text:style-name="T39_78">-</text:span><text:span text:style-name="T39_79">view</text:span><text:span text:style-name="T39_80">-</text:span><text:span text:style-name="T39_81">controller</text:span><text:span text:style-name="T39_82"><text:s/></text:span><text:span text:style-name="T39_83">pattern</text:span><text:span text:style-name="T39_84">.</text:span></text:p>
      <text:h text:style-name="P40" text:outline-level="10"><text:bookmark-start text:name="h.nguw7l50oxpj"/><text:bookmark-end text:name="h.nguw7l50oxpj"/><text:span text:style-name="T40_1"><office:annotation><dc:creator/><text:p text:style-name="P41"><text:span text:style-name="T41_1">adrien</text:span><text:span text:style-name="T41_2">.</text:span><text:span text:style-name="T41_3">thebo</text:span><text:span text:style-name="T41_4">:</text:span></text:p><text:p text:style-name="P42"><text:span text:style-name="T42_1">You</text:span><text:span text:style-name="T42_2"><text:s/></text:span><text:span text:style-name="T42_3">are</text:span><text:span text:style-name="T42_4"><text:s/></text:span><text:span text:style-name="T42_5">a</text:span><text:span text:style-name="T42_6"><text:s/></text:span><text:span text:style-name="T42_7">legendary</text:span><text:span text:style-name="T42_8"><text:s/></text:span><text:span text:style-name="T42_9">wordsmith</text:span><text:span text:style-name="T42_10">.<text:s/></text:span><text:span text:style-name="T42_11">Just</text:span><text:span text:style-name="T42_12"><text:s/></text:span><text:span text:style-name="T42_13">saying</text:span><text:span text:style-name="T42_14">.</text:span></text:p></office:annotation></text:span><text:span text:style-name="T42_15">Methodology</text:span></text:h>
      <text:p text:style-name="P43"><text:span text:style-name="T43_1">The</text:span><text:span text:style-name="T43_2"><text:s/></text:span><text:span text:style-name="T43_3">team</text:span><text:span text:style-name="T43_4"><text:s/></text:span><text:span text:style-name="T43_5">will</text:span><text:span text:style-name="T43_6"><text:s/></text:span><text:span text:style-name="T43_7">use</text:span><text:span text:style-name="T43_8"><text:s/></text:span><text:span text:style-name="T43_9">a</text:span><text:span text:style-name="T43_10"><text:s/></text:span><text:span text:style-name="T43_11">variant</text:span><text:span text:style-name="T43_12"><text:s/></text:span><text:span text:style-name="T43_13">of</text:span><text:span text:style-name="T43_14"><text:s/></text:span><text:span text:style-name="T43_15">the</text:span><text:span text:style-name="T43_16"><text:s/></text:span><text:span text:style-name="T43_17">unified</text:span><text:span text:style-name="T43_18"><text:s/></text:span><text:span text:style-name="T43_19">process</text:span><text:span text:style-name="T43_20">,<text:s/></text:span><text:span text:style-name="T43_21">whose</text:span><text:span text:style-name="T43_22"><text:s/></text:span><text:span text:style-name="T43_23">analysis</text:span><text:span text:style-name="T43_24"><text:s/></text:span><text:span text:style-name="T43_25">and</text:span><text:span text:style-name="T43_26"><text:s/></text:span><text:span text:style-name="T43_27">design</text:span><text:span text:style-name="T43_28"><text:s/></text:span><text:span text:style-name="T43_29">workflow</text:span><text:span text:style-name="T43_30"><text:s/></text:span><text:span text:style-name="T43_31">focuses</text:span><text:span text:style-name="T43_32"><text:s/></text:span><text:span text:style-name="T43_33">on</text:span><text:span text:style-name="T43_34"><text:s/></text:span><text:span text:style-name="T43_35">object</text:span><text:span text:style-name="T43_36">-</text:span><text:span text:style-name="T43_37">oriented</text:span><text:span text:style-name="T43_38"><text:s/></text:span><text:span text:style-name="T43_39">design</text:span><text:span text:style-name="T43_40">,<text:s/></text:span><text:span text:style-name="T43_41">namely</text:span><text:span text:style-name="T43_42">:<text:s/></text:span><text:span text:style-name="T43_43">Object</text:span><text:span text:style-name="T43_44"><text:s/></text:span><text:span text:style-name="T43_45">extraction</text:span><text:span text:style-name="T43_46"><text:s/></text:span><text:span text:style-name="T43_47">with</text:span><text:span text:style-name="T43_48"><text:s/></text:span><text:span text:style-name="T43_49">the</text:span><text:span text:style-name="T43_50"><text:s/></text:span><text:span text:style-name="T43_51">intent</text:span><text:span text:style-name="T43_52"><text:s/></text:span><text:span text:style-name="T43_53">of</text:span><text:span text:style-name="T43_54"><text:s/></text:span><text:span text:style-name="T43_55">reflecting</text:span><text:span text:style-name="T43_56"><text:s/></text:span><text:span text:style-name="T43_57">the</text:span><text:span text:style-name="T43_58"><text:s/></text:span><text:span text:style-name="T43_59">use</text:span><text:span text:style-name="T43_60"><text:s/></text:span><text:span text:style-name="T43_61">cases</text:span><text:span text:style-name="T43_62"><text:s/></text:span><text:span text:style-name="T43_63">of</text:span><text:span text:style-name="T43_64"><text:s/></text:span><text:span text:style-name="T43_65">the</text:span><text:span text:style-name="T43_66"><text:s/></text:span><text:span text:style-name="T43_67">system</text:span><text:span text:style-name="T43_68"><text:s/></text:span><text:span text:style-name="T43_69">with</text:span><text:span text:style-name="T43_70"><text:s/></text:span><text:span text:style-name="T43_71">classes</text:span><text:span text:style-name="T43_72"><text:s/></text:span><text:span text:style-name="T43_73">that</text:span><text:span text:style-name="T43_74"><text:s/></text:span><text:span text:style-name="T43_75">fit</text:span><text:span text:style-name="T43_76"><text:s/></text:span><text:span text:style-name="T43_77">the</text:span><text:span text:style-name="T43_78"><text:s/></text:span><text:span text:style-name="T43_79">model</text:span><text:span text:style-name="T43_80">-</text:span><text:span text:style-name="T43_81">view</text:span><text:span text:style-name="T43_82">-</text:span><text:span text:style-name="T43_83">controller</text:span><text:span text:style-name="T43_84"><text:s/></text:span><text:span text:style-name="T43_85">pattern</text:span><text:span text:style-name="T43_86">.<text:s/></text:span><text:span text:style-name="T43_87">The</text:span><text:span text:style-name="T43_88"><text:s/></text:span><text:span text:style-name="T43_89">presentation</text:span><text:span text:style-name="T43_90"><text:s/></text:span><text:span text:style-name="T43_91">of</text:span><text:span text:style-name="T43_92"><text:s/></text:span><text:span text:style-name="T43_93">the</text:span><text:span text:style-name="T43_94"><text:s/></text:span><text:span text:style-name="T43_95">design</text:span><text:span text:style-name="T43_96"><text:s/></text:span><text:span text:style-name="T43_97">will</text:span><text:span text:style-name="T43_98"><text:s/></text:span><text:span text:style-name="T43_99">primarily</text:span><text:span text:style-name="T43_100"><text:s/></text:span><text:span text:style-name="T43_101">focus</text:span><text:span text:style-name="T43_102"><text:s/></text:span><text:span text:style-name="T43_103">on</text:span><text:span text:style-name="T43_104"><text:s/></text:span><text:span text:style-name="T43_105">object</text:span><text:span text:style-name="T43_106"><text:s/></text:span><text:span text:style-name="T43_107">relationship</text:span><text:span text:style-name="T43_108"><text:s/></text:span><text:span text:style-name="T43_109">diagrams</text:span><text:span text:style-name="T43_110"><text:s/></text:span><text:span text:style-name="T43_111">built</text:span><text:span text:style-name="T43_112"><text:s/></text:span><text:span text:style-name="T43_113">using</text:span><text:span text:style-name="T43_114"><text:s/></text:span><text:span text:style-name="T43_115">CRC</text:span><text:span text:style-name="T43_116"><text:s/></text:span><text:span text:style-name="T43_117">cards</text:span><text:span text:style-name="T43_118">.<text:s/></text:span><text:span text:style-name="T43_119">Because</text:span><text:span text:style-name="T43_120"><text:s/></text:span><text:span text:style-name="T43_121">the</text:span><text:span text:style-name="T43_122"><text:s/></text:span><text:span text:style-name="T43_123">design</text:span><text:span text:style-name="T43_124"><text:s/></text:span><text:span text:style-name="T43_125">of</text:span><text:span text:style-name="T43_126"><text:s/></text:span><text:span text:style-name="T43_127">the</text:span><text:span text:style-name="T43_128"><text:s/></text:span><text:span text:style-name="T43_129">system</text:span><text:span text:style-name="T43_130"><text:s/></text:span><text:span text:style-name="T43_131">allows</text:span><text:span text:style-name="T43_132"><text:s/></text:span><text:span text:style-name="T43_133">for</text:span><text:span text:style-name="T43_134"><text:s/></text:span><text:span text:style-name="T43_135">concurrent</text:span><text:span text:style-name="T43_136">,<text:s/></text:span><text:span text:style-name="T43_137">asynchronous</text:span><text:span text:style-name="T43_138"><text:s/></text:span><text:span text:style-name="T43_139">operation</text:span><text:span text:style-name="T43_140"><text:s/></text:span><text:span text:style-name="T43_141">of</text:span><text:span text:style-name="T43_142"><text:s/></text:span><text:span text:style-name="T43_143">multiple</text:span><text:span text:style-name="T43_144"><text:s/></text:span><text:span text:style-name="T43_145">components</text:span><text:span text:style-name="T43_146">,<text:s/></text:span><text:span text:style-name="T43_147">particular</text:span><text:span text:style-name="T43_148"><text:s/></text:span><text:span text:style-name="T43_149">attention</text:span><text:span text:style-name="T43_150"><text:s/></text:span><text:span text:style-name="T43_151">will</text:span><text:span text:style-name="T43_152"><text:s/></text:span><text:span text:style-name="T43_153">be</text:span><text:span text:style-name="T43_154"><text:s/></text:span><text:span text:style-name="T43_155">given</text:span><text:span text:style-name="T43_156"><text:s/></text:span><text:span text:style-name="T43_157">to</text:span><text:span text:style-name="T43_158"><text:s/></text:span><text:span text:style-name="T43_159">inter</text:span><text:span text:style-name="T43_160">-</text:span><text:span text:style-name="T43_161">object</text:span><text:span text:style-name="T43_162"><text:s/></text:span><text:span text:style-name="T43_163">communication</text:span><text:span text:style-name="T43_164">.</text:span></text:p>
      <text:p text:style-name="P44"/>
      <text:p text:style-name="P45"><text:span text:style-name="T45_1">Data</text:span><text:span text:style-name="T45_2"><text:s/></text:span><text:span text:style-name="T45_3">flow</text:span><text:span text:style-name="T45_4"><text:s/></text:span><text:span text:style-name="T45_5">diagrams</text:span><text:span text:style-name="T45_6"><text:s/></text:span><text:span text:style-name="T45_7">are</text:span><text:span text:style-name="T45_8"><text:s/></text:span><text:span text:style-name="T45_9">provided</text:span><text:span text:style-name="T45_10"><text:s/></text:span><text:span text:style-name="T45_11">to</text:span><text:span text:style-name="T45_12"><text:s/></text:span><text:span text:style-name="T45_13">illustrate</text:span><text:span text:style-name="T45_14"><text:s/></text:span><text:span text:style-name="T45_15">inter</text:span><text:span text:style-name="T45_16">-</text:span><text:span text:style-name="T45_17">object</text:span><text:span text:style-name="T45_18"><text:s/></text:span><text:span text:style-name="T45_19">interactions</text:span><text:span text:style-name="T45_20"><text:s/></text:span><text:span text:style-name="T45_21">necessary</text:span><text:span text:style-name="T45_22"><text:s/></text:span><text:span text:style-name="T45_23">to</text:span><text:span text:style-name="T45_24"><text:s/></text:span><text:span text:style-name="T45_25">satisfy</text:span><text:span text:style-name="T45_26"><text:s/></text:span><text:span text:style-name="T45_27">use</text:span><text:span text:style-name="T45_28"><text:s/></text:span><text:span text:style-name="T45_29">cases</text:span><text:span text:style-name="T45_30"><text:s/></text:span><text:span text:style-name="T45_31">identified</text:span><text:span text:style-name="T45_32"><text:s/></text:span><text:span text:style-name="T45_33">previously</text:span><text:span text:style-name="T45_34">.</text:span></text:p>
      <text:p text:style-name="P46"/>
      <text:p text:style-name="P47"><text:span text:style-name="T47_1">The</text:span><text:span text:style-name="T47_2"><text:s/></text:span><text:span text:style-name="T47_3">model</text:span><text:span text:style-name="T47_4">-</text:span><text:span text:style-name="T47_5">view</text:span><text:span text:style-name="T47_6">-</text:span><text:span text:style-name="T47_7">controller</text:span><text:span text:style-name="T47_8"><text:s/></text:span><text:span text:style-name="T47_9">pattern</text:span><text:span text:style-name="T47_10"><text:s/></text:span><text:span text:style-name="T47_11">was</text:span><text:span text:style-name="T47_12"><text:s/></text:span><text:span text:style-name="T47_13">chosen</text:span><text:span text:style-name="T47_14"><text:s/></text:span><text:span text:style-name="T47_15">to</text:span><text:span text:style-name="T47_16"><text:s/></text:span><text:span text:style-name="T47_17">satisfy</text:span><text:span text:style-name="T47_18"><text:s/></text:span><text:span text:style-name="T47_19">the</text:span><text:span text:style-name="T47_20"><text:s/></text:span><text:span text:style-name="T47_21">following</text:span><text:span text:style-name="T47_22"><text:s/></text:span><text:span text:style-name="T47_23">requirements</text:span><text:span text:style-name="T47_24">:</text:span></text:p>
      <text:list text:style-name="LS1" xml:id="list0">
        <text:list-item>
          <text:p text:style-name="P48"><text:span text:style-name="T48_1">Simple</text:span><text:span text:style-name="T48_2"><text:s/></text:span><text:span text:style-name="T48_3">abstraction</text:span><text:span text:style-name="T48_4"><text:s/></text:span><text:span text:style-name="T48_5">of</text:span><text:span text:style-name="T48_6"><text:s/></text:span><text:span text:style-name="T48_7">the</text:span><text:span text:style-name="T48_8"><text:s/></text:span><text:span text:style-name="T48_9">boundary</text:span><text:span text:style-name="T48_10"><text:s/></text:span><text:span text:style-name="T48_11">classes</text:span><text:span text:style-name="T48_12"><text:s/></text:span><text:span text:style-name="T48_13">from</text:span><text:span text:style-name="T48_14"><text:s/></text:span><text:span text:style-name="T48_15">the</text:span><text:span text:style-name="T48_16"><text:s/></text:span><text:span text:style-name="T48_17">control</text:span><text:span text:style-name="T48_18"><text:s/></text:span><text:span text:style-name="T48_19">and</text:span><text:span text:style-name="T48_20"><text:s/></text:span><text:span text:style-name="T48_21">entity</text:span><text:span text:style-name="T48_22"><text:s/></text:span><text:span text:style-name="T48_23">classes</text:span><text:span text:style-name="T48_24">,<text:s/></text:span><text:span text:style-name="T48_25">allowing</text:span><text:span text:style-name="T48_26"><text:s/></text:span><text:span text:style-name="T48_27">for</text:span><text:span text:style-name="T48_28"><text:s/></text:span><text:span text:style-name="T48_29">portability</text:span><text:span text:style-name="T48_30"><text:s/></text:span><text:span text:style-name="T48_31">to</text:span><text:span text:style-name="T48_32"><text:s/></text:span><text:span text:style-name="T48_33">multiple</text:span><text:span text:style-name="T48_34"><text:s/></text:span><text:span text:style-name="T48_35">operating</text:span><text:span text:style-name="T48_36"><text:s/></text:span><text:span text:style-name="T48_37">environments</text:span><text:span text:style-name="T48_38"><text:s/></text:span><text:span text:style-name="T48_39">by</text:span><text:span text:style-name="T48_40"><text:s/></text:span><text:span text:style-name="T48_41">changing</text:span><text:span text:style-name="T48_42"><text:s/></text:span><text:span text:style-name="T48_43">the</text:span><text:span text:style-name="T48_44"><text:s/></text:span><text:span text:style-name="T48_45">boundary</text:span><text:span text:style-name="T48_46"><text:s/></text:span><text:span text:style-name="T48_47">classes</text:span><text:span text:style-name="T48_48"><text:s/></text:span><text:span text:style-name="T48_49">only</text:span><text:span text:style-name="T48_50">.</text:span></text:p>
        </text:list-item>
        <text:list-item>
          <text:p text:style-name="P49"><text:span text:style-name="T49_1">The</text:span><text:span text:style-name="T49_2"><text:s/></text:span><text:span text:style-name="T49_3">pattern</text:span><text:span text:style-name="T49_4"><text:s/></text:span><text:span text:style-name="T49_5">is</text:span><text:span text:style-name="T49_6"><text:s/></text:span><text:span text:style-name="T49_7">a</text:span><text:span text:style-name="T49_8"><text:s/></text:span><text:span text:style-name="T49_9">well</text:span><text:span text:style-name="T49_10">-</text:span><text:span text:style-name="T49_11">understood</text:span><text:span text:style-name="T49_12"><text:s/></text:span><text:span text:style-name="T49_13">method</text:span><text:span text:style-name="T49_14"><text:s/></text:span><text:span text:style-name="T49_15">for</text:span><text:span text:style-name="T49_16"><text:s/></text:span><text:span text:style-name="T49_17">composing</text:span><text:span text:style-name="T49_18"><text:s/></text:span><text:span text:style-name="T49_19">systems</text:span><text:span text:style-name="T49_20">,<text:s/></text:span><text:span text:style-name="T49_21">allowing</text:span><text:span text:style-name="T49_22"><text:s/></text:span><text:span text:style-name="T49_23">the</text:span><text:span text:style-name="T49_24"><text:s/></text:span><text:span text:style-name="T49_25">team</text:span><text:span text:style-name="T49_26"><text:s/></text:span><text:span text:style-name="T49_27">to</text:span><text:span text:style-name="T49_28"><text:s/></text:span><text:span text:style-name="T49_29">focus</text:span><text:span text:style-name="T49_30"><text:s/></text:span><text:span text:style-name="T49_31">on</text:span><text:span text:style-name="T49_32"><text:s/></text:span><text:span text:style-name="T49_33">satisfying</text:span><text:span text:style-name="T49_34"><text:s/></text:span><text:span text:style-name="T49_35">the</text:span><text:span text:style-name="T49_36"><text:s/></text:span><text:span text:style-name="T49_37">particular</text:span><text:span text:style-name="T49_38"><text:s/></text:span><text:span text:style-name="T49_39">requirements</text:span><text:span text:style-name="T49_40"><text:s/></text:span><text:span text:style-name="T49_41">of</text:span><text:span text:style-name="T49_42"><text:s/></text:span><text:span text:style-name="T49_43">the</text:span><text:span text:style-name="T49_44"><text:s/></text:span><text:span text:style-name="T49_45">product</text:span><text:span text:style-name="T49_46">,<text:s/></text:span><text:span text:style-name="T49_47">rather</text:span><text:span text:style-name="T49_48"><text:s/></text:span><text:span text:style-name="T49_49">than</text:span><text:span text:style-name="T49_50"><text:s/></text:span><text:span text:style-name="T49_51">designing</text:span><text:span text:style-name="T49_52"><text:s/></text:span><text:span text:style-name="T49_53">an</text:span><text:span text:style-name="T49_54"><text:s/></text:span><text:span text:style-name="T49_55">ad</text:span><text:span text:style-name="T49_56">-</text:span><text:span text:style-name="T49_57">hoc</text:span><text:span text:style-name="T49_58"><text:s/></text:span><text:span text:style-name="T49_59">model</text:span><text:span text:style-name="T49_60">.</text:span></text:p>
        </text:list-item>
        <text:list-item>
          <text:p text:style-name="P50"><text:span text:style-name="T50_1">This</text:span><text:span text:style-name="T50_2"><text:s/></text:span><text:span text:style-name="T50_3">approach</text:span><text:span text:style-name="T50_4"><text:s/></text:span><text:span text:style-name="T50_5">lends</text:span><text:span text:style-name="T50_6"><text:s/></text:span><text:span text:style-name="T50_7">itself</text:span><text:span text:style-name="T50_8"><text:s/></text:span><text:span text:style-name="T50_9">to</text:span><text:span text:style-name="T50_10"><text:s/></text:span><text:span text:style-name="T50_11">parallel</text:span><text:span text:style-name="T50_12"><text:s/></text:span><text:span text:style-name="T50_13">development</text:span><text:span text:style-name="T50_14"><text:s/></text:span><text:span text:style-name="T50_15">of</text:span><text:span text:style-name="T50_16"><text:s/></text:span><text:span text:style-name="T50_17">the</text:span><text:span text:style-name="T50_18"><text:s/></text:span><text:span text:style-name="T50_19">view</text:span><text:span text:style-name="T50_20"><text:s/></text:span><text:span text:style-name="T50_21">and</text:span><text:span text:style-name="T50_22"><text:s/></text:span><text:span text:style-name="T50_23">models</text:span><text:span text:style-name="T50_24">,<text:s/></text:span><text:span text:style-name="T50_25">promising</text:span><text:span text:style-name="T50_26"><text:s/></text:span><text:span text:style-name="T50_27">greater</text:span><text:span text:style-name="T50_28"><text:s/></text:span><text:span text:style-name="T50_29">team</text:span><text:span text:style-name="T50_30"><text:s/></text:span><text:span text:style-name="T50_31">productivity</text:span><text:span text:style-name="T50_32">.</text:span></text:p>
        </text:list-item>
      </text:list>
      <text:h text:style-name="P51" text:outline-level="10"><text:bookmark-start text:name="h.47ysbayo4aux"/><text:bookmark-end text:name="h.47ysbayo4aux"/></text:h>
      <text:h text:style-name="P52" text:outline-level="10"><text:bookmark-start text:name="h.x9sdsthbu6n3"/><text:bookmark-end text:name="h.x9sdsthbu6n3"/><text:bookmark-start text:name="h.5dkhsonf83wr"/><text:bookmark-end text:name="h.5dkhsonf83wr"/><text:span text:style-name="T52_1">System</text:span><text:span text:style-name="T52_2"><text:s/></text:span><text:span text:style-name="T52_3">Architecture</text:span></text:h>
      <text:p text:style-name="P53"><text:span text:style-name="T53_1">This</text:span><text:span text:style-name="T53_2"><text:s/></text:span><text:span text:style-name="T53_3">section</text:span><text:span text:style-name="T53_4"><text:s/></text:span><text:span text:style-name="T53_5">describes</text:span><text:span text:style-name="T53_6"><text:s/></text:span><text:span text:style-name="T53_7">high</text:span><text:span text:style-name="T53_8"><text:s/></text:span><text:span text:style-name="T53_9">level</text:span><text:span text:style-name="T53_10"><text:s/></text:span><text:span text:style-name="T53_11">details</text:span><text:span text:style-name="T53_12"><text:s/></text:span><text:span text:style-name="T53_13">of</text:span><text:span text:style-name="T53_14"><text:s/></text:span><text:span text:style-name="T53_15">the</text:span><text:span text:style-name="T53_16"><text:s/></text:span><text:span text:style-name="T53_17">objects</text:span><text:span text:style-name="T53_18"><text:s/></text:span><text:span text:style-name="T53_19">that</text:span><text:span text:style-name="T53_20"><text:s/></text:span><text:span text:style-name="T53_21">compose</text:span><text:span text:style-name="T53_22"><text:s/></text:span><text:span text:style-name="T53_23">the</text:span><text:span text:style-name="T53_24"><text:s/></text:span><text:span text:style-name="T53_25">FooCity</text:span><text:span text:style-name="T53_26"><text:s/></text:span><text:span text:style-name="T53_27">product</text:span><text:span text:style-name="T53_28">,<text:s/></text:span><text:span text:style-name="T53_29">starting</text:span><text:span text:style-name="T53_30"><text:s/></text:span><text:span text:style-name="T53_31">from</text:span><text:span text:style-name="T53_32"><text:s/></text:span><text:span text:style-name="T53_33">the</text:span><text:span text:style-name="T53_34"><text:s/></text:span><text:span text:style-name="T53_35">low</text:span><text:span text:style-name="T53_36"><text:s/></text:span><text:span text:style-name="T53_37">level</text:span><text:span text:style-name="T53_38"><text:s/></text:span><text:span text:style-name="T53_39">entity</text:span><text:span text:style-name="T53_40"><text:s/></text:span><text:span text:style-name="T53_41">classes</text:span><text:span text:style-name="T53_42"><text:s/></text:span><text:span text:style-name="T53_43">in</text:span><text:span text:style-name="T53_44"><text:s/></text:span><text:span text:style-name="T53_45">the</text:span><text:span text:style-name="T53_46"><text:s/></text:span><text:span text:style-name="T53_47">model</text:span><text:span text:style-name="T53_48">,<text:s/></text:span><text:span text:style-name="T53_49">through</text:span><text:span text:style-name="T53_50"><text:s/></text:span><text:span text:style-name="T53_51">the</text:span><text:span text:style-name="T53_52"><text:s/></text:span><text:span text:style-name="T53_53">control</text:span><text:span text:style-name="T53_54"><text:s/></text:span><text:span text:style-name="T53_55">classes</text:span><text:span text:style-name="T53_56">,<text:s/></text:span><text:span text:style-name="T53_57">and</text:span><text:span text:style-name="T53_58"><text:s/></text:span><text:span text:style-name="T53_59">rising</text:span><text:span text:style-name="T53_60"><text:s/></text:span><text:span text:style-name="T53_61">up</text:span><text:span text:style-name="T53_62"><text:s/></text:span><text:span text:style-name="T53_63">to</text:span><text:span text:style-name="T53_64"><text:s/></text:span><text:span text:style-name="T53_65">the</text:span><text:span text:style-name="T53_66"><text:s/></text:span><text:span text:style-name="T53_67">user</text:span><text:span text:style-name="T53_68">-</text:span><text:span text:style-name="T53_69">facing</text:span><text:span text:style-name="T53_70"><text:s/></text:span><text:span text:style-name="T53_71">boundary</text:span><text:span text:style-name="T53_72"><text:s/></text:span><text:span text:style-name="T53_73">classes</text:span><text:span text:style-name="T53_74"><text:s/></text:span><text:span text:style-name="T53_75">in</text:span><text:span text:style-name="T53_76"><text:s/></text:span><text:span text:style-name="T53_77">the</text:span><text:span text:style-name="T53_78"><text:s/></text:span><text:span text:style-name="T53_79">view</text:span><text:span text:style-name="T53_80"><office:annotation><dc:creator/><text:p text:style-name="P54"><text:span text:style-name="T54_1">adrien</text:span><text:span text:style-name="T54_2">.</text:span><text:span text:style-name="T54_3">thebo</text:span><text:span text:style-name="T54_4">:</text:span></text:p><text:p text:style-name="P55"><text:span text:style-name="T55_1">Formally</text:span><text:span text:style-name="T55_2"><text:s/></text:span><text:span text:style-name="T55_3">break</text:span><text:span text:style-name="T55_4"><text:s/></text:span><text:span text:style-name="T55_5">up</text:span><text:span text:style-name="T55_6"><text:s/></text:span><text:span text:style-name="T55_7">the</text:span><text:span text:style-name="T55_8"><text:s/></text:span><text:span text:style-name="T55_9">description</text:span><text:span text:style-name="T55_10"><text:s/></text:span><text:span text:style-name="T55_11">into</text:span><text:span text:style-name="T55_12"><text:s/></text:span><text:span text:style-name="T55_13">model</text:span><text:span text:style-name="T55_14"><text:s/>-<text:s/></text:span><text:span text:style-name="T55_15">view</text:span><text:span text:style-name="T55_16"><text:s/>-<text:s/></text:span><text:span text:style-name="T55_17">controller</text:span><text:span text:style-name="T55_18"><text:s/></text:span><text:span text:style-name="T55_19">sections</text:span><text:span text:style-name="T55_20">?</text:span></text:p><text:p text:style-name="P56"><text:span text:style-name="T56_1">chchen</text:span><text:span text:style-name="T56_2">:</text:span></text:p><text:p text:style-name="P57"><text:span text:style-name="T57_1">That</text:span><text:span text:style-name="T57_2">'</text:span><text:span text:style-name="T57_3">s</text:span><text:span text:style-name="T57_4"><text:s/></text:span><text:span text:style-name="T57_5">totally</text:span><text:span text:style-name="T57_6"><text:s/></text:span><text:span text:style-name="T57_7">plausible</text:span><text:span text:style-name="T57_8">,<text:s/></text:span><text:span text:style-name="T57_9">not</text:span><text:span text:style-name="T57_10"><text:s/></text:span><text:span text:style-name="T57_11">opposed</text:span><text:span text:style-name="T57_12"><text:s/></text:span><text:span text:style-name="T57_13">to</text:span><text:span text:style-name="T57_14"><text:s/></text:span><text:span text:style-name="T57_15">it</text:span><text:span text:style-name="T57_16">.</text:span></text:p></office:annotation></text:span><text:span text:style-name="T57_17">.</text:span></text:p>
      <text:h text:style-name="P58" text:outline-level="10"><text:bookmark-start text:name="h.g95ogplqx5ru"/><text:bookmark-end text:name="h.g95ogplqx5ru"/><text:span text:style-name="T58_1">Entity</text:span><text:span text:style-name="T58_2"><text:s/></text:span><text:span text:style-name="T58_3">Classes</text:span></text:h>
      <text:h text:style-name="P59" text:outline-level="10"><text:bookmark-start text:name="h.me1lrrf07t4p"/><text:bookmark-end text:name="h.me1lrrf07t4p"/><text:span text:style-name="T59_1">Tile</text:span><text:span text:style-name="T59_2">:<text:s/></text:span><text:span text:style-name="T59_3">The</text:span><text:span text:style-name="T59_4"><text:s/></text:span><text:span text:style-name="T59_5">Essential</text:span><text:span text:style-name="T59_6"><text:s/></text:span><text:span text:style-name="T59_7">Entity</text:span><text:span text:style-name="T59_8"><text:s/></text:span><text:span text:style-name="T59_9">Class</text:span></text:h>
      <text:p text:style-name="P60"><text:span text:style-name="T60_1">The</text:span><text:span text:style-name="T60_2"><text:s/></text:span><text:span text:style-name="T60_3">FooCity</text:span><text:span text:style-name="T60_4"><text:s/></text:span><text:span text:style-name="T60_5">product</text:span><text:span text:style-name="T60_6"><text:s/></text:span><text:span text:style-name="T60_7">is</text:span><text:span text:style-name="T60_8"><text:s/></text:span><text:span text:style-name="T60_9">focused</text:span><text:span text:style-name="T60_10"><text:s/></text:span><text:span text:style-name="T60_11">around</text:span><text:span text:style-name="T60_12"><text:s/></text:span><text:span text:style-name="T60_13">rearranging</text:span><text:span text:style-name="T60_14"><text:s/></text:span><text:span text:style-name="T60_15">different</text:span><text:span text:style-name="T60_16"><text:s/></text:span><text:span text:style-name="T60_17">kinds</text:span><text:span text:style-name="T60_18"><text:s/></text:span><text:span text:style-name="T60_19">of</text:span><text:span text:style-name="T60_20"><text:s/></text:span><text:span text:style-name="T60_21">tiles</text:span><text:span text:style-name="T60_22"><text:s/></text:span><text:span text:style-name="T60_23">on</text:span><text:span text:style-name="T60_24"><text:s/></text:span><text:span text:style-name="T60_25">a</text:span><text:span text:style-name="T60_26"><text:s/></text:span><text:span text:style-name="T60_27">grid</text:span><text:span text:style-name="T60_28">,<text:s/></text:span><text:span text:style-name="T60_29">to</text:span><text:span text:style-name="T60_30"><text:s/></text:span><text:span text:style-name="T60_31">simulate</text:span><text:span text:style-name="T60_32"><text:s/></text:span><text:span text:style-name="T60_33">zoning</text:span><text:span text:style-name="T60_34"><text:s/></text:span><text:span text:style-name="T60_35">in</text:span><text:span text:style-name="T60_36"><text:s/></text:span><text:span text:style-name="T60_37">a</text:span><text:span text:style-name="T60_38"><text:s/></text:span><text:span text:style-name="T60_39">real</text:span><text:span text:style-name="T60_40"><text:s/></text:span><text:span text:style-name="T60_41">city</text:span><text:span text:style-name="T60_42">.<text:s/></text:span><text:span text:style-name="T60_43">The</text:span><text:span text:style-name="T60_44"><text:s/></text:span><text:span text:style-name="T60_45">Tile</text:span><text:span text:style-name="T60_46"><text:s/></text:span><text:span text:style-name="T60_47">class</text:span><text:span text:style-name="T60_48">,<text:s/></text:span><text:span text:style-name="T60_49">therefore</text:span><text:span text:style-name="T60_50">,<text:s/></text:span><text:span text:style-name="T60_51">is</text:span><text:span text:style-name="T60_52"><text:s/></text:span><text:span text:style-name="T60_53">the</text:span><text:span text:style-name="T60_54"><text:s/></text:span><text:span text:style-name="T60_55">primary</text:span><text:span text:style-name="T60_56"><text:s/></text:span><text:span text:style-name="T60_57">entity</text:span><text:span text:style-name="T60_58"><text:s/></text:span><text:span text:style-name="T60_59">class</text:span><text:span text:style-name="T60_60"><text:s/></text:span><text:span text:style-name="T60_61">in</text:span><text:span text:style-name="T60_62"><text:s/></text:span><text:span text:style-name="T60_63">the</text:span><text:span text:style-name="T60_64"><text:s/></text:span><text:span text:style-name="T60_65">system</text:span><text:span text:style-name="T60_66">.<text:s/></text:span><text:span text:style-name="T60_67">The</text:span><text:span text:style-name="T60_68"><text:s/></text:span><text:span text:style-name="T60_69">parent</text:span><text:span text:style-name="T60_70"><text:s/></text:span><text:span text:style-name="T60_71">tile</text:span><text:span text:style-name="T60_72"><text:s/></text:span><text:span text:style-name="T60_73">class</text:span><text:span text:style-name="T60_74"><text:s/></text:span><text:span text:style-name="T60_75">defines</text:span><text:span text:style-name="T60_76"><text:s/></text:span><text:span text:style-name="T60_77">the</text:span><text:span text:style-name="T60_78"><text:s/></text:span><text:span text:style-name="T60_79">interface</text:span><text:span text:style-name="T60_80">:</text:span></text:p>
      <text:p text:style-name="P61"/>
      <text:list text:style-name="LS2" xml:id="list3">
        <text:list-item>
          <text:p text:style-name="P62"><text:span text:style-name="T62_1">type</text:span><text:span text:style-name="T62_2">():<text:s/></text:span><text:span text:style-name="T62_3">Used</text:span><text:span text:style-name="T62_4"><text:s/></text:span><text:span text:style-name="T62_5">to</text:span><text:span text:style-name="T62_6"><text:s/></text:span><text:span text:style-name="T62_7">discover</text:span><text:span text:style-name="T62_8"><text:s/></text:span><text:span text:style-name="T62_9">the</text:span><text:span text:style-name="T62_10"><text:s/></text:span><text:span text:style-name="T62_11">type</text:span><text:span text:style-name="T62_12"><text:s/></text:span><text:span text:style-name="T62_13">of</text:span><text:span text:style-name="T62_14"><text:s/></text:span><text:span text:style-name="T62_15">tile</text:span><text:span text:style-name="T62_16"><text:s/></text:span><text:span text:style-name="T62_17">for</text:span><text:span text:style-name="T62_18"><text:s/></text:span><text:span text:style-name="T62_19">display</text:span><text:span text:style-name="T62_20">.</text:span></text:p>
        </text:list-item>
        <text:list-item>
          <text:p text:style-name="P63"><text:span text:style-name="T63_1">price</text:span><text:span text:style-name="T63_2">():<text:s/></text:span><text:span text:style-name="T63_3">The</text:span><text:span text:style-name="T63_4"><text:s/></text:span><text:span text:style-name="T63_5">amount</text:span><text:span text:style-name="T63_6"><text:s/></text:span><text:span text:style-name="T63_7">of</text:span><text:span text:style-name="T63_8"><text:s/></text:span><text:span text:style-name="T63_9">money</text:span><text:span text:style-name="T63_10"><text:s/></text:span><text:span text:style-name="T63_11">required</text:span><text:span text:style-name="T63_12"><text:s/></text:span><text:span text:style-name="T63_13">to</text:span><text:span text:style-name="T63_14"><text:s/></text:span><text:span text:style-name="T63_15">place</text:span><text:span text:style-name="T63_16"><text:s/></text:span><text:span text:style-name="T63_17">the</text:span><text:span text:style-name="T63_18"><text:s/></text:span><text:span text:style-name="T63_19">tile</text:span><text:span text:style-name="T63_20"><text:s/></text:span><text:span text:style-name="T63_21">on</text:span><text:span text:style-name="T63_22"><text:s/></text:span><text:span text:style-name="T63_23">the</text:span><text:span text:style-name="T63_24"><text:s/></text:span><text:span text:style-name="T63_25">grid</text:span><text:span text:style-name="T63_26">.</text:span></text:p>
        </text:list-item>
        <text:list-item>
          <text:p text:style-name="P64"><text:span text:style-name="T64_1">happiness</text:span><text:span text:style-name="T64_2">():<text:s/></text:span><text:span text:style-name="T64_3">The</text:span><text:span text:style-name="T64_4"><text:s/></text:span><text:span text:style-name="T64_5">amount</text:span><text:span text:style-name="T64_6"><text:s/></text:span><text:span text:style-name="T64_7">of</text:span><text:span text:style-name="T64_8"><text:s/></text:span><text:span text:style-name="T64_9">happiness</text:span><text:span text:style-name="T64_10"><text:s/></text:span><text:span text:style-name="T64_11">that</text:span><text:span text:style-name="T64_12"><text:s/></text:span><text:span text:style-name="T64_13">tile</text:span><text:span text:style-name="T64_14"><text:s/></text:span><text:span text:style-name="T64_15">contributes</text:span><text:span text:style-name="T64_16"><text:s/></text:span><text:span text:style-name="T64_17">into</text:span><text:span text:style-name="T64_18"><text:s/></text:span><text:span text:style-name="T64_19">the</text:span><text:span text:style-name="T64_20"><text:s/></text:span><text:span text:style-name="T64_21">system</text:span><text:span text:style-name="T64_22">.</text:span></text:p>
        </text:list-item>
        <text:list-item>
          <text:p text:style-name="P65"><text:span text:style-name="T65_1">jobs</text:span><text:span text:style-name="T65_2">():<text:s/></text:span><text:span text:style-name="T65_3">The</text:span><text:span text:style-name="T65_4"><text:s/></text:span><text:span text:style-name="T65_5">number</text:span><text:span text:style-name="T65_6"><text:s/></text:span><text:span text:style-name="T65_7">of</text:span><text:span text:style-name="T65_8"><text:s/></text:span><text:span text:style-name="T65_9">jobs</text:span><text:span text:style-name="T65_10"><text:s/></text:span><text:span text:style-name="T65_11">that</text:span><text:span text:style-name="T65_12"><text:s/></text:span><text:span text:style-name="T65_13">tile</text:span><text:span text:style-name="T65_14"><text:s/></text:span><text:span text:style-name="T65_15">contributes</text:span><text:span text:style-name="T65_16"><text:s/></text:span><text:span text:style-name="T65_17">into</text:span><text:span text:style-name="T65_18"><text:s/></text:span><text:span text:style-name="T65_19">the</text:span><text:span text:style-name="T65_20"><text:s/></text:span><text:span text:style-name="T65_21">system</text:span><text:span text:style-name="T65_22">.</text:span></text:p>
        </text:list-item>
        <text:list-item>
          <text:p text:style-name="P66"><text:span text:style-name="T66_1">pollution</text:span><text:span text:style-name="T66_2">():<text:s/></text:span><text:span text:style-name="T66_3">The</text:span><text:span text:style-name="T66_4"><text:s/></text:span><text:span text:style-name="T66_5">amount</text:span><text:span text:style-name="T66_6"><text:s/></text:span><text:span text:style-name="T66_7">of</text:span><text:span text:style-name="T66_8"><text:s/></text:span><text:span text:style-name="T66_9">pollution</text:span><text:span text:style-name="T66_10"><text:s/></text:span><text:span text:style-name="T66_11">that</text:span><text:span text:style-name="T66_12"><text:s/></text:span><text:span text:style-name="T66_13">tile</text:span><text:span text:style-name="T66_14"><text:s/></text:span><text:span text:style-name="T66_15">contributes</text:span><text:span text:style-name="T66_16"><text:s/></text:span><text:span text:style-name="T66_17">to</text:span><text:span text:style-name="T66_18"><text:s/></text:span><text:span text:style-name="T66_19">the</text:span><text:span text:style-name="T66_20"><text:s/></text:span><text:span text:style-name="T66_21">system</text:span><text:span text:style-name="T66_22">.</text:span></text:p>
        </text:list-item>
        <text:list-item>
          <text:p text:style-name="P67"><text:span text:style-name="T67_1">crime</text:span><text:span text:style-name="T67_2">():<text:s/></text:span><text:span text:style-name="T67_3">The</text:span><text:span text:style-name="T67_4"><text:s/></text:span><text:span text:style-name="T67_5">amount</text:span><text:span text:style-name="T67_6"><text:s/></text:span><text:span text:style-name="T67_7">of</text:span><text:span text:style-name="T67_8"><text:s/></text:span><text:span text:style-name="T67_9">crime</text:span><text:span text:style-name="T67_10"><text:s/></text:span><text:span text:style-name="T67_11">that</text:span><text:span text:style-name="T67_12"><text:s/></text:span><text:span text:style-name="T67_13">tile</text:span><text:span text:style-name="T67_14"><text:s/></text:span><text:span text:style-name="T67_15">contributes</text:span><text:span text:style-name="T67_16"><text:s/></text:span><text:span text:style-name="T67_17">to</text:span><text:span text:style-name="T67_18"><text:s/></text:span><text:span text:style-name="T67_19">the</text:span><text:span text:style-name="T67_20"><text:s/></text:span><text:span text:style-name="T67_21">system</text:span><text:span text:style-name="T67_22">.</text:span></text:p>
        </text:list-item>
        <text:list-item>
          <text:p text:style-name="P68"><text:span text:style-name="T68_1">housing</text:span><text:span text:style-name="T68_2">():<text:s/></text:span><text:span text:style-name="T68_3">The</text:span><text:span text:style-name="T68_4"><text:s/></text:span><text:span text:style-name="T68_5">amount</text:span><text:span text:style-name="T68_6"><text:s/></text:span><text:span text:style-name="T68_7">of</text:span><text:span text:style-name="T68_8"><text:s/></text:span><text:span text:style-name="T68_9">housing</text:span><text:span text:style-name="T68_10"><text:s/></text:span><text:span text:style-name="T68_11">that</text:span><text:span text:style-name="T68_12"><text:s/></text:span><text:span text:style-name="T68_13">tile</text:span><text:span text:style-name="T68_14"><text:s/></text:span><text:span text:style-name="T68_15">contributes</text:span><text:span text:style-name="T68_16"><text:s/></text:span><text:span text:style-name="T68_17">to</text:span><text:span text:style-name="T68_18"><text:s/></text:span><text:span text:style-name="T68_19">the</text:span><text:span text:style-name="T68_20"><text:s/></text:span><text:span text:style-name="T68_21">system</text:span><text:span text:style-name="T68_22">.</text:span></text:p>
        </text:list-item>
        <text:list-item>
          <text:p text:style-name="P69"><text:span text:style-name="T69_1">consumePower</text:span><text:span text:style-name="T69_2">():<text:s/></text:span><text:span text:style-name="T69_3">The</text:span><text:span text:style-name="T69_4"><text:s/></text:span><text:span text:style-name="T69_5">amount</text:span><text:span text:style-name="T69_6"><text:s/></text:span><text:span text:style-name="T69_7">of</text:span><text:span text:style-name="T69_8"><text:s/></text:span><text:span text:style-name="T69_9">power</text:span><text:span text:style-name="T69_10"><text:s/></text:span><text:span text:style-name="T69_11">that</text:span><text:span text:style-name="T69_12"><text:s/></text:span><text:span text:style-name="T69_13">tile</text:span><text:span text:style-name="T69_14"><text:s/></text:span><text:span text:style-name="T69_15">requires</text:span><text:span text:style-name="T69_16"><text:s/></text:span><text:span text:style-name="T69_17">of</text:span><text:span text:style-name="T69_18"><text:s/></text:span><text:span text:style-name="T69_19">the</text:span><text:span text:style-name="T69_20"><text:s/></text:span><text:span text:style-name="T69_21">system</text:span><text:span text:style-name="T69_22">.</text:span></text:p>
        </text:list-item>
        <text:list-item>
          <text:p text:style-name="P70"><text:span text:style-name="T70_1">producePower</text:span><text:span text:style-name="T70_2">():<text:s/></text:span><text:span text:style-name="T70_3">The</text:span><text:span text:style-name="T70_4"><text:s/></text:span><text:span text:style-name="T70_5">amount</text:span><text:span text:style-name="T70_6"><text:s/></text:span><text:span text:style-name="T70_7">of</text:span><text:span text:style-name="T70_8"><text:s/></text:span><text:span text:style-name="T70_9">power</text:span><text:span text:style-name="T70_10"><text:s/></text:span><text:span text:style-name="T70_11">that</text:span><text:span text:style-name="T70_12"><text:s/></text:span><text:span text:style-name="T70_13">tile</text:span><text:span text:style-name="T70_14"><text:s/></text:span><text:span text:style-name="T70_15">contributes</text:span><text:span text:style-name="T70_16"><text:s/></text:span><text:span text:style-name="T70_17">to</text:span><text:span text:style-name="T70_18"><text:s/></text:span><text:span text:style-name="T70_19">the</text:span><text:span text:style-name="T70_20"><text:s/></text:span><text:span text:style-name="T70_21">system</text:span><text:span text:style-name="T70_22">.</text:span></text:p>
        </text:list-item>
        <text:list-item>
          <text:p text:style-name="P71"><text:span text:style-name="T71_1">consumeWater</text:span><text:span text:style-name="T71_2">():<text:s/></text:span><text:span text:style-name="T71_3">The</text:span><text:span text:style-name="T71_4"><text:s/></text:span><text:span text:style-name="T71_5">amount</text:span><text:span text:style-name="T71_6"><text:s/></text:span><text:span text:style-name="T71_7">of</text:span><text:span text:style-name="T71_8"><text:s/></text:span><text:span text:style-name="T71_9">water</text:span><text:span text:style-name="T71_10"><text:s/></text:span><text:span text:style-name="T71_11">that</text:span><text:span text:style-name="T71_12"><text:s/></text:span><text:span text:style-name="T71_13">tile</text:span><text:span text:style-name="T71_14"><text:s/></text:span><text:span text:style-name="T71_15">requires</text:span><text:span text:style-name="T71_16"><text:s/></text:span><text:span text:style-name="T71_17">of</text:span><text:span text:style-name="T71_18"><text:s/></text:span><text:span text:style-name="T71_19">the</text:span><text:span text:style-name="T71_20"><text:s/></text:span><text:span text:style-name="T71_21">system</text:span><text:span text:style-name="T71_22">.</text:span></text:p>
        </text:list-item>
        <text:list-item>
          <text:p text:style-name="P72"><text:span text:style-name="T72_1">produceWater</text:span><text:span text:style-name="T72_2">():<text:s/></text:span><text:span text:style-name="T72_3">The</text:span><text:span text:style-name="T72_4"><text:s/></text:span><text:span text:style-name="T72_5">amount</text:span><text:span text:style-name="T72_6"><text:s/></text:span><text:span text:style-name="T72_7">of</text:span><text:span text:style-name="T72_8"><text:s/></text:span><text:span text:style-name="T72_9">water</text:span><text:span text:style-name="T72_10"><text:s/></text:span><text:span text:style-name="T72_11">that</text:span><text:span text:style-name="T72_12"><text:s/></text:span><text:span text:style-name="T72_13">tile</text:span><text:span text:style-name="T72_14"><text:s/></text:span><text:span text:style-name="T72_15">contributes</text:span><text:span text:style-name="T72_16"><text:s/></text:span><text:span text:style-name="T72_17">to</text:span><text:span text:style-name="T72_18"><text:s/></text:span><text:span text:style-name="T72_19">the</text:span><text:span text:style-name="T72_20"><text:s/></text:span><text:span text:style-name="T72_21">system</text:span><text:span text:style-name="T72_22">.</text:span></text:p>
        </text:list-item>
      </text:list>
      <text:p text:style-name="P73"/>
      <text:p text:style-name="P74"><text:span text:style-name="T74_1">The</text:span><text:span text:style-name="T74_2"><text:s/></text:span><text:span text:style-name="T74_3">following</text:span><text:span text:style-name="T74_4"><text:s/></text:span><text:span text:style-name="T74_5">are</text:span><text:span text:style-name="T74_6"><text:s/></text:span><text:span text:style-name="T74_7">classes</text:span><text:span text:style-name="T74_8"><text:s/></text:span><text:span text:style-name="T74_9">that</text:span><text:span text:style-name="T74_10"><text:s/></text:span><text:span text:style-name="T74_11">implement</text:span><text:span text:style-name="T74_12"><text:s/></text:span><text:span text:style-name="T74_13">the</text:span><text:span text:style-name="T74_14"><text:s/></text:span><text:span text:style-name="T74_15">Tile</text:span><text:span text:style-name="T74_16"><text:s/></text:span><text:span text:style-name="T74_17">interface</text:span><text:span text:style-name="T74_18">:</text:span></text:p>
      <text:p text:style-name="P75"/>
      <text:list text:style-name="LS3" xml:id="list14">
        <text:list-item>
          <text:p text:style-name="P76"><text:span text:style-name="T76_1">IndustrialTile</text:span></text:p>
        </text:list-item>
        <text:list-item>
          <text:p text:style-name="P77"><text:span text:style-name="T77_1">CommercialTile</text:span></text:p>
        </text:list-item>
        <text:list-item>
          <text:p text:style-name="P78"><text:span text:style-name="T78_1">DirtTile</text:span></text:p>
        </text:list-item>
        <text:list-item>
          <text:p text:style-name="P79"><text:span text:style-name="T79_1">ParkTile</text:span></text:p>
        </text:list-item>
        <text:list-item>
          <text:p text:style-name="P80"><text:span text:style-name="T80_1">WaterTile</text:span></text:p>
        </text:list-item>
        <text:list-item>
          <text:p text:style-name="P81"><text:span text:style-name="T81_1">GrassTile</text:span></text:p>
        </text:list-item>
        <text:list-item>
          <text:p text:style-name="P82"><text:span text:style-name="T82_1">ForestTile</text:span></text:p>
        </text:list-item>
        <text:list-item>
          <text:p text:style-name="P83"><text:span text:style-name="T83_1">SewageWaterTile</text:span></text:p>
        </text:list-item>
        <text:list-item>
          <text:p text:style-name="P84"><text:span text:style-name="T84_1">PoliceStationTile</text:span></text:p>
        </text:list-item>
        <text:list-item>
          <text:p text:style-name="P85"><text:span text:style-name="T85_1">SolarPowerTile</text:span></text:p>
        </text:list-item>
        <text:list-item>
          <text:p text:style-name="P86"><text:span text:style-name="T86_1">NaturalGasPowerTile</text:span></text:p>
        </text:list-item>
        <text:list-item>
          <text:p text:style-name="P87"><text:span text:style-name="T87_1">CoalPowerTile</text:span></text:p>
        </text:list-item>
        <text:list-item>
          <text:p text:style-name="P88"><text:span text:style-name="T88_1">WindFarmPowerTile</text:span></text:p>
        </text:list-item>
        <text:list-item>
          <text:p text:style-name="P89"><text:span text:style-name="T89_1">BeachTile</text:span></text:p>
        </text:list-item>
        <text:list-item>
          <text:p text:style-name="P90"><text:span text:style-name="T90_1">ResidentialTile</text:span></text:p>
        </text:list-item>
      </text:list>
      <text:p text:style-name="P91"/>
      <text:p text:style-name="P92"><text:span text:style-name="T92_1">The</text:span><text:span text:style-name="T92_2"><text:s/></text:span><text:span text:style-name="T92_3">tile</text:span><text:span text:style-name="T92_4"><text:s/></text:span><text:span text:style-name="T92_5">names</text:span><text:span text:style-name="T92_6"><text:s/></text:span><text:span text:style-name="T92_7">and</text:span><text:span text:style-name="T92_8"><text:s/></text:span><text:span text:style-name="T92_9">attributes</text:span><text:span text:style-name="T92_10"><text:s/></text:span><text:span text:style-name="T92_11">are</text:span><text:span text:style-name="T92_12"><text:s/></text:span><text:span text:style-name="T92_13">described</text:span><text:span text:style-name="T92_14"><text:s/></text:span><text:span text:style-name="T92_15">in</text:span><text:span text:style-name="T92_16"><text:s/></text:span><text:span text:style-name="T92_17">detail</text:span><text:span text:style-name="T92_18"><text:s/></text:span><text:span text:style-name="T92_19">in</text:span><text:span text:style-name="T92_20"><text:s/></text:span><text:span text:style-name="T92_21">the</text:span><text:span text:style-name="T92_22"><text:s/></text:span><text:span text:style-name="T92_23">requirements</text:span><text:span text:style-name="T92_24"><text:s/></text:span><text:span text:style-name="T92_25">document</text:span><text:span text:style-name="T92_26">.</text:span></text:p>
      <text:h text:style-name="P93" text:outline-level="10"><text:bookmark-start text:name="h.sw3s1576bbw3"/><text:bookmark-end text:name="h.sw3s1576bbw3"/><text:span text:style-name="T93_1">Grid</text:span><text:span text:style-name="T93_2">:<text:s/></text:span><text:span text:style-name="T93_3">A</text:span><text:span text:style-name="T93_4"><text:s/></text:span><text:span text:style-name="T93_5">Composition</text:span><text:span text:style-name="T93_6"><text:s/></text:span><text:span text:style-name="T93_7">of</text:span><text:span text:style-name="T93_8"><text:s/></text:span><text:span text:style-name="T93_9">Tiles</text:span></text:h>
      <text:p text:style-name="P94"><text:span text:style-name="T94_1">The</text:span><text:span text:style-name="T94_2"><text:s/></text:span><text:span text:style-name="T94_3">higher</text:span><text:span text:style-name="T94_4"><text:s/></text:span><text:span text:style-name="T94_5">level</text:span><text:span text:style-name="T94_6"><text:s/></text:span><text:span text:style-name="T94_7">control</text:span><text:span text:style-name="T94_8"><text:s/></text:span><text:span text:style-name="T94_9">classes</text:span><text:span text:style-name="T94_10"><text:s/></text:span><text:span text:style-name="T94_11">do</text:span><text:span text:style-name="T94_12"><text:s/></text:span><text:span text:style-name="T94_13">not</text:span><text:span text:style-name="T94_14"><text:s/></text:span><text:span text:style-name="T94_15">manipulate</text:span><text:span text:style-name="T94_16"><text:s/></text:span><text:span text:style-name="T94_17">the</text:span><text:span text:style-name="T94_18"><text:s/></text:span><text:span text:style-name="T94_19">tiles</text:span><text:span text:style-name="T94_20"><text:s/></text:span><text:span text:style-name="T94_21">directly</text:span><text:span text:style-name="T94_22">,<text:s/></text:span><text:span text:style-name="T94_23">nor</text:span><text:span text:style-name="T94_24"><text:s/></text:span><text:span text:style-name="T94_25">do</text:span><text:span text:style-name="T94_26"><text:s/></text:span><text:span text:style-name="T94_27">they</text:span><text:span text:style-name="T94_28"><text:s/></text:span><text:span text:style-name="T94_29">manage</text:span><text:span text:style-name="T94_30"><text:s/></text:span><text:span text:style-name="T94_31">them</text:span><text:span text:style-name="T94_32">--</text:span><text:span text:style-name="T94_33">that</text:span><text:span text:style-name="T94_34"><text:s/></text:span><text:span text:style-name="T94_35">is</text:span><text:span text:style-name="T94_36"><text:s/></text:span><text:span text:style-name="T94_37">the</text:span><text:span text:style-name="T94_38"><text:s/></text:span><text:span text:style-name="T94_39">responsibility</text:span><text:span text:style-name="T94_40"><text:s/></text:span><text:span text:style-name="T94_41">of</text:span><text:span text:style-name="T94_42"><text:s/></text:span><text:span text:style-name="T94_43">the</text:span><text:span text:style-name="T94_44"><text:s/></text:span><text:span text:style-name="T94_45">Grid</text:span><text:span text:style-name="T94_46"><text:s/></text:span><text:span text:style-name="T94_47">class</text:span><text:span text:style-name="T94_48">,<text:s/></text:span><text:span text:style-name="T94_49">which</text:span><text:span text:style-name="T94_50"><text:s/></text:span><text:span text:style-name="T94_51">defines</text:span><text:span text:style-name="T94_52"><text:s/></text:span><text:span text:style-name="T94_53">a</text:span><text:span text:style-name="T94_54"><text:s/></text:span><text:span text:style-name="T94_55">data</text:span><text:span text:style-name="T94_56"><text:s/></text:span><text:span text:style-name="T94_57">structure</text:span><text:span text:style-name="T94_58"><text:s/></text:span><text:span text:style-name="T94_59">to</text:span><text:span text:style-name="T94_60"><text:s/></text:span><text:span text:style-name="T94_61">hold</text:span><text:span text:style-name="T94_62"><text:s/></text:span><text:span text:style-name="T94_63">the</text:span><text:span text:style-name="T94_64"><text:s/></text:span><text:span text:style-name="T94_65">tiles</text:span><text:span text:style-name="T94_66"><text:s/></text:span><text:span text:style-name="T94_67">and</text:span><text:span text:style-name="T94_68"><text:s/></text:span><text:span text:style-name="T94_69">manipulate</text:span><text:span text:style-name="T94_70"><text:s/></text:span><text:span text:style-name="T94_71">tile</text:span><text:span text:style-name="T94_72"><text:s/></text:span><text:span text:style-name="T94_73">placement</text:span><text:span text:style-name="T94_74"><text:s/></text:span><text:span text:style-name="T94_75">on</text:span><text:span text:style-name="T94_76"><text:s/></text:span><text:span text:style-name="T94_77">the</text:span><text:span text:style-name="T94_78"><text:s/></text:span><text:span text:style-name="T94_79">grid</text:span><text:span text:style-name="T94_80">.<text:s/></text:span><text:span text:style-name="T94_81"><office:annotation><dc:creator/><text:p text:style-name="P95"><text:span text:style-name="T95_1">adrien</text:span><text:span text:style-name="T95_2">.</text:span><text:span text:style-name="T95_3">thebo</text:span><text:span text:style-name="T95_4">:</text:span></text:p><text:p text:style-name="P96"><text:span text:style-name="T96_1">Perhaps</text:span><text:span text:style-name="T96_2"><text:s/></text:span><text:span text:style-name="T96_3">prepend</text:span><text:span text:style-name="T96_4"><text:s/></text:span><text:span text:style-name="T96_5">this</text:span><text:span text:style-name="T96_6"><text:s/></text:span><text:span text:style-name="T96_7">to</text:span><text:span text:style-name="T96_8"><text:s/></text:span><text:span text:style-name="T96_9">the</text:span><text:span text:style-name="T96_10"><text:s/></text:span><text:span text:style-name="T96_11">section</text:span><text:span text:style-name="T96_12"><text:s/></text:span><text:span text:style-name="T96_13">describing</text:span><text:span text:style-name="T96_14"><text:s/></text:span><text:span text:style-name="T96_15">tiles</text:span><text:span text:style-name="T96_16">?</text:span></text:p><text:p text:style-name="P97"><text:span text:style-name="T97_1">chchen</text:span><text:span text:style-name="T97_2">:</text:span></text:p><text:p text:style-name="P98"><text:span text:style-name="T98_1">We</text:span><text:span text:style-name="T98_2"><text:s/></text:span><text:span text:style-name="T98_3">could</text:span><text:span text:style-name="T98_4">,<text:s/></text:span><text:span text:style-name="T98_5">but</text:span><text:span text:style-name="T98_6"><text:s/></text:span><text:span text:style-name="T98_7">I</text:span><text:span text:style-name="T98_8"><text:s/></text:span><text:span text:style-name="T98_9">wanted</text:span><text:span text:style-name="T98_10"><text:s/></text:span><text:span text:style-name="T98_11">to</text:span><text:span text:style-name="T98_12"><text:s/></text:span><text:span text:style-name="T98_13">provide</text:span><text:span text:style-name="T98_14"><text:s/></text:span><text:span text:style-name="T98_15">a</text:span><text:span text:style-name="T98_16"><text:s/></text:span><text:span text:style-name="T98_17">way</text:span><text:span text:style-name="T98_18"><text:s/></text:span><text:span text:style-name="T98_19">to</text:span><text:span text:style-name="T98_20"><text:s/></text:span><text:span text:style-name="T98_21">think</text:span><text:span text:style-name="T98_22"><text:s/></text:span><text:span text:style-name="T98_23">of</text:span><text:span text:style-name="T98_24"><text:s/></text:span><text:span text:style-name="T98_25">Grid</text:span><text:span text:style-name="T98_26"><text:s/></text:span><text:span text:style-name="T98_27">extending</text:span><text:span text:style-name="T98_28"><text:s/></text:span><text:span text:style-name="T98_29">or</text:span><text:span text:style-name="T98_30"><text:s/></text:span><text:span text:style-name="T98_31">giving</text:span><text:span text:style-name="T98_32"><text:s/></text:span><text:span text:style-name="T98_33">context</text:span><text:span text:style-name="T98_34"><text:s/></text:span><text:span text:style-name="T98_35">to</text:span><text:span text:style-name="T98_36"><text:s/></text:span><text:span text:style-name="T98_37">Tiles</text:span><text:span text:style-name="T98_38">,<text:s/></text:span><text:span text:style-name="T98_39">because</text:span><text:span text:style-name="T98_40"><text:s/></text:span><text:span text:style-name="T98_41">it</text:span><text:span text:style-name="T98_42"><text:s/></text:span><text:span text:style-name="T98_43">seems</text:span><text:span text:style-name="T98_44"><text:s/></text:span><text:span text:style-name="T98_45">that</text:span><text:span text:style-name="T98_46"><text:s/></text:span><text:span text:style-name="T98_47">a</text:span><text:span text:style-name="T98_48"><text:s/></text:span><text:span text:style-name="T98_49">Tile</text:span><text:span text:style-name="T98_50"><text:s/></text:span><text:span text:style-name="T98_51">doesn</text:span><text:span text:style-name="T98_52">'</text:span><text:span text:style-name="T98_53">t</text:span><text:span text:style-name="T98_54"><text:s/></text:span><text:span text:style-name="T98_55">really</text:span><text:span text:style-name="T98_56"><text:s/></text:span><text:span text:style-name="T98_57">care</text:span><text:span text:style-name="T98_58"><text:s/></text:span><text:span text:style-name="T98_59">where</text:span><text:span text:style-name="T98_60"><text:s/></text:span><text:span text:style-name="T98_61">it</text:span><text:span text:style-name="T98_62"><text:s/></text:span><text:span text:style-name="T98_63">is</text:span><text:span text:style-name="T98_64">.</text:span></text:p></office:annotation></text:span><text:span text:style-name="T98_65">This</text:span><text:span text:style-name="T98_66"><text:s/></text:span><text:span text:style-name="T98_67">can</text:span><text:span text:style-name="T98_68"><text:s/></text:span><text:span text:style-name="T98_69">be</text:span><text:span text:style-name="T98_70"><text:s/></text:span><text:span text:style-name="T98_71">envisioned</text:span><text:span text:style-name="T98_72"><text:s/></text:span><text:span text:style-name="T98_73">as</text:span><text:span text:style-name="T98_74"><text:s/></text:span><text:span text:style-name="T98_75">a</text:span><text:span text:style-name="T98_76"><text:s/>“</text:span><text:span text:style-name="T98_77">supertile</text:span><text:span text:style-name="T98_78">”<text:s/>‒ <text:s/></text:span><text:span text:style-name="T98_79">a</text:span><text:span text:style-name="T98_80"><text:s/></text:span><text:span text:style-name="T98_81">way</text:span><text:span text:style-name="T98_82"><text:s/></text:span><text:span text:style-name="T98_83">to</text:span><text:span text:style-name="T98_84"><text:s/></text:span><text:span text:style-name="T98_85">add</text:span><text:span text:style-name="T98_86"><text:s/></text:span><text:span text:style-name="T98_87">placement</text:span><text:span text:style-name="T98_88"><text:s/></text:span><text:span text:style-name="T98_89">data</text:span><text:span text:style-name="T98_90"><text:s/></text:span><text:span text:style-name="T98_91">to</text:span><text:span text:style-name="T98_92"><text:s/></text:span><text:span text:style-name="T98_93">a</text:span><text:span text:style-name="T98_94"><text:s/></text:span><text:span text:style-name="T98_95">tile</text:span><text:span text:style-name="T98_96"><text:s/></text:span><text:span text:style-name="T98_97">object</text:span><text:span text:style-name="T98_98">.</text:span><text:span text:style-name="T98_99"><text:s/></text:span><text:span text:style-name="T98_100">A</text:span><text:span text:style-name="T98_101"><text:s/></text:span><text:span text:style-name="T98_102">grid</text:span><text:span text:style-name="T98_103"><text:s/></text:span><text:span text:style-name="T98_104">object</text:span><text:span text:style-name="T98_105"><text:s/></text:span><text:span text:style-name="T98_106">provides</text:span><text:span text:style-name="T98_107"><text:s/></text:span><text:span text:style-name="T98_108">all</text:span><text:span text:style-name="T98_109"><text:s/></text:span><text:span text:style-name="T98_110">the</text:span><text:span text:style-name="T98_111"><text:s/></text:span><text:span text:style-name="T98_112">reporting</text:span><text:span text:style-name="T98_113"><text:s/></text:span><text:span text:style-name="T98_114">methods</text:span><text:span text:style-name="T98_115"><text:s/></text:span><text:span text:style-name="T98_116">of</text:span><text:span text:style-name="T98_117"><text:s/></text:span><text:span text:style-name="T98_118">a</text:span><text:span text:style-name="T98_119"><text:s/></text:span><text:span text:style-name="T98_120">tile</text:span><text:span text:style-name="T98_121"><text:s/>(</text:span><text:span text:style-name="T98_122">with</text:span><text:span text:style-name="T98_123"><text:s/></text:span><text:span text:style-name="T98_124">coordinate</text:span><text:span text:style-name="T98_125"><text:s/></text:span><text:span text:style-name="T98_126">arguments</text:span><text:span text:style-name="T98_127">),<text:s/></text:span><text:span text:style-name="T98_128">methods</text:span><text:span text:style-name="T98_129"><text:s/></text:span><text:span text:style-name="T98_130">to</text:span><text:span text:style-name="T98_131"><text:s/></text:span><text:span text:style-name="T98_132">place</text:span><text:span text:style-name="T98_133"><text:s/></text:span><text:span text:style-name="T98_134">tiles</text:span><text:span text:style-name="T98_135">,<text:s/></text:span><text:span text:style-name="T98_136">and</text:span><text:span text:style-name="T98_137"><text:s/></text:span><text:span text:style-name="T98_138">methods</text:span><text:span text:style-name="T98_139"><text:s/></text:span><text:span text:style-name="T98_140">to</text:span><text:span text:style-name="T98_141"><text:s/></text:span><text:span text:style-name="T98_142">determine</text:span><text:span text:style-name="T98_143"><text:s/></text:span><text:span text:style-name="T98_144">the</text:span><text:span text:style-name="T98_145"><text:s/></text:span><text:span text:style-name="T98_146">overall</text:span><text:span text:style-name="T98_147"><text:s/></text:span><text:span text:style-name="T98_148">size</text:span><text:span text:style-name="T98_149"><text:s/></text:span><text:span text:style-name="T98_150">of</text:span><text:span text:style-name="T98_151"><text:s/></text:span><text:span text:style-name="T98_152">the</text:span><text:span text:style-name="T98_153"><text:s/></text:span><text:span text:style-name="T98_154">grid</text:span><text:span text:style-name="T98_155">.<text:s/></text:span><text:span text:style-name="T98_156">In</text:span><text:span text:style-name="T98_157"><text:s/></text:span><text:span text:style-name="T98_158">addition</text:span><text:span text:style-name="T98_159">,<text:s/></text:span><text:span text:style-name="T98_160">Grid</text:span><text:span text:style-name="T98_161"><text:s/></text:span><text:span text:style-name="T98_162">interfaces</text:span><text:span text:style-name="T98_163"><text:s/></text:span><text:span text:style-name="T98_164">with</text:span><text:span text:style-name="T98_165"><text:s/></text:span><text:span text:style-name="T98_166">the</text:span><text:span text:style-name="T98_167"><text:s/></text:span><text:span text:style-name="T98_168">MapView</text:span><text:span text:style-name="T98_169"><text:s/></text:span><text:span text:style-name="T98_170">classes</text:span><text:span text:style-name="T98_171">,<text:s/></text:span><text:span text:style-name="T98_172">described</text:span><text:span text:style-name="T98_173"><text:s/></text:span><text:span text:style-name="T98_174">below</text:span><text:span text:style-name="T98_175">.</text:span></text:p>
      <text:h text:style-name="P99" text:outline-level="10"><text:bookmark-start text:name="h.9261qetsg0x0"/><text:bookmark-end text:name="h.9261qetsg0x0"/><text:span text:style-name="T99_1">TaxRates</text:span><text:span text:style-name="T99_2">:<text:s/></text:span><text:span text:style-name="T99_3">Tax</text:span><text:span text:style-name="T99_4"><text:s/></text:span><text:span text:style-name="T99_5">Rates</text:span><text:span text:style-name="T99_6"><text:s/></text:span><text:span text:style-name="T99_7">for</text:span><text:span text:style-name="T99_8"><text:s/></text:span><text:span text:style-name="T99_9">The</text:span><text:span text:style-name="T99_10"><text:s/></text:span><text:span text:style-name="T99_11">Simulation</text:span></text:h>
      <text:p text:style-name="P100"><text:span text:style-name="T100_1">The</text:span><text:span text:style-name="T100_2"><text:s/></text:span><text:span text:style-name="T100_3">user</text:span><text:span text:style-name="T100_4"><text:s/></text:span><text:span text:style-name="T100_5">is</text:span><text:span text:style-name="T100_6"><text:s/></text:span><text:span text:style-name="T100_7">allowed</text:span><text:span text:style-name="T100_8"><text:s/></text:span><text:span text:style-name="T100_9">to</text:span><text:span text:style-name="T100_10"><text:s/></text:span><text:span text:style-name="T100_11">change</text:span><text:span text:style-name="T100_12"><text:s/></text:span><text:span text:style-name="T100_13">tax</text:span><text:span text:style-name="T100_14"><text:s/></text:span><text:span text:style-name="T100_15">rates</text:span><text:span text:style-name="T100_16"><text:s/></text:span><text:span text:style-name="T100_17">to</text:span><text:span text:style-name="T100_18"><text:s/></text:span><text:span text:style-name="T100_19">affect</text:span><text:span text:style-name="T100_20"><text:s/></text:span><text:span text:style-name="T100_21">the</text:span><text:span text:style-name="T100_22"><text:s/></text:span><text:span text:style-name="T100_23">simulation</text:span><text:span text:style-name="T100_24"><text:s/>‒ <text:s/></text:span><text:span text:style-name="T100_25">property</text:span><text:span text:style-name="T100_26">,<text:s/></text:span><text:span text:style-name="T100_27">sales</text:span><text:span text:style-name="T100_28">,<text:s/></text:span><text:span text:style-name="T100_29">business</text:span><text:span text:style-name="T100_30"><text:s/></text:span><text:span text:style-name="T100_31">and</text:span><text:span text:style-name="T100_32"><text:s/></text:span><text:span text:style-name="T100_33">occupation</text:span><text:span text:style-name="T100_34"><text:s/></text:span><text:span text:style-name="T100_35">and</text:span><text:span text:style-name="T100_36"><text:s/></text:span><text:span text:style-name="T100_37">income</text:span><text:span text:style-name="T100_38"><text:s/></text:span><text:span text:style-name="T100_39">tax</text:span><text:span text:style-name="T100_40">.<text:s/></text:span><text:span text:style-name="T100_41">The</text:span><text:span text:style-name="T100_42"><text:s/></text:span><text:span text:style-name="T100_43">tax</text:span><text:span text:style-name="T100_44"><text:s/></text:span><text:span text:style-name="T100_45">rates</text:span><text:span text:style-name="T100_46"><text:s/></text:span><text:span text:style-name="T100_47">are</text:span><text:span text:style-name="T100_48"><text:s/></text:span><text:span text:style-name="T100_49">stored</text:span><text:span text:style-name="T100_50"><text:s/></text:span><text:span text:style-name="T100_51">inside</text:span><text:span text:style-name="T100_52"><text:s/></text:span><text:span text:style-name="T100_53">the</text:span><text:span text:style-name="T100_54"><text:s/></text:span><text:span text:style-name="T100_55">TaxRates</text:span><text:span text:style-name="T100_56"><text:s/></text:span><text:span text:style-name="T100_57">entity</text:span><text:span text:style-name="T100_58"><text:s/></text:span><text:span text:style-name="T100_59">class</text:span><text:span text:style-name="T100_60">,<text:s/></text:span><text:span text:style-name="T100_61">which</text:span><text:span text:style-name="T100_62"><text:s/></text:span><text:span text:style-name="T100_63">the</text:span><text:span text:style-name="T100_64"><text:s/></text:span><text:span text:style-name="T100_65">GameRunner</text:span><text:span text:style-name="T100_66">,<text:s/></text:span><text:span text:style-name="T100_67">described</text:span><text:span text:style-name="T100_68"><text:s/></text:span><text:span text:style-name="T100_69">below</text:span><text:span text:style-name="T100_70">,<text:s/></text:span><text:span text:style-name="T100_71">uses</text:span><text:span text:style-name="T100_72"><text:s/></text:span><text:span text:style-name="T100_73">to</text:span><text:span text:style-name="T100_74"><text:s/></text:span><text:span text:style-name="T100_75">calculate</text:span><text:span text:style-name="T100_76"><text:s/></text:span><text:span text:style-name="T100_77">revenue</text:span><text:span text:style-name="T100_78">.</text:span></text:p>
      <text:h text:style-name="P101" text:outline-level="10"><text:bookmark-start text:name="h.krg1t2brers1"/><text:bookmark-end text:name="h.krg1t2brers1"/><text:span text:style-name="T101_1"><office:annotation><dc:creator/><text:p text:style-name="P102"><text:span text:style-name="T102_1">adrien</text:span><text:span text:style-name="T102_2">.</text:span><text:span text:style-name="T102_3">thebo</text:span><text:span text:style-name="T102_4">:</text:span></text:p><text:p text:style-name="P103"><text:span text:style-name="T103_1">In</text:span><text:span text:style-name="T103_2"><text:s/></text:span><text:span text:style-name="T103_3">the</text:span><text:span text:style-name="T103_4"><text:s/></text:span><text:span text:style-name="T103_5">software</text:span><text:span text:style-name="T103_6"><text:s/></text:span><text:span text:style-name="T103_7">engineering</text:span><text:span text:style-name="T103_8"><text:s/></text:span><text:span text:style-name="T103_9">sense</text:span><text:span text:style-name="T103_10">,<text:s/></text:span><text:span text:style-name="T103_11">would</text:span><text:span text:style-name="T103_12"><text:s/></text:span><text:span text:style-name="T103_13">it</text:span><text:span text:style-name="T103_14"><text:s/></text:span><text:span text:style-name="T103_15">make</text:span><text:span text:style-name="T103_16"><text:s/></text:span><text:span text:style-name="T103_17">sense</text:span><text:span text:style-name="T103_18"><text:s/></text:span><text:span text:style-name="T103_19">to</text:span><text:span text:style-name="T103_20"><text:s/></text:span><text:span text:style-name="T103_21">call</text:span><text:span text:style-name="T103_22"><text:s/></text:span><text:span text:style-name="T103_23">this</text:span><text:span text:style-name="T103_24"><text:s/></text:span><text:span text:style-name="T103_25">a</text:span><text:span text:style-name="T103_26"><text:s/></text:span><text:span text:style-name="T103_27">controller</text:span><text:span text:style-name="T103_28"><text:s/></text:span><text:span text:style-name="T103_29">class</text:span><text:span text:style-name="T103_30"><text:s/></text:span><text:span text:style-name="T103_31">that</text:span><text:span text:style-name="T103_32"><text:s/></text:span><text:span text:style-name="T103_33">is</text:span><text:span text:style-name="T103_34"><text:s/></text:span><text:span text:style-name="T103_35">a</text:span><text:span text:style-name="T103_36"><text:s/></text:span><text:span text:style-name="T103_37">central</text:span><text:span text:style-name="T103_38"><text:s/></text:span><text:span text:style-name="T103_39">point</text:span><text:span text:style-name="T103_40"><text:s/></text:span><text:span text:style-name="T103_41">of</text:span><text:span text:style-name="T103_42"><text:s/></text:span><text:span text:style-name="T103_43">state</text:span><text:span text:style-name="T103_44">,<text:s/></text:span><text:span text:style-name="T103_45">so</text:span><text:span text:style-name="T103_46"><text:s/></text:span><text:span text:style-name="T103_47">metadata</text:span><text:span text:style-name="T103_48"><text:s/>+<text:s/></text:span><text:span text:style-name="T103_49">controlled</text:span><text:span text:style-name="T103_50"><text:s/></text:span><text:span text:style-name="T103_51">objects</text:span><text:span text:style-name="T103_52">?</text:span></text:p><text:p text:style-name="P104"><text:span text:style-name="T104_1">chchen</text:span><text:span text:style-name="T104_2">:</text:span></text:p><text:p text:style-name="P105"><text:span text:style-name="T105_1">Ah</text:span><text:span text:style-name="T105_2">,<text:s/></text:span><text:span text:style-name="T105_3">but</text:span><text:span text:style-name="T105_4"><text:s/></text:span><text:span text:style-name="T105_5">this</text:span><text:span text:style-name="T105_6"><text:s/></text:span><text:span text:style-name="T105_7">is</text:span><text:span text:style-name="T105_8"><text:s/></text:span><text:span text:style-name="T105_9">what</text:span><text:span text:style-name="T105_10"><text:s/></text:span><text:span text:style-name="T105_11">I</text:span><text:span text:style-name="T105_12"><text:s/></text:span><text:span text:style-name="T105_13">came</text:span><text:span text:style-name="T105_14"><text:s/></text:span><text:span text:style-name="T105_15">to</text:span><text:span text:style-name="T105_16"><text:s/></text:span><text:span text:style-name="T105_17">realize</text:span><text:span text:style-name="T105_18">--</text:span><text:span text:style-name="T105_19">GameState</text:span><text:span text:style-name="T105_20"><text:s/></text:span><text:span text:style-name="T105_21">is</text:span><text:span text:style-name="T105_22"><text:s/></text:span><text:span text:style-name="T105_23">the</text:span><text:span text:style-name="T105_24"><text:s/></text:span><text:span text:style-name="T105_25">model</text:span><text:span text:style-name="T105_26">--</text:span><text:span text:style-name="T105_27">and</text:span><text:span text:style-name="T105_28"><text:s/></text:span><text:span text:style-name="T105_29">exists</text:span><text:span text:style-name="T105_30"><text:s/></text:span><text:span text:style-name="T105_31">only</text:span><text:span text:style-name="T105_32"><text:s/></text:span><text:span text:style-name="T105_33">to</text:span><text:span text:style-name="T105_34"><text:s/></text:span><text:span text:style-name="T105_35">hold</text:span><text:span text:style-name="T105_36"><text:s/></text:span><text:span text:style-name="T105_37">state</text:span><text:span text:style-name="T105_38">...</text:span><text:span text:style-name="T105_39">it</text:span><text:span text:style-name="T105_40">'</text:span><text:span text:style-name="T105_41">s</text:span><text:span text:style-name="T105_42"><text:s/></text:span><text:span text:style-name="T105_43">the</text:span><text:span text:style-name="T105_44"><text:s/></text:span><text:span text:style-name="T105_45">GameRunner</text:span><text:span text:style-name="T105_46"><text:s/></text:span><text:span text:style-name="T105_47">that</text:span><text:span text:style-name="T105_48"><text:s/></text:span><text:span text:style-name="T105_49">does</text:span><text:span text:style-name="T105_50"><text:s/></text:span><text:span text:style-name="T105_51">the</text:span><text:span text:style-name="T105_52"><text:s/></text:span><text:span text:style-name="T105_53">heavy</text:span><text:span text:style-name="T105_54"><text:s/></text:span><text:span text:style-name="T105_55">computation</text:span><text:span text:style-name="T105_56">.</text:span></text:p></office:annotation></text:span><text:span text:style-name="T105_57">GameState</text:span><text:span text:style-name="T105_58">:<text:s/></text:span><text:span text:style-name="T105_59">Metadata</text:span><text:span text:style-name="T105_60"><text:s/></text:span><text:span text:style-name="T105_61">About</text:span><text:span text:style-name="T105_62"><text:s/></text:span><text:span text:style-name="T105_63">The</text:span><text:span text:style-name="T105_64"><text:s/></text:span><text:span text:style-name="T105_65">Simulation</text:span></text:h>
      <text:p text:style-name="P106"><text:span text:style-name="T106_1">In</text:span><text:span text:style-name="T106_2"><text:s/></text:span><text:span text:style-name="T106_3">order</text:span><text:span text:style-name="T106_4"><text:s/></text:span><text:span text:style-name="T106_5">to</text:span><text:span text:style-name="T106_6"><text:s/></text:span><text:span text:style-name="T106_7">hold</text:span><text:span text:style-name="T106_8"><text:s/></text:span><text:span text:style-name="T106_9">data</text:span><text:span text:style-name="T106_10"><text:s/></text:span><text:span text:style-name="T106_11">about</text:span><text:span text:style-name="T106_12"><text:s/></text:span><text:span text:style-name="T106_13">the</text:span><text:span text:style-name="T106_14"><text:s/></text:span><text:span text:style-name="T106_15">Simulation</text:span><text:span text:style-name="T106_16">,<text:s/></text:span><text:span text:style-name="T106_17">like</text:span><text:span text:style-name="T106_18"><text:s/></text:span><text:span text:style-name="T106_19">total</text:span><text:span text:style-name="T106_20"><text:s/></text:span><text:span text:style-name="T106_21">happiness</text:span><text:span text:style-name="T106_22">,<text:s/></text:span><text:span text:style-name="T106_23">tax</text:span><text:span text:style-name="T106_24"><text:s/></text:span><text:span text:style-name="T106_25">revenue</text:span><text:span text:style-name="T106_26">,<text:s/></text:span><text:span text:style-name="T106_27">and</text:span><text:span text:style-name="T106_28"><text:s/></text:span><text:span text:style-name="T106_29">crime</text:span><text:span text:style-name="T106_30"><text:s/></text:span><text:span text:style-name="T106_31">rates</text:span><text:span text:style-name="T106_32">,<text:s/></text:span><text:span text:style-name="T106_33">another</text:span><text:span text:style-name="T106_34"><text:s/></text:span><text:span text:style-name="T106_35">entity</text:span><text:span text:style-name="T106_36"><text:s/></text:span><text:span text:style-name="T106_37">class</text:span><text:span text:style-name="T106_38">,<text:s/></text:span><text:span text:style-name="T106_39">GameState</text:span><text:span text:style-name="T106_40">,<text:s/></text:span><text:span text:style-name="T106_41">is</text:span><text:span text:style-name="T106_42"><text:s/></text:span><text:span text:style-name="T106_43">created</text:span><text:span text:style-name="T106_44">.<text:s/></text:span><text:span text:style-name="T106_45">This</text:span><text:span text:style-name="T106_46"><text:s/></text:span><text:span text:style-name="T106_47">interfaces</text:span><text:span text:style-name="T106_48"><text:s/></text:span><text:span text:style-name="T106_49">with</text:span><text:span text:style-name="T106_50"><text:s/></text:span><text:span text:style-name="T106_51">the</text:span><text:span text:style-name="T106_52"><text:s/></text:span><text:span text:style-name="T106_53">ReportView</text:span><text:span text:style-name="T106_54"><text:s/></text:span><text:span text:style-name="T106_55">and</text:span><text:span text:style-name="T106_56"><text:s/></text:span><text:span text:style-name="T106_57">GameRunner</text:span><text:span text:style-name="T106_58"><text:s/></text:span><text:span text:style-name="T106_59">classes</text:span><text:span text:style-name="T106_60"><text:s/></text:span><text:span text:style-name="T106_61">described</text:span><text:span text:style-name="T106_62"><text:s/></text:span><text:span text:style-name="T106_63">below</text:span><text:span text:style-name="T106_64">.</text:span></text:p>
      <text:h text:style-name="P107" text:outline-level="10"><text:bookmark-start text:name="h.y22oqpza9axl"/><text:bookmark-end text:name="h.y22oqpza9axl"/><text:span text:style-name="T107_1">Control</text:span><text:span text:style-name="T107_2"><text:s/></text:span><text:span text:style-name="T107_3">Classes</text:span></text:h>
      <text:h text:style-name="P108" text:outline-level="10"><text:bookmark-start text:name="h.xfr3lw9mjtku"/><text:bookmark-end text:name="h.xfr3lw9mjtku"/><text:span text:style-name="T108_1"><office:annotation><dc:creator/><text:p text:style-name="P109"><text:span text:style-name="T109_1">adrien</text:span><text:span text:style-name="T109_2">.</text:span><text:span text:style-name="T109_3">thebo</text:span><text:span text:style-name="T109_4">:</text:span></text:p><text:p text:style-name="P110"><text:span text:style-name="T110_1">Is</text:span><text:span text:style-name="T110_2"><text:s/></text:span><text:span text:style-name="T110_3">this</text:span><text:span text:style-name="T110_4"><text:s/></text:span><text:span text:style-name="T110_5">not</text:span><text:span text:style-name="T110_6"><text:s/></text:span><text:span text:style-name="T110_7">the</text:span><text:span text:style-name="T110_8"><text:s/></text:span><text:span text:style-name="T110_9">controller</text:span><text:span text:style-name="T110_10">?<text:s/></text:span><text:span text:style-name="T110_11">In</text:span><text:span text:style-name="T110_12"><text:s/></text:span><text:span text:style-name="T110_13">the</text:span><text:span text:style-name="T110_14"><text:s/></text:span><text:span text:style-name="T110_15">MVC</text:span><text:span text:style-name="T110_16"><text:s/></text:span><text:span text:style-name="T110_17">sense</text:span><text:span text:style-name="T110_18">,<text:s/></text:span><text:span text:style-name="T110_19">that</text:span><text:span text:style-name="T110_20"><text:s/></text:span><text:span text:style-name="T110_21">is</text:span><text:span text:style-name="T110_22">.</text:span></text:p><text:p text:style-name="P111"><text:span text:style-name="T111_1">chchen</text:span><text:span text:style-name="T111_2">:</text:span></text:p><text:p text:style-name="P112"><text:span text:style-name="T112_1">In</text:span><text:span text:style-name="T112_2"><text:s/></text:span><text:span text:style-name="T112_3">this</text:span><text:span text:style-name="T112_4"><text:s/></text:span><text:span text:style-name="T112_5">sense</text:span><text:span text:style-name="T112_6">,<text:s/></text:span><text:span text:style-name="T112_7">not</text:span><text:span text:style-name="T112_8"><text:s/></text:span><text:span text:style-name="T112_9">really</text:span><text:span text:style-name="T112_10">--</text:span><text:span text:style-name="T112_11">GameRunner</text:span><text:span text:style-name="T112_12"><text:s/></text:span><text:span text:style-name="T112_13">is</text:span><text:span text:style-name="T112_14"><text:s/></text:span><text:span text:style-name="T112_15">a</text:span><text:span text:style-name="T112_16"><text:s/></text:span><text:span text:style-name="T112_17">background</text:span><text:span text:style-name="T112_18"><text:s/></text:span><text:span text:style-name="T112_19">thread</text:span><text:span text:style-name="T112_20"><text:s/></text:span><text:span text:style-name="T112_21">that</text:span><text:span text:style-name="T112_22"><text:s/></text:span><text:span text:style-name="T112_23">acts</text:span><text:span text:style-name="T112_24"><text:s/></text:span><text:span text:style-name="T112_25">like</text:span><text:span text:style-name="T112_26"><text:s/></text:span><text:span text:style-name="T112_27">a</text:span><text:span text:style-name="T112_28"><text:s/></text:span><text:span text:style-name="T112_29">control</text:span><text:span text:style-name="T112_30"><text:s/></text:span><text:span text:style-name="T112_31">class</text:span><text:span text:style-name="T112_32">,<text:s/></text:span><text:span text:style-name="T112_33">reading</text:span><text:span text:style-name="T112_34"><text:s/></text:span><text:span text:style-name="T112_35">all</text:span><text:span text:style-name="T112_36"><text:s/></text:span><text:span text:style-name="T112_37">the</text:span><text:span text:style-name="T112_38"><text:s/></text:span><text:span text:style-name="T112_39">other</text:span><text:span text:style-name="T112_40"><text:s/></text:span><text:span text:style-name="T112_41">entity</text:span><text:span text:style-name="T112_42"><text:s/></text:span><text:span text:style-name="T112_43">classes</text:span><text:span text:style-name="T112_44"><text:s/></text:span><text:span text:style-name="T112_45">and</text:span><text:span text:style-name="T112_46"><text:s/></text:span><text:span text:style-name="T112_47">calculating</text:span><text:span text:style-name="T112_48"><text:s/></text:span><text:span text:style-name="T112_49">the</text:span><text:span text:style-name="T112_50"><text:s/></text:span><text:span text:style-name="T112_51">new</text:span><text:span text:style-name="T112_52"><text:s/></text:span><text:span text:style-name="T112_53">state</text:span><text:span text:style-name="T112_54">,<text:s/></text:span><text:span text:style-name="T112_55">which</text:span><text:span text:style-name="T112_56"><text:s/></text:span><text:span text:style-name="T112_57">it</text:span><text:span text:style-name="T112_58"><text:s/></text:span><text:span text:style-name="T112_59">stores</text:span><text:span text:style-name="T112_60"><text:s/></text:span><text:span text:style-name="T112_61">in</text:span><text:span text:style-name="T112_62"><text:s/></text:span><text:span text:style-name="T112_63">GameState</text:span><text:span text:style-name="T112_64">.</text:span></text:p></office:annotation></text:span><text:span text:style-name="T112_65">GameRunner</text:span><text:span text:style-name="T112_66">:<text:s/></text:span><text:span text:style-name="T112_67">Computing</text:span><text:span text:style-name="T112_68"><text:s/></text:span><text:span text:style-name="T112_69">The</text:span><text:span text:style-name="T112_70"><text:s/></text:span><text:span text:style-name="T112_71">State</text:span><text:span text:style-name="T112_72"><text:s/></text:span><text:span text:style-name="T112_73">of</text:span><text:span text:style-name="T112_74"><text:s/></text:span><text:span text:style-name="T112_75">The</text:span><text:span text:style-name="T112_76"><text:s/></text:span><text:span text:style-name="T112_77">Simulation</text:span></text:h>
      <text:p text:style-name="P113"><text:span text:style-name="T113_1">In</text:span><text:span text:style-name="T113_2"><text:s/></text:span><text:span text:style-name="T113_3">essence</text:span><text:span text:style-name="T113_4">,<text:s/></text:span><text:span text:style-name="T113_5">GameRunner</text:span><text:span text:style-name="T113_6"><text:s/></text:span><text:span text:style-name="T113_7">takes</text:span><text:span text:style-name="T113_8"><text:s/></text:span><text:span text:style-name="T113_9">the</text:span><text:span text:style-name="T113_10"><text:s/></text:span><text:span text:style-name="T113_11">current</text:span><text:span text:style-name="T113_12"><text:s/></text:span><text:span text:style-name="T113_13">Grid</text:span><text:span text:style-name="T113_14">,<text:s/></text:span><text:span text:style-name="T113_15">and</text:span><text:span text:style-name="T113_16"><text:s/></text:span><text:span text:style-name="T113_17">computes</text:span><text:span text:style-name="T113_18"><text:s/></text:span><text:span text:style-name="T113_19">the</text:span><text:span text:style-name="T113_20"><text:s/></text:span><text:span text:style-name="T113_21">overall</text:span><text:span text:style-name="T113_22"><text:s/></text:span><text:span text:style-name="T113_23">metrics</text:span><text:span text:style-name="T113_24"><text:s/></text:span><text:span text:style-name="T113_25">stored</text:span><text:span text:style-name="T113_26"><text:s/></text:span><text:span text:style-name="T113_27">inside</text:span><text:span text:style-name="T113_28"><text:s/></text:span><text:span text:style-name="T113_29">GameState</text:span><text:span text:style-name="T113_30">.<text:s/></text:span><text:span text:style-name="T113_31">It</text:span><text:span text:style-name="T113_32"><text:s/></text:span><text:span text:style-name="T113_33">does</text:span><text:span text:style-name="T113_34"><text:s/></text:span><text:span text:style-name="T113_35">this</text:span><text:span text:style-name="T113_36"><text:s/></text:span><text:span text:style-name="T113_37">in</text:span><text:span text:style-name="T113_38"><text:s/></text:span><text:span text:style-name="T113_39">a</text:span><text:span text:style-name="T113_40"><text:s/></text:span><text:span text:style-name="T113_41">continuous</text:span><text:span text:style-name="T113_42"><text:s/></text:span><text:span text:style-name="T113_43">or</text:span><text:span text:style-name="T113_44"><text:s/></text:span><text:span text:style-name="T113_45">incremental</text:span><text:span text:style-name="T113_46"><text:s/></text:span><text:span text:style-name="T113_47">fashion</text:span><text:span text:style-name="T113_48">,<text:s/></text:span><text:span text:style-name="T113_49">as</text:span><text:span text:style-name="T113_50"><text:s/></text:span><text:span text:style-name="T113_51">determined</text:span><text:span text:style-name="T113_52"><text:s/></text:span><text:span text:style-name="T113_53">by</text:span><text:span text:style-name="T113_54"><text:s/></text:span><text:span text:style-name="T113_55">the</text:span><text:span text:style-name="T113_56"><text:s/></text:span><text:span text:style-name="T113_57">user</text:span><text:span text:style-name="T113_58">.<text:s/></text:span><text:span text:style-name="T113_59">It</text:span><text:span text:style-name="T113_60"><text:s/></text:span><text:span text:style-name="T113_61">has</text:span><text:span text:style-name="T113_62"><text:s/></text:span><text:span text:style-name="T113_63">methods</text:span><text:span text:style-name="T113_64"><text:s/></text:span><text:span text:style-name="T113_65">to</text:span><text:span text:style-name="T113_66"><text:s/></text:span><text:span text:style-name="T113_67">control</text:span><text:span text:style-name="T113_68"><text:s/></text:span><text:span text:style-name="T113_69">the</text:span><text:span text:style-name="T113_70"><text:s/></text:span><text:span text:style-name="T113_71">mode</text:span><text:span text:style-name="T113_72"><text:s/></text:span><text:span text:style-name="T113_73">of</text:span><text:span text:style-name="T113_74"><text:s/></text:span><text:span text:style-name="T113_75">operation</text:span><text:span text:style-name="T113_76">,<text:s/></text:span><text:span text:style-name="T113_77">and</text:span><text:span text:style-name="T113_78"><text:s/></text:span><text:span text:style-name="T113_79">holds</text:span><text:span text:style-name="T113_80"><text:s/></text:span><text:span text:style-name="T113_81">an</text:span><text:span text:style-name="T113_82"><text:s/></text:span><text:span text:style-name="T113_83">attribute</text:span><text:span text:style-name="T113_84"><text:s/></text:span><text:span text:style-name="T113_85">to</text:span><text:span text:style-name="T113_86"><text:s/></text:span><text:span text:style-name="T113_87">maintain</text:span><text:span text:style-name="T113_88"><text:s/></text:span><text:span text:style-name="T113_89">that</text:span><text:span text:style-name="T113_90"><text:s/></text:span><text:span text:style-name="T113_91">mode</text:span><text:span text:style-name="T113_92">.</text:span></text:p>
      <text:h text:style-name="P114" text:outline-level="10"><text:bookmark-start text:name="h.f9l0wu9t3qm"/><text:bookmark-end text:name="h.f9l0wu9t3qm"/><text:span text:style-name="T114_1">StateManager</text:span><text:span text:style-name="T114_2">:<text:s/></text:span><text:span text:style-name="T114_3">How</text:span><text:span text:style-name="T114_4"><text:s/></text:span><text:span text:style-name="T114_5">The</text:span><text:span text:style-name="T114_6"><text:s/></text:span><text:span text:style-name="T114_7">State</text:span><text:span text:style-name="T114_8"><text:s/></text:span><text:span text:style-name="T114_9">of</text:span><text:span text:style-name="T114_10"><text:s/></text:span><text:span text:style-name="T114_11">The</text:span><text:span text:style-name="T114_12"><text:s/></text:span><text:span text:style-name="T114_13">Simulation</text:span><text:span text:style-name="T114_14"><text:s/></text:span><text:span text:style-name="T114_15">is</text:span><text:span text:style-name="T114_16"><text:s/></text:span><text:span text:style-name="T114_17">Saved</text:span><text:span text:style-name="T114_18">,<text:s/></text:span><text:span text:style-name="T114_19">Loaded</text:span><text:span text:style-name="T114_20">,<text:s/></text:span><text:span text:style-name="T114_21">and</text:span><text:span text:style-name="T114_22"><text:s/></text:span><text:span text:style-name="T114_23">Reset</text:span></text:h>
      <text:p text:style-name="P115"><text:span text:style-name="T115_1">The</text:span><text:span text:style-name="T115_2"><text:s/></text:span><text:span text:style-name="T115_3">StateManager</text:span><text:span text:style-name="T115_4"><text:s/></text:span><text:span text:style-name="T115_5">class</text:span><text:span text:style-name="T115_6"><text:s/></text:span><text:span text:style-name="T115_7">is</text:span><text:span text:style-name="T115_8"><text:s/></text:span><text:span text:style-name="T115_9">responsible</text:span><text:span text:style-name="T115_10"><text:s/></text:span><text:span text:style-name="T115_11">for</text:span><text:span text:style-name="T115_12"><text:s/></text:span><text:span text:style-name="T115_13">saving</text:span><text:span text:style-name="T115_14">,<text:s/></text:span><text:span text:style-name="T115_15">loading</text:span><text:span text:style-name="T115_16">,<text:s/></text:span><text:span text:style-name="T115_17">and</text:span><text:span text:style-name="T115_18"><text:s/></text:span><text:span text:style-name="T115_19">resetting</text:span><text:span text:style-name="T115_20"><text:s/></text:span><text:span text:style-name="T115_21">game</text:span><text:span text:style-name="T115_22"><text:s/></text:span><text:span text:style-name="T115_23">state</text:span><text:span text:style-name="T115_24">,<text:s/></text:span><text:span text:style-name="T115_25">interacting</text:span><text:span text:style-name="T115_26"><text:s/></text:span><text:span text:style-name="T115_27">with</text:span><text:span text:style-name="T115_28"><text:s/></text:span><text:span text:style-name="T115_29">the</text:span><text:span text:style-name="T115_30"><text:s/></text:span><text:span text:style-name="T115_31">file</text:span><text:span text:style-name="T115_32"><text:s/></text:span><text:span text:style-name="T115_33">system</text:span><text:span text:style-name="T115_34"><text:s/></text:span><text:span text:style-name="T115_35">to</text:span><text:span text:style-name="T115_36"><text:s/></text:span><text:span text:style-name="T115_37">do</text:span><text:span text:style-name="T115_38"><text:s/></text:span><text:span text:style-name="T115_39">so</text:span><text:span text:style-name="T115_40">.<text:s/></text:span><text:span text:style-name="T115_41">It</text:span><text:span text:style-name="T115_42"><text:s/></text:span><text:span text:style-name="T115_43">receives</text:span><text:span text:style-name="T115_44"><text:s/></text:span><text:span text:style-name="T115_45">messages</text:span><text:span text:style-name="T115_46"><text:s/></text:span><text:span text:style-name="T115_47">from</text:span><text:span text:style-name="T115_48"><text:s/></text:span><text:span text:style-name="T115_49">the</text:span><text:span text:style-name="T115_50"><text:s/></text:span><text:span text:style-name="T115_51">Controller</text:span><text:span text:style-name="T115_52"><text:s/></text:span><text:span text:style-name="T115_53">class</text:span><text:span text:style-name="T115_54"><text:s/></text:span><text:span text:style-name="T115_55">and</text:span><text:span text:style-name="T115_56"><text:s/></text:span><text:span text:style-name="T115_57">either</text:span><text:span text:style-name="T115_58"><text:s/></text:span><text:span text:style-name="T115_59">saves</text:span><text:span text:style-name="T115_60"><text:s/></text:span><text:span text:style-name="T115_61">the</text:span><text:span text:style-name="T115_62"><text:s/></text:span><text:span text:style-name="T115_63">state</text:span><text:span text:style-name="T115_64"><text:s/></text:span><text:span text:style-name="T115_65">of</text:span><text:span text:style-name="T115_66"><text:s/></text:span><text:span text:style-name="T115_67">the</text:span><text:span text:style-name="T115_68"><text:s/></text:span><text:span text:style-name="T115_69">TaxRates</text:span><text:span text:style-name="T115_70">,<text:s/></text:span><text:span text:style-name="T115_71">Grid</text:span><text:span text:style-name="T115_72">,<text:s/></text:span><text:span text:style-name="T115_73">and</text:span><text:span text:style-name="T115_74"><text:s/></text:span><text:span text:style-name="T115_75">GameState</text:span><text:span text:style-name="T115_76"><text:s/></text:span><text:span text:style-name="T115_77">objects</text:span><text:span text:style-name="T115_78">,<text:s/></text:span><text:span text:style-name="T115_79">or</text:span><text:span text:style-name="T115_80"><text:s/></text:span><text:span text:style-name="T115_81">restores</text:span><text:span text:style-name="T115_82"><text:s/></text:span><text:span text:style-name="T115_83">state</text:span><text:span text:style-name="T115_84"><text:s/></text:span><text:span text:style-name="T115_85">from</text:span><text:span text:style-name="T115_86"><text:s/></text:span><text:span text:style-name="T115_87">a</text:span><text:span text:style-name="T115_88"><text:s/></text:span><text:span text:style-name="T115_89">file</text:span><text:span text:style-name="T115_90">.</text:span></text:p>
      <text:h text:style-name="P116" text:outline-level="10"><text:bookmark-start text:name="h.bj1x7m6gmqsl"/><text:bookmark-end text:name="h.bj1x7m6gmqsl"/><text:span text:style-name="T116_1">Boundary</text:span><text:span text:style-name="T116_2"><text:s/></text:span><text:span text:style-name="T116_3">Classes</text:span></text:h>
      <text:h text:style-name="P117" text:outline-level="10"><text:bookmark-start text:name="h.6iux9qepkpzj"/><text:bookmark-end text:name="h.6iux9qepkpzj"/><text:span text:style-name="T117_1"><office:annotation><dc:creator/><text:p text:style-name="P118"><text:span text:style-name="T118_1">adrien</text:span><text:span text:style-name="T118_2">.</text:span><text:span text:style-name="T118_3">thebo</text:span><text:span text:style-name="T118_4">:</text:span></text:p><text:p text:style-name="P119"><text:span text:style-name="T119_1">Perhaps</text:span><text:span text:style-name="T119_2"><text:s/></text:span><text:span text:style-name="T119_3">I</text:span><text:span text:style-name="T119_4">'</text:span><text:span text:style-name="T119_5">m</text:span><text:span text:style-name="T119_6"><text:s/></text:span><text:span text:style-name="T119_7">a</text:span><text:span text:style-name="T119_8"><text:s/></text:span><text:span text:style-name="T119_9">spoon</text:span><text:span text:style-name="T119_10"><text:s/></text:span><text:span text:style-name="T119_11">in</text:span><text:span text:style-name="T119_12"><text:s/></text:span><text:span text:style-name="T119_13">the</text:span><text:span text:style-name="T119_14"><text:s/></text:span><text:span text:style-name="T119_15">knife</text:span><text:span text:style-name="T119_16"><text:s/></text:span><text:span text:style-name="T119_17">drawer</text:span><text:span text:style-name="T119_18">,<text:s/></text:span><text:span text:style-name="T119_19">but</text:span><text:span text:style-name="T119_20"><text:s/></text:span><text:span text:style-name="T119_21">how</text:span><text:span text:style-name="T119_22"><text:s/></text:span><text:span text:style-name="T119_23">does</text:span><text:span text:style-name="T119_24"><text:s/></text:span><text:span text:style-name="T119_25">this</text:span><text:span text:style-name="T119_26"><text:s/></text:span><text:span text:style-name="T119_27">differentiate</text:span><text:span text:style-name="T119_28"><text:s/></text:span><text:span text:style-name="T119_29">from</text:span><text:span text:style-name="T119_30"><text:s/></text:span><text:span text:style-name="T119_31">the</text:span><text:span text:style-name="T119_32"><text:s/></text:span><text:span text:style-name="T119_33">GameRunner</text:span><text:span text:style-name="T119_34">?</text:span></text:p><text:p text:style-name="P120"><text:span text:style-name="T120_1">chchen</text:span><text:span text:style-name="T120_2">:</text:span></text:p><text:p text:style-name="P121"><text:span text:style-name="T121_1">Because</text:span><text:span text:style-name="T121_2"><text:s/></text:span><text:span text:style-name="T121_3">this</text:span><text:span text:style-name="T121_4"><text:s/></text:span><text:span text:style-name="T121_5">is</text:span><text:span text:style-name="T121_6"><text:s/></text:span><text:span text:style-name="T121_7">a</text:span><text:span text:style-name="T121_8"><text:s/></text:span><text:span text:style-name="T121_9">UI</text:span><text:span text:style-name="T121_10"><text:s/></text:span><text:span text:style-name="T121_11">element</text:span><text:span text:style-name="T121_12">--</text:span><text:span text:style-name="T121_13">this</text:span><text:span text:style-name="T121_14"><text:s/></text:span><text:span text:style-name="T121_15">doesn</text:span><text:span text:style-name="T121_16">'</text:span><text:span text:style-name="T121_17">t</text:span><text:span text:style-name="T121_18"><text:s/></text:span><text:span text:style-name="T121_19">calculate</text:span><text:span text:style-name="T121_20"><text:s/></text:span><text:span text:style-name="T121_21">GameState</text:span><text:span text:style-name="T121_22"><text:s/></text:span><text:span text:style-name="T121_23">or</text:span><text:span text:style-name="T121_24"><text:s/></text:span><text:span text:style-name="T121_25">read</text:span><text:span text:style-name="T121_26"><text:s/></text:span><text:span text:style-name="T121_27">Grid</text:span><text:span text:style-name="T121_28"><text:s/></text:span><text:span text:style-name="T121_29">or</text:span><text:span text:style-name="T121_30"><text:s/></text:span><text:span text:style-name="T121_31">anything</text:span><text:span text:style-name="T121_32">--</text:span><text:span text:style-name="T121_33">it</text:span><text:span text:style-name="T121_34"><text:s/></text:span><text:span text:style-name="T121_35">only</text:span><text:span text:style-name="T121_36"><text:s/></text:span><text:span text:style-name="T121_37">sends</text:span><text:span text:style-name="T121_38"><text:s/></text:span><text:span text:style-name="T121_39">messages</text:span><text:span text:style-name="T121_40"><text:s/></text:span><text:span text:style-name="T121_41">from</text:span><text:span text:style-name="T121_42"><text:s/></text:span><text:span text:style-name="T121_43">the</text:span><text:span text:style-name="T121_44"><text:s/></text:span><text:span text:style-name="T121_45">user</text:span><text:span text:style-name="T121_46"><text:s/></text:span><text:span text:style-name="T121_47">specifying</text:span><text:span text:style-name="T121_48"><text:s/></text:span><text:span text:style-name="T121_49">intent</text:span><text:span text:style-name="T121_50">.</text:span></text:p></office:annotation></text:span><text:span text:style-name="T121_51">Controller</text:span><text:span text:style-name="T121_52">:<text:s/></text:span><text:span text:style-name="T121_53">Making</text:span><text:span text:style-name="T121_54"><text:s/></text:span><text:span text:style-name="T121_55">Change</text:span></text:h>
      <text:p text:style-name="P122"><text:span text:style-name="T122_1">The</text:span><text:span text:style-name="T122_2"><text:s/></text:span><text:span text:style-name="T122_3">Controller</text:span><text:span text:style-name="T122_4"><text:s/></text:span><text:span text:style-name="T122_5">class</text:span><text:span text:style-name="T122_6"><text:s/></text:span><text:span text:style-name="T122_7">provides</text:span><text:span text:style-name="T122_8"><text:s/></text:span><text:span text:style-name="T122_9">the</text:span><text:span text:style-name="T122_10"><text:s/></text:span><text:span text:style-name="T122_11">user</text:span><text:span text:style-name="T122_12"><text:s/></text:span><text:span text:style-name="T122_13">a</text:span><text:span text:style-name="T122_14"><text:s/></text:span><text:span text:style-name="T122_15">way</text:span><text:span text:style-name="T122_16"><text:s/></text:span><text:span text:style-name="T122_17">of</text:span><text:span text:style-name="T122_18"><text:s/></text:span><text:span text:style-name="T122_19">changing</text:span><text:span text:style-name="T122_20"><text:s/></text:span><text:span text:style-name="T122_21">the</text:span><text:span text:style-name="T122_22"><text:s/></text:span><text:span text:style-name="T122_23">simulation</text:span><text:span text:style-name="T122_24">,<text:s/></text:span><text:span text:style-name="T122_25">by</text:span><text:span text:style-name="T122_26"><text:s/></text:span><text:span text:style-name="T122_27">placing</text:span><text:span text:style-name="T122_28"><text:s/></text:span><text:span text:style-name="T122_29">tiles</text:span><text:span text:style-name="T122_30"><text:s/></text:span><text:span text:style-name="T122_31">on</text:span><text:span text:style-name="T122_32"><text:s/></text:span><text:span text:style-name="T122_33">the</text:span><text:span text:style-name="T122_34"><text:s/></text:span><text:span text:style-name="T122_35">grid</text:span><text:span text:style-name="T122_36">,<text:s/></text:span><text:span text:style-name="T122_37">changing</text:span><text:span text:style-name="T122_38"><text:s/></text:span><text:span text:style-name="T122_39">tax</text:span><text:span text:style-name="T122_40"><text:s/></text:span><text:span text:style-name="T122_41">rates</text:span><text:span text:style-name="T122_42">,<text:s/></text:span><text:span text:style-name="T122_43">changing</text:span><text:span text:style-name="T122_44"><text:s/></text:span><text:span text:style-name="T122_45">time</text:span><text:span text:style-name="T122_46"><text:s/></text:span><text:span text:style-name="T122_47">mode</text:span><text:span text:style-name="T122_48"><text:s/></text:span><text:span text:style-name="T122_49">between</text:span><text:span text:style-name="T122_50"><text:s/></text:span><text:span text:style-name="T122_51">continuous</text:span><text:span text:style-name="T122_52"><text:s/></text:span><text:span text:style-name="T122_53">and</text:span><text:span text:style-name="T122_54"><text:s/></text:span><text:span text:style-name="T122_55">incremental</text:span><text:span text:style-name="T122_56">,<text:s/></text:span><text:span text:style-name="T122_57">and</text:span><text:span text:style-name="T122_58"><text:s/></text:span><text:span text:style-name="T122_59">by</text:span><text:span text:style-name="T122_60"><text:s/></text:span><text:span text:style-name="T122_61">changing</text:span><text:span text:style-name="T122_62"><text:s/></text:span><text:span text:style-name="T122_63">the</text:span><text:span text:style-name="T122_64"><text:s/></text:span><text:span text:style-name="T122_65">game</text:span><text:span text:style-name="T122_66"><text:s/></text:span><text:span text:style-name="T122_67">wholesale</text:span><text:span text:style-name="T122_68"><text:s/></text:span><text:span text:style-name="T122_69">by</text:span><text:span text:style-name="T122_70"><text:s/></text:span><text:span text:style-name="T122_71">loading</text:span><text:span text:style-name="T122_72"><text:s/></text:span><text:span text:style-name="T122_73">new</text:span><text:span text:style-name="T122_74"><text:s/></text:span><text:span text:style-name="T122_75">and</text:span><text:span text:style-name="T122_76"><text:s/></text:span><text:span text:style-name="T122_77">existing</text:span><text:span text:style-name="T122_78"><text:s/></text:span><text:span text:style-name="T122_79">maps</text:span><text:span text:style-name="T122_80">,<text:s/></text:span><text:span text:style-name="T122_81">loading</text:span><text:span text:style-name="T122_82"><text:s/></text:span><text:span text:style-name="T122_83">saved</text:span><text:span text:style-name="T122_84"><text:s/></text:span><text:span text:style-name="T122_85">games</text:span><text:span text:style-name="T122_86">,<text:s/></text:span><text:span text:style-name="T122_87">and</text:span><text:span text:style-name="T122_88"><text:s/></text:span><text:span text:style-name="T122_89">saving</text:span><text:span text:style-name="T122_90"><text:s/></text:span><text:span text:style-name="T122_91">current</text:span><text:span text:style-name="T122_92"><text:s/></text:span><text:span text:style-name="T122_93">game</text:span><text:span text:style-name="T122_94"><text:s/></text:span><text:span text:style-name="T122_95">state</text:span><text:span text:style-name="T122_96">.</text:span></text:p>
      <text:h text:style-name="P123" text:outline-level="10"><text:bookmark-start text:name="h.wwnz2oc8bf7h"/><text:bookmark-end text:name="h.wwnz2oc8bf7h"/><text:span text:style-name="T123_1">ReportView</text:span><text:span text:style-name="T123_2">:<text:s/></text:span><text:span text:style-name="T123_3">Displaying</text:span><text:span text:style-name="T123_4"><text:s/></text:span><text:span text:style-name="T123_5">Reports</text:span><text:span text:style-name="T123_6"><text:s/></text:span><text:span text:style-name="T123_7">to</text:span><text:span text:style-name="T123_8"><text:s/></text:span><text:span text:style-name="T123_9">The</text:span><text:span text:style-name="T123_10"><text:s/></text:span><text:span text:style-name="T123_11">User</text:span></text:h>
      <text:p text:style-name="P124"><text:span text:style-name="T124_1">The</text:span><text:span text:style-name="T124_2"><text:s/></text:span><text:span text:style-name="T124_3">ReportView</text:span><text:span text:style-name="T124_4"><text:s/></text:span><text:span text:style-name="T124_5">class</text:span><text:span text:style-name="T124_6"><text:s/></text:span><text:span text:style-name="T124_7">defines</text:span><text:span text:style-name="T124_8"><text:s/></text:span><text:span text:style-name="T124_9">a</text:span><text:span text:style-name="T124_10"><text:s/></text:span><text:span text:style-name="T124_11">graphical</text:span><text:span text:style-name="T124_12"><text:s/></text:span><text:span text:style-name="T124_13">interface</text:span><text:span text:style-name="T124_14"><text:s/></text:span><text:span text:style-name="T124_15">for</text:span><text:span text:style-name="T124_16"><text:s/></text:span><text:span text:style-name="T124_17">the</text:span><text:span text:style-name="T124_18"><text:s/></text:span><text:span text:style-name="T124_19">user</text:span><text:span text:style-name="T124_20"><text:s/></text:span><text:span text:style-name="T124_21">to</text:span><text:span text:style-name="T124_22"><text:s/></text:span><text:span text:style-name="T124_23">view</text:span><text:span text:style-name="T124_24"><text:s/></text:span><text:span text:style-name="T124_25">current</text:span><text:span text:style-name="T124_26"><text:s/></text:span><text:span text:style-name="T124_27">data</text:span><text:span text:style-name="T124_28"><text:s/></text:span><text:span text:style-name="T124_29">regarding</text:span><text:span text:style-name="T124_30"><text:s/></text:span><text:span text:style-name="T124_31">the</text:span><text:span text:style-name="T124_32"><text:s/></text:span><text:span text:style-name="T124_33">simulation</text:span><text:span text:style-name="T124_34">.<text:s/></text:span><text:span text:style-name="T124_35">It</text:span><text:span text:style-name="T124_36"><text:s/></text:span><text:span text:style-name="T124_37">uses</text:span><text:span text:style-name="T124_38"><text:s/></text:span><text:span text:style-name="T124_39">a</text:span><text:span text:style-name="T124_40"><text:s/></text:span><text:span text:style-name="T124_41">subscriber</text:span><text:span text:style-name="T124_42">-</text:span><text:span text:style-name="T124_43">notify</text:span><text:span text:style-name="T124_44">-</text:span><text:span text:style-name="T124_45">update</text:span><text:span text:style-name="T124_46"><text:s/></text:span><text:span text:style-name="T124_47">method</text:span><text:span text:style-name="T124_48"><text:s/></text:span><text:span text:style-name="T124_49">of</text:span><text:span text:style-name="T124_50"><text:s/></text:span><text:span text:style-name="T124_51">updating</text:span><text:span text:style-name="T124_52">,<text:s/></text:span><text:span text:style-name="T124_53">where</text:span><text:span text:style-name="T124_54"><text:s/></text:span><text:span text:style-name="T124_55">ReportView</text:span><text:span text:style-name="T124_56"><text:s/></text:span><text:span text:style-name="T124_57">subscribes</text:span><text:span text:style-name="T124_58"><text:s/></text:span><text:span text:style-name="T124_59">to</text:span><text:span text:style-name="T124_60"><text:s/></text:span><text:span text:style-name="T124_61">GameState</text:span><text:span text:style-name="T124_62">.<text:s/></text:span><text:span text:style-name="T124_63">Upon</text:span><text:span text:style-name="T124_64"><text:s/></text:span><text:span text:style-name="T124_65">any</text:span><text:span text:style-name="T124_66"><text:s/></text:span><text:span text:style-name="T124_67">change</text:span><text:span text:style-name="T124_68"><text:s/></text:span><text:span text:style-name="T124_69">to</text:span><text:span text:style-name="T124_70"><text:s/></text:span><text:span text:style-name="T124_71">GameState</text:span><text:span text:style-name="T124_72">,<text:s/></text:span><text:span text:style-name="T124_73">a</text:span><text:span text:style-name="T124_74"><text:s/></text:span><text:span text:style-name="T124_75">notify</text:span><text:span text:style-name="T124_76"><text:s/></text:span><text:span text:style-name="T124_77">message</text:span><text:span text:style-name="T124_78"><text:s/></text:span><text:span text:style-name="T124_79">is</text:span><text:span text:style-name="T124_80"><text:s/></text:span><text:span text:style-name="T124_81">sent</text:span><text:span text:style-name="T124_82"><text:s/></text:span><text:span text:style-name="T124_83">to</text:span><text:span text:style-name="T124_84"><text:s/></text:span><text:span text:style-name="T124_85">ReportView</text:span><text:span text:style-name="T124_86">,<text:s/></text:span><text:span text:style-name="T124_87">and</text:span><text:span text:style-name="T124_88"><text:s/></text:span><text:span text:style-name="T124_89">the</text:span><text:span text:style-name="T124_90"><text:s/></text:span><text:span text:style-name="T124_91">view</text:span><text:span text:style-name="T124_92"><text:s/></text:span><text:span text:style-name="T124_93">is</text:span><text:span text:style-name="T124_94"><text:s/></text:span><text:span text:style-name="T124_95">updated</text:span><text:span text:style-name="T124_96">.<text:s/></text:span><text:span text:style-name="T124_97">This</text:span><text:span text:style-name="T124_98"><text:s/></text:span><text:span text:style-name="T124_99">allows</text:span><text:span text:style-name="T124_100"><text:s/></text:span><text:span text:style-name="T124_101">the</text:span><text:span text:style-name="T124_102"><text:s/></text:span><text:span text:style-name="T124_103">user</text:span><text:span text:style-name="T124_104"><text:s/></text:span><text:span text:style-name="T124_105">to</text:span><text:span text:style-name="T124_106"><text:s/></text:span><text:span text:style-name="T124_107">get</text:span><text:span text:style-name="T124_108"><text:s/>“</text:span><text:span text:style-name="T124_109">real</text:span><text:span text:style-name="T124_110">-</text:span><text:span text:style-name="T124_111">time</text:span><text:span text:style-name="T124_112">”<text:s/></text:span><text:span text:style-name="T124_113">updates</text:span><text:span text:style-name="T124_114"><text:s/></text:span><text:span text:style-name="T124_115">as</text:span><text:span text:style-name="T124_116"><text:s/></text:span><text:span text:style-name="T124_117">the</text:span><text:span text:style-name="T124_118"><text:s/></text:span><text:span text:style-name="T124_119">simulation</text:span><text:span text:style-name="T124_120"><text:s/></text:span><text:span text:style-name="T124_121">progresses</text:span><text:span text:style-name="T124_122">.</text:span></text:p>
      <text:h text:style-name="P125" text:outline-level="10"><text:bookmark-start text:name="h.qdsb7tutrobd"/><text:bookmark-end text:name="h.qdsb7tutrobd"/><text:span text:style-name="T125_1">MapView</text:span><text:span text:style-name="T125_2">:<text:s/></text:span><text:span text:style-name="T125_3">Providing</text:span><text:span text:style-name="T125_4"><text:s/></text:span><text:span text:style-name="T125_5">a</text:span><text:span text:style-name="T125_6"><text:s/></text:span><text:span text:style-name="T125_7">Graphical</text:span><text:span text:style-name="T125_8"><text:s/></text:span><text:span text:style-name="T125_9">View</text:span><text:span text:style-name="T125_10"><text:s/></text:span><text:span text:style-name="T125_11">of</text:span><text:span text:style-name="T125_12"><text:s/></text:span><text:span text:style-name="T125_13">The</text:span><text:span text:style-name="T125_14"><text:s/></text:span><text:span text:style-name="T125_15">Grid</text:span></text:h>
      <text:p text:style-name="P126"><text:span text:style-name="T126_1">The</text:span><text:span text:style-name="T126_2"><text:s/></text:span><text:span text:style-name="T126_3">MapView</text:span><text:span text:style-name="T126_4"><text:s/></text:span><text:span text:style-name="T126_5">class</text:span><text:span text:style-name="T126_6"><text:s/></text:span><text:span text:style-name="T126_7">provides</text:span><text:span text:style-name="T126_8"><text:s/></text:span><text:span text:style-name="T126_9">a</text:span><text:span text:style-name="T126_10"><text:s/></text:span><text:span text:style-name="T126_11">base</text:span><text:span text:style-name="T126_12"><text:s/></text:span><text:span text:style-name="T126_13">class</text:span><text:span text:style-name="T126_14"><text:s/></text:span><text:span text:style-name="T126_15">that</text:span><text:span text:style-name="T126_16"><text:s/></text:span><text:span text:style-name="T126_17">is</text:span><text:span text:style-name="T126_18"><text:s/></text:span><text:span text:style-name="T126_19">extended</text:span><text:span text:style-name="T126_20"><text:s/></text:span><text:span text:style-name="T126_21">by</text:span><text:span text:style-name="T126_22"><text:s/></text:span><text:span text:style-name="T126_23">MegaView</text:span><text:span text:style-name="T126_24"><text:s/></text:span><text:span text:style-name="T126_25">and</text:span><text:span text:style-name="T126_26"><text:s/></text:span><text:span text:style-name="T126_27">MiniView</text:span><text:span text:style-name="T126_28">,<text:s/></text:span><text:span text:style-name="T126_29">described</text:span><text:span text:style-name="T126_30"><text:s/></text:span><text:span text:style-name="T126_31">below</text:span><text:span text:style-name="T126_32">.<text:s/></text:span><text:span text:style-name="T126_33">The</text:span><text:span text:style-name="T126_34"><text:s/></text:span><text:span text:style-name="T126_35">MapView</text:span><text:span text:style-name="T126_36"><text:s/></text:span><text:span text:style-name="T126_37">is</text:span><text:span text:style-name="T126_38"><text:s/></text:span><text:span text:style-name="T126_39">a</text:span><text:span text:style-name="T126_40"><text:s/></text:span><text:span text:style-name="T126_41">view</text:span><text:span text:style-name="T126_42"><text:s/></text:span><text:span text:style-name="T126_43">that</text:span><text:span text:style-name="T126_44"><text:s/></text:span><text:span text:style-name="T126_45">subscribes</text:span><text:span text:style-name="T126_46"><text:s/></text:span><text:span text:style-name="T126_47">to</text:span><text:span text:style-name="T126_48"><text:s/></text:span><text:span text:style-name="T126_49">the</text:span><text:span text:style-name="T126_50"><text:s/></text:span><text:span text:style-name="T126_51">active</text:span><text:span text:style-name="T126_52"><text:s/></text:span><text:span text:style-name="T126_53">Grid</text:span><text:span text:style-name="T126_54">,<text:s/></text:span><text:span text:style-name="T126_55">and</text:span><text:span text:style-name="T126_56"><text:s/></text:span><text:span text:style-name="T126_57">provides</text:span><text:span text:style-name="T126_58"><text:s/></text:span><text:span text:style-name="T126_59">a</text:span><text:span text:style-name="T126_60"><text:s/></text:span><text:span text:style-name="T126_61">graphical</text:span><text:span text:style-name="T126_62"><text:s/></text:span><text:span text:style-name="T126_63">depiction</text:span><text:span text:style-name="T126_64"><text:s/></text:span><text:span text:style-name="T126_65">of</text:span><text:span text:style-name="T126_66"><text:s/></text:span><text:span text:style-name="T126_67">the</text:span><text:span text:style-name="T126_68"><text:s/></text:span><text:span text:style-name="T126_69">tiles</text:span><text:span text:style-name="T126_70"><text:s/></text:span><text:span text:style-name="T126_71">stored</text:span><text:span text:style-name="T126_72"><text:s/></text:span><text:span text:style-name="T126_73">in</text:span><text:span text:style-name="T126_74"><text:s/></text:span><text:span text:style-name="T126_75">the</text:span><text:span text:style-name="T126_76"><text:s/></text:span><text:span text:style-name="T126_77">Grid</text:span><text:span text:style-name="T126_78">.<text:s/></text:span><text:span text:style-name="T126_79">It</text:span><text:span text:style-name="T126_80"><text:s/></text:span><text:span text:style-name="T126_81">uses</text:span><text:span text:style-name="T126_82"><text:s/></text:span><text:span text:style-name="T126_83">the</text:span><text:span text:style-name="T126_84"><text:s/></text:span><text:span text:style-name="T126_85">same</text:span><text:span text:style-name="T126_86"><text:s/></text:span><text:span text:style-name="T126_87">subscribe</text:span><text:span text:style-name="T126_88">-</text:span><text:span text:style-name="T126_89">notify</text:span><text:span text:style-name="T126_90">-</text:span><text:span text:style-name="T126_91">update</text:span><text:span text:style-name="T126_92"><text:s/></text:span><text:span text:style-name="T126_93">protocol</text:span><text:span text:style-name="T126_94"><text:s/></text:span><text:span text:style-name="T126_95">described</text:span><text:span text:style-name="T126_96"><text:s/></text:span><text:span text:style-name="T126_97">in</text:span><text:span text:style-name="T126_98"><text:s/></text:span><text:span text:style-name="T126_99">the</text:span><text:span text:style-name="T126_100"><text:s/></text:span><text:span text:style-name="T126_101">ReportView</text:span><text:span text:style-name="T126_102"><text:s/></text:span><text:span text:style-name="T126_103">to</text:span><text:span text:style-name="T126_104"><text:s/></text:span><text:span text:style-name="T126_105">provide</text:span><text:span text:style-name="T126_106"><text:s/></text:span><text:span text:style-name="T126_107">a</text:span><text:span text:style-name="T126_108"><text:s/></text:span><text:span text:style-name="T126_109">responsive</text:span><text:span text:style-name="T126_110"><text:s/></text:span><text:span text:style-name="T126_111">view</text:span><text:span text:style-name="T126_112"><text:s/></text:span><text:span text:style-name="T126_113">to</text:span><text:span text:style-name="T126_114"><text:s/></text:span><text:span text:style-name="T126_115">the</text:span><text:span text:style-name="T126_116"><text:s/></text:span><text:span text:style-name="T126_117">user</text:span><text:span text:style-name="T126_118">.</text:span></text:p>
      <text:h text:style-name="P127" text:outline-level="10"><text:bookmark-start text:name="h.flysv1na6ck5"/><text:bookmark-end text:name="h.flysv1na6ck5"/><text:span text:style-name="T127_1">MiniView</text:span><text:span text:style-name="T127_2">:<text:s/></text:span><text:span text:style-name="T127_3">A</text:span><text:span text:style-name="T127_4"><text:s/></text:span><text:span text:style-name="T127_5">High</text:span><text:span text:style-name="T127_6"><text:s/></text:span><text:span text:style-name="T127_7">View</text:span><text:span text:style-name="T127_8"><text:s/></text:span><text:span text:style-name="T127_9">of</text:span><text:span text:style-name="T127_10"><text:s/></text:span><text:span text:style-name="T127_11">The</text:span><text:span text:style-name="T127_12"><text:s/></text:span><text:span text:style-name="T127_13">Grid</text:span></text:h>
      <text:p text:style-name="P128"><text:span text:style-name="T128_1">The</text:span><text:span text:style-name="T128_2"><text:s/></text:span><text:span text:style-name="T128_3">MiniView</text:span><text:span text:style-name="T128_4"><text:s/></text:span><text:span text:style-name="T128_5">class</text:span><text:span text:style-name="T128_6"><text:s/></text:span><text:span text:style-name="T128_7">implements</text:span><text:span text:style-name="T128_8"><text:s/></text:span><text:span text:style-name="T128_9">MapView</text:span><text:span text:style-name="T128_10">,<text:s/></text:span><text:span text:style-name="T128_11">presenting</text:span><text:span text:style-name="T128_12"><text:s/></text:span><text:span text:style-name="T128_13">the</text:span><text:span text:style-name="T128_14"><text:s/></text:span><text:span text:style-name="T128_15">user</text:span><text:span text:style-name="T128_16"><text:s/></text:span><text:span text:style-name="T128_17">with</text:span><text:span text:style-name="T128_18"><text:s/></text:span><text:span text:style-name="T128_19">a</text:span><text:span text:style-name="T128_20"><text:s/></text:span><text:span text:style-name="T128_21">reduced</text:span><text:span text:style-name="T128_22">-</text:span><text:span text:style-name="T128_23">scale</text:span><text:span text:style-name="T128_24"><text:s/></text:span><text:span text:style-name="T128_25">view</text:span><text:span text:style-name="T128_26"><text:s/></text:span><text:span text:style-name="T128_27">of</text:span><text:span text:style-name="T128_28"><text:s/></text:span><text:span text:style-name="T128_29">the</text:span><text:span text:style-name="T128_30"><text:s/></text:span><text:span text:style-name="T128_31">whole</text:span><text:span text:style-name="T128_32"><text:s/></text:span><text:span text:style-name="T128_33">grid</text:span><text:span text:style-name="T128_34">,<text:s/></text:span><text:span text:style-name="T128_35">so</text:span><text:span text:style-name="T128_36"><text:s/></text:span><text:span text:style-name="T128_37">the</text:span><text:span text:style-name="T128_38"><text:s/></text:span><text:span text:style-name="T128_39">user</text:span><text:span text:style-name="T128_40"><text:s/></text:span><text:span text:style-name="T128_41">can</text:span><text:span text:style-name="T128_42"><text:s/></text:span><text:span text:style-name="T128_43">see</text:span><text:span text:style-name="T128_44"><text:s/></text:span><text:span text:style-name="T128_45">the</text:span><text:span text:style-name="T128_46"><text:s/></text:span><text:span text:style-name="T128_47">entire</text:span><text:span text:style-name="T128_48"><text:s/></text:span><text:span text:style-name="T128_49">grid</text:span><text:span text:style-name="T128_50"><text:s/></text:span><text:span text:style-name="T128_51">at</text:span><text:span text:style-name="T128_52"><text:s/></text:span><text:span text:style-name="T128_53">once</text:span><text:span text:style-name="T128_54">.</text:span></text:p>
      <text:h text:style-name="P129" text:outline-level="10"><text:bookmark-start text:name="h.csdah0u6qlkn"/><text:bookmark-end text:name="h.csdah0u6qlkn"/><text:span text:style-name="T129_1">MegaView</text:span><text:span text:style-name="T129_2">:<text:s/></text:span><text:span text:style-name="T129_3">A</text:span><text:span text:style-name="T129_4"><text:s/></text:span><text:span text:style-name="T129_5">Detailed</text:span><text:span text:style-name="T129_6"><text:s/></text:span><text:span text:style-name="T129_7">View</text:span><text:span text:style-name="T129_8"><text:s/></text:span><text:span text:style-name="T129_9">of</text:span><text:span text:style-name="T129_10"><text:s/></text:span><text:span text:style-name="T129_11">The</text:span><text:span text:style-name="T129_12"><text:s/></text:span><text:span text:style-name="T129_13">Grid</text:span></text:h>
      <text:p text:style-name="P130"><text:span text:style-name="T130_1">The</text:span><text:span text:style-name="T130_2"><text:s/></text:span><text:span text:style-name="T130_3">MegaView</text:span><text:span text:style-name="T130_4"><text:s/></text:span><text:span text:style-name="T130_5">class</text:span><text:span text:style-name="T130_6"><text:s/></text:span><text:span text:style-name="T130_7">implements</text:span><text:span text:style-name="T130_8"><text:s/></text:span><text:span text:style-name="T130_9">MapView</text:span><text:span text:style-name="T130_10">,<text:s/></text:span><text:span text:style-name="T130_11">providing</text:span><text:span text:style-name="T130_12"><text:s/></text:span><text:span text:style-name="T130_13">the</text:span><text:span text:style-name="T130_14"><text:s/></text:span><text:span text:style-name="T130_15">user</text:span><text:span text:style-name="T130_16"><text:s/></text:span><text:span text:style-name="T130_17">with</text:span><text:span text:style-name="T130_18"><text:s/></text:span><text:span text:style-name="T130_19">a</text:span><text:span text:style-name="T130_20"><text:s/></text:span><text:span text:style-name="T130_21">closer</text:span><text:span text:style-name="T130_22">-</text:span><text:span text:style-name="T130_23">in</text:span><text:span text:style-name="T130_24"><text:s/></text:span><text:span text:style-name="T130_25">view</text:span><text:span text:style-name="T130_26"><text:s/></text:span><text:span text:style-name="T130_27">the</text:span><text:span text:style-name="T130_28"><text:s/></text:span><text:span text:style-name="T130_29">grid</text:span><text:span text:style-name="T130_30">,<text:s/></text:span><text:span text:style-name="T130_31">and</text:span><text:span text:style-name="T130_32"><text:s/></text:span><text:span text:style-name="T130_33">is</text:span><text:span text:style-name="T130_34"><text:s/></text:span><text:span text:style-name="T130_35">intended</text:span><text:span text:style-name="T130_36"><text:s/></text:span><text:span text:style-name="T130_37">to</text:span><text:span text:style-name="T130_38"><text:s/></text:span><text:span text:style-name="T130_39">be</text:span><text:span text:style-name="T130_40"><text:s/></text:span><text:span text:style-name="T130_41">the</text:span><text:span text:style-name="T130_42"><text:s/>“</text:span><text:span text:style-name="T130_43">primary</text:span><text:span text:style-name="T130_44"><text:s/></text:span><text:span text:style-name="T130_45">interface</text:span><text:span text:style-name="T130_46">”,<text:s/></text:span><text:span text:style-name="T130_47">that</text:span><text:span text:style-name="T130_48"><text:s/></text:span><text:span text:style-name="T130_49">is</text:span><text:span text:style-name="T130_50">,<text:s/></text:span><text:span text:style-name="T130_51">the</text:span><text:span text:style-name="T130_52"><text:s/></text:span><text:span text:style-name="T130_53">MegaView</text:span><text:span text:style-name="T130_54"><text:s/></text:span><text:span text:style-name="T130_55">is</text:span><text:span text:style-name="T130_56"><text:s/></text:span><text:span text:style-name="T130_57">composited</text:span><text:span text:style-name="T130_58"><text:s/></text:span><text:span text:style-name="T130_59">with</text:span><text:span text:style-name="T130_60"><text:s/></text:span><text:span text:style-name="T130_61">the</text:span><text:span text:style-name="T130_62"><text:s/></text:span><text:span text:style-name="T130_63">controller</text:span><text:span text:style-name="T130_64">,<text:s/></text:span><text:span text:style-name="T130_65">so</text:span><text:span text:style-name="T130_66"><text:s/></text:span><text:span text:style-name="T130_67">it</text:span><text:span text:style-name="T130_68"><text:s/></text:span><text:span text:style-name="T130_69">works</text:span><text:span text:style-name="T130_70"><text:s/></text:span><text:span text:style-name="T130_71">in</text:span><text:span text:style-name="T130_72"><text:s/></text:span><text:span text:style-name="T130_73">concert</text:span><text:span text:style-name="T130_74"><text:s/></text:span><text:span text:style-name="T130_75">wtih</text:span><text:span text:style-name="T130_76"><text:s/></text:span><text:span text:style-name="T130_77">the</text:span><text:span text:style-name="T130_78"><text:s/></text:span><text:span text:style-name="T130_79">control</text:span><text:span text:style-name="T130_80"><text:s/></text:span><text:span text:style-name="T130_81">classes</text:span><text:span text:style-name="T130_82"><text:s/></text:span><text:span text:style-name="T130_83">to</text:span><text:span text:style-name="T130_84"><text:s/></text:span><text:span text:style-name="T130_85">allow</text:span><text:span text:style-name="T130_86"><text:s/></text:span><text:span text:style-name="T130_87">the</text:span><text:span text:style-name="T130_88"><text:s/></text:span><text:span text:style-name="T130_89">user</text:span><text:span text:style-name="T130_90"><text:s/></text:span><text:span text:style-name="T130_91">to</text:span><text:span text:style-name="T130_92"><text:s/></text:span><text:span text:style-name="T130_93">change</text:span><text:span text:style-name="T130_94"><text:s/></text:span><text:span text:style-name="T130_95">the</text:span><text:span text:style-name="T130_96"><text:s/></text:span><text:span text:style-name="T130_97">game</text:span><text:span text:style-name="T130_98">,<text:s/></text:span><text:span text:style-name="T130_99">for</text:span><text:span text:style-name="T130_100"><text:s/></text:span><text:span text:style-name="T130_101">instance</text:span><text:span text:style-name="T130_102"><text:s/></text:span><text:span text:style-name="T130_103">by</text:span><text:span text:style-name="T130_104"><text:s/></text:span><text:span text:style-name="T130_105">placing</text:span><text:span text:style-name="T130_106"><text:s/></text:span><text:span text:style-name="T130_107">tiles</text:span><text:span text:style-name="T130_108"><text:s/>(</text:span><text:span text:style-name="T130_109">note</text:span><text:span text:style-name="T130_110"><text:s/></text:span><text:span text:style-name="T130_111">that</text:span><text:span text:style-name="T130_112"><text:s/></text:span><text:span text:style-name="T130_113">the</text:span><text:span text:style-name="T130_114"><text:s/></text:span><text:span text:style-name="T130_115">MegaView</text:span><text:span text:style-name="T130_116"><text:s/></text:span><text:span text:style-name="T130_117">doesn</text:span><text:span text:style-name="T130_118">’</text:span><text:span text:style-name="T130_119">t</text:span><text:span text:style-name="T130_120"><text:s/></text:span><text:span text:style-name="T130_121">place</text:span><text:span text:style-name="T130_122"><text:s/></text:span><text:span text:style-name="T130_123">the</text:span><text:span text:style-name="T130_124"><text:s/></text:span><text:span text:style-name="T130_125">tiles</text:span><text:span text:style-name="T130_126"><text:s/></text:span><text:span text:style-name="T130_127">themselves</text:span><text:span text:style-name="T130_128">,<text:s/></text:span><text:span text:style-name="T130_129">but</text:span><text:span text:style-name="T130_130"><text:s/></text:span><text:span text:style-name="T130_131">provides</text:span><text:span text:style-name="T130_132"><text:s/></text:span><text:span text:style-name="T130_133">coordinates</text:span><text:span text:style-name="T130_134"><text:s/></text:span><text:span text:style-name="T130_135">that</text:span><text:span text:style-name="T130_136"><text:s/></text:span><text:span text:style-name="T130_137">the</text:span><text:span text:style-name="T130_138"><text:s/></text:span><text:span text:style-name="T130_139">control</text:span><text:span text:style-name="T130_140"><text:s/></text:span><text:span text:style-name="T130_141">class</text:span><text:span text:style-name="T130_142"><text:s/></text:span><text:span text:style-name="T130_143">uses</text:span><text:span text:style-name="T130_144"><text:s/></text:span><text:span text:style-name="T130_145">to</text:span><text:span text:style-name="T130_146"><text:s/></text:span><text:span text:style-name="T130_147">create</text:span><text:span text:style-name="T130_148"><text:s/></text:span><text:span text:style-name="T130_149">the</text:span><text:span text:style-name="T130_150"><text:s/></text:span><text:span text:style-name="T130_151">placement</text:span><text:span text:style-name="T130_152"><text:s/></text:span><text:span text:style-name="T130_153">message</text:span><text:span text:style-name="T130_154">)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>
        <style:tab-stops>
          <style:tab-stop style:type="left" style:leader-style="none" style:position="0.762cm"/>
        </style:tab-stops>
      </style:paragraph-properties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>
        <style:tab-stops>
          <style:tab-stop style:type="left" style:leader-style="none" style:position="1.016cm"/>
        </style:tab-stops>
      </style:paragraph-properties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>
        <style:tab-stops>
          <style:tab-stop style:type="left" style:leader-style="none" style:position="1.27cm"/>
        </style:tab-stops>
      </style:paragraph-properties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>
        <style:tab-stops>
          <style:tab-stop style:type="left" style:leader-style="none" style:position="1.524cm"/>
        </style:tab-stops>
      </style:paragraph-properties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>
        <style:tab-stops>
          <style:tab-stop style:type="left" style:leader-style="none" style:position="1.778cm"/>
        </style:tab-stops>
      </style:paragraph-properties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>
        <style:tab-stops>
          <style:tab-stop style:type="left" style:leader-style="none" style:position="2.032cm"/>
        </style:tab-stops>
      </style:paragraph-properties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3.175cm" fo:padding-right="0cm" fo:margin-right="3.175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text-indent="0cm" fo:line-height="150%" fo:margin-top="0cm" fo:margin-bottom="0cm" fo:margin-left="0cm" fo:margin-right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P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_1" style:family="text"/>
    <style:style style:name="T2_2" style:family="text"/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_4" style:family="text"/>
  </office:automatic-styles>
  <office:master-styles>
    <style:master-page style:name="Standard" style:page-layout-name="pm1">
      <style:header>
        <text:p text:style-name="P1"/>
      </style:header>
      <style:footer>
        <text:p text:style-name="P2"><text:span text:style-name="T2_1">Team</text:span><text:span text:style-name="T2_2"><text:s/>4</text:span><text:span text:style-name="T2_3"><text:tab/><text:tab/></text:span><text:span text:style-name="T2_4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